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none" svg:stroke-width="0.044cm" draw:stroke-linejoin="miter" draw:fill="solid" draw:fill-color="#ffffff"/>
    </style:style>
    <style:style style:name="gr2" style:family="graphic" style:parent-style-name="standard">
      <style:graphic-properties draw:stroke="none" svg:stroke-width="0.044cm" draw:stroke-linejoin="miter" draw:fill="solid" draw:fill-color="#000000"/>
    </style:style>
    <style:style style:name="gr3" style:family="graphic" style:parent-style-name="standard">
      <style:graphic-properties draw:stroke="solid" svg:stroke-width="0.035cm" svg:stroke-color="#000000" draw:marker-start-width="0.252cm" draw:marker-end-width="0.252cm" draw:stroke-linejoin="round" svg:stroke-linecap="round" draw:fill="none" fo:padding-top="0.017cm" fo:padding-bottom="0.017cm" fo:padding-left="0.017cm" fo:padding-right="0.017cm"/>
    </style:style>
    <style:style style:name="gr4" style:family="graphic" style:parent-style-name="standard">
      <style:graphic-properties draw:stroke="solid" svg:stroke-width="0.035cm" svg:stroke-color="#000000" draw:marker-start-width="0.252cm" draw:marker-end-width="0.252cm" draw:stroke-linejoin="round" svg:stroke-linecap="round" draw:fill="solid" draw:fill-color="#729fcf" fo:padding-top="0.017cm" fo:padding-bottom="0.017cm" fo:padding-left="0.017cm" fo:padding-right="0.017cm"/>
    </style:style>
    <style:style style:name="gr5" style:family="graphic" style:parent-style-name="standard">
      <style:graphic-properties draw:stroke="solid" svg:stroke-width="0.035cm" svg:stroke-color="#000000" draw:marker-start-width="0.252cm" draw:marker-end-width="0.252cm" draw:stroke-linejoin="round" svg:stroke-linecap="round" draw:fill="solid" draw:fill-color="#f58220" fo:padding-top="0.017cm" fo:padding-bottom="0.017cm" fo:padding-left="0.017cm" fo:padding-right="0.017cm"/>
    </style:style>
    <style:style style:name="gr6" style:family="graphic" style:parent-style-name="standard">
      <style:graphic-properties draw:stroke="solid" svg:stroke-width="0.028cm" svg:stroke-color="#000000" draw:marker-start-width="0.242cm" draw:marker-end-width="0.242cm" draw:stroke-linejoin="round" svg:stroke-linecap="round" draw:fill="none" fo:padding-top="0.014cm" fo:padding-bottom="0.014cm" fo:padding-left="0.014cm" fo:padding-right="0.014cm"/>
    </style:style>
    <style:style style:name="gr7" style:family="graphic" style:parent-style-name="objectwithoutfill">
      <style:graphic-properties svg:stroke-width="0.028cm" svg:stroke-color="#000000" draw:marker-start-width="0.242cm" draw:marker-end-width="0.242cm" draw:fill="none" draw:textarea-vertical-align="middle" fo:padding-top="0.139cm" fo:padding-bottom="0.139cm" fo:padding-left="0.264cm" fo:padding-right="0.264cm"/>
    </style:style>
    <style:style style:name="gr8" style:family="graphic" style:parent-style-name="objectwithoutfill">
      <style:graphic-properties svg:stroke-width="0.028cm" draw:marker-start="Arrow_20_concave" draw:marker-start-width="0.242cm" draw:marker-end-width="0.242cm" draw:fill="none" draw:textarea-vertical-align="middle" fo:padding-top="0.139cm" fo:padding-bottom="0.139cm" fo:padding-left="0.264cm" fo:padding-right="0.264cm"/>
    </style:style>
    <style:style style:name="gr9" style:family="graphic" style:parent-style-name="standard">
      <style:graphic-properties draw:stroke="none" svg:stroke-color="#000000" draw:fill="none" draw:fill-color="#ffffff" draw:textarea-horizontal-align="left" draw:auto-grow-height="true" draw:auto-grow-width="true" fo:min-height="0.302cm" fo:min-width="0.18cm"/>
    </style:style>
    <style:style style:name="gr10" style:family="graphic" style:parent-style-name="standard">
      <style:graphic-properties draw:stroke="none" svg:stroke-color="#000000" draw:fill="none" draw:fill-color="#ffffff" draw:textarea-horizontal-align="left" draw:auto-grow-height="true" draw:auto-grow-width="true" fo:min-height="0.302cm" fo:min-width="0.091cm"/>
    </style:style>
    <style:style style:name="gr11" style:family="graphic" style:parent-style-name="standard">
      <style:graphic-properties draw:stroke="none" svg:stroke-color="#000000" draw:fill="none" draw:fill-color="#ffffff" draw:textarea-horizontal-align="left" draw:auto-grow-height="true" draw:auto-grow-width="true" fo:min-height="0.302cm" fo:min-width="0.163cm"/>
    </style:style>
    <style:style style:name="gr12" style:family="graphic" style:parent-style-name="standard">
      <style:graphic-properties draw:stroke="solid" svg:stroke-width="0.035cm" svg:stroke-color="#000000" draw:marker-start-width="0.252cm" draw:marker-end="Arrow_20_concave" draw:marker-end-width="0.252cm" draw:stroke-linejoin="round" svg:stroke-linecap="round" draw:fill="none" fo:padding-top="0.017cm" fo:padding-bottom="0.017cm" fo:padding-left="0.017cm" fo:padding-right="0.017cm"/>
    </style:style>
    <style:style style:name="gr13" style:family="graphic" style:parent-style-name="objectwithoutfill">
      <style:graphic-properties svg:stroke-width="0.028cm" draw:marker-start="Arrow_20_concave" draw:marker-start-width="0.242cm" draw:marker-end="" draw:marker-end-width="0.242cm" draw:fill="none" draw:textarea-vertical-align="middle" fo:padding-top="0.139cm" fo:padding-bottom="0.139cm" fo:padding-left="0.264cm" fo:padding-right="0.264cm"/>
    </style:style>
    <style:style style:name="gr14" style:family="graphic" style:parent-style-name="standard">
      <style:graphic-properties draw:stroke="solid" svg:stroke-width="0.035cm" svg:stroke-color="#e327ff" draw:marker-start-width="0.252cm" draw:marker-end="Arrow_20_concave" draw:marker-end-width="0.252cm" draw:stroke-linejoin="round" svg:stroke-linecap="round" draw:fill="none" fo:padding-top="0.017cm" fo:padding-bottom="0.017cm" fo:padding-left="0.017cm" fo:padding-right="0.017cm"/>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loext:graphic-properties draw:fill="solid" draw:fill-color="#729fcf"/>
    </style:style>
    <style:style style:name="P5" style:family="paragraph">
      <loext:graphic-properties draw:fill="solid" draw:fill-color="#f58220"/>
    </style:style>
    <style:style style:name="P6" style:family="paragraph">
      <loext:graphic-properties draw:fill="none"/>
      <style:paragraph-properties fo:text-align="center"/>
    </style:style>
    <style:style style:name="P7"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svg:title>TexMaths</svg:title>
          <svg:desc>9§latex§\textbf{\textit{b_C}}§svg§600§FALSE§</svg:desc>
          <draw:polygon draw:style-name="gr1" draw:text-style-name="P1" draw:layer="layout" svg:width="0.364cm" svg:height="0.267cm" svg:x="8.024cm" svg:y="4.953cm" svg:viewBox="0 0 365 268" draw:points="183,268 0,268 0,0 365,0 365,268">
            <text:p/>
          </draw:polygon>
          <draw:path draw:style-name="gr2" draw:text-style-name="P2" draw:layer="layout" svg:width="0.134cm" svg:height="0.221cm" svg:x="8.059cm" svg:y="4.953cm" svg:viewBox="0 0 135 222" svg:d="M72 11c0-2 1-4 1-5 0-7-6-6-10-6l-39 2c-4 0-10 0-10 10 0 5 5 5 8 5 4 0 10 0 13 1l-32 132c-3 11-3 19-3 23 0 38 27 49 50 49 53 0 85-53 85-95 0-38-27-51-51-51-14 0-26 6-31 10zM50 211c-20 0-20-20-20-25 0-11 2-19 7-38 3-12 5-20 8-29 2-9 2-10 5-13 8-10 20-18 33-18 7 0 18 4 18 23 0 16-11 56-15 65-11 32-30 35-36 35z">
            <text:p/>
          </draw:path>
          <draw:path draw:style-name="gr2" draw:text-style-name="P2" draw:layer="layout" svg:width="0.171cm" svg:height="0.159cm" svg:x="8.207cm" svg:y="5.065cm" svg:viewBox="0 0 172 160" svg:d="M172 3c0-2-1-3-3-3s-2 1-4 3l-16 16c-2-2-15-19-42-19-54 0-107 47-107 98 0 37 29 62 68 62 12 0 33-2 56-21 18-15 23-35 23-36 0-3-3-3-4-3-3 0-4 1-4 4-9 30-41 49-67 49-24 0-50-13-50-48 0-6 2-42 28-70 15-17 38-27 59-27 25 0 40 19 40 44 0 6 0 7 0 8 0 3 3 3 4 3 4 0 4 0 5-4z">
            <text:p/>
          </draw:path>
        </draw:g>
        <draw:g>
          <svg:title>TexMaths</svg:title>
          <svg:desc>9§latex§\textbf{\textit{b_S}}§svg§600§FALSE§</svg:desc>
          <draw:polygon draw:style-name="gr1" draw:text-style-name="P1" draw:layer="layout" svg:width="0.336cm" svg:height="0.267cm" svg:x="8.636cm" svg:y="3.937cm" svg:viewBox="0 0 337 268" draw:points="169,268 0,268 0,0 337,0 337,268">
            <text:p/>
          </draw:polygon>
          <draw:path draw:style-name="gr2" draw:text-style-name="P2" draw:layer="layout" svg:width="0.135cm" svg:height="0.221cm" svg:x="8.671cm" svg:y="3.937cm" svg:viewBox="0 0 136 222" svg:d="M72 11c0-2 1-4 1-5 0-7-6-6-10-6l-39 2c-4 0-10 0-10 10 0 5 5 5 8 5 4 0 10 0 13 1l-32 132c-3 11-3 19-3 23 0 38 27 49 50 49 54 0 86-53 86-95 0-38-27-51-52-51-14 0-26 6-31 10zM51 211c-21 0-21-20-21-25 0-11 2-19 8-38 2-12 5-20 7-29s2-10 5-13c8-10 21-18 33-18 7 0 18 4 18 23 0 16-11 56-14 65-12 32-31 35-36 35z">
            <text:p/>
          </draw:path>
          <draw:path draw:style-name="gr2" draw:text-style-name="P2" draw:layer="layout" svg:width="0.14cm" svg:height="0.159cm" svg:x="8.821cm" svg:y="4.049cm" svg:viewBox="0 0 141 160" svg:d="M141 3c0-2 0-3-2-3s-2 0-5 3l-11 13c-8-12-22-16-36-16-31 0-59 25-59 51 0 3 1 12 7 20 8 10 16 11 31 15 5 1 16 3 19 4 7 2 21 7 21 24 0 18-19 39-45 39-19 0-43-7-43-32 0-2 1-7 1-11 1-1 1-1 1-1 0-3-3-3-3-3-4 0-4 0-5 4l-11 45c0 0-1 2-1 3s1 2 3 2c1 0 1 0 5-2 2-3 8-10 10-13 12 13 30 15 43 15 34 0 61-28 61-54 0-10-4-19-9-24-8-8-11-9-40-16-4-1-12-3-14-3-6-3-15-8-15-21 0-17 20-35 43-35 24 0 36 14 36 35 0 3-1 8-1 10 0 3 2 3 4 3 3 0 3-1 4-5z">
            <text:p/>
          </draw:path>
        </draw:g>
        <draw:line draw:style-name="gr3" draw:text-style-name="P3" draw:layer="layout" svg:x1="9.36cm" svg:y1="5.549cm" svg:x2="5.842cm" svg:y2="5.549cm">
          <text:p/>
        </draw:line>
        <draw:line draw:style-name="gr3" draw:text-style-name="P3" draw:layer="layout" svg:x1="9.947cm" svg:y1="4.533cm" svg:x2="7.601cm" svg:y2="4.533cm">
          <text:p/>
        </draw:line>
        <draw:line draw:style-name="gr3" draw:text-style-name="P3" draw:layer="layout" svg:x1="9.947cm" svg:y1="4.533cm" svg:x2="8.774cm" svg:y2="2.502cm">
          <text:p/>
        </draw:line>
        <draw:line draw:style-name="gr3" draw:text-style-name="P3" draw:layer="layout" svg:x1="9.947cm" svg:y1="4.533cm" svg:x2="8.774cm" svg:y2="6.565cm">
          <text:p/>
        </draw:line>
        <draw:line draw:style-name="gr3" draw:text-style-name="P3" draw:layer="layout" svg:x1="8.775cm" svg:y1="2.502cm" svg:x2="6.429cm" svg:y2="2.502cm">
          <text:p/>
        </draw:line>
        <draw:line draw:style-name="gr3" draw:text-style-name="P3" draw:layer="layout" svg:x1="8.775cm" svg:y1="6.565cm" svg:x2="6.429cm" svg:y2="6.565cm">
          <text:p/>
        </draw:line>
        <draw:line draw:style-name="gr3" draw:text-style-name="P3" draw:layer="layout" svg:x1="5.256cm" svg:y1="4.533cm" svg:x2="6.429cm" svg:y2="2.502cm">
          <text:p/>
        </draw:line>
        <draw:line draw:style-name="gr3" draw:text-style-name="P3" draw:layer="layout" svg:x1="5.256cm" svg:y1="4.533cm" svg:x2="6.429cm" svg:y2="6.565cm">
          <text:p/>
        </draw:line>
        <draw:line draw:style-name="gr3" draw:text-style-name="P3" draw:layer="layout" svg:x1="8.774cm" svg:y1="2.502cm" svg:x2="7.601cm" svg:y2="4.533cm">
          <text:p/>
        </draw:line>
        <draw:line draw:style-name="gr3" draw:text-style-name="P3" draw:layer="layout" svg:x1="7.601cm" svg:y1="4.533cm" svg:x2="6.428cm" svg:y2="2.502cm">
          <text:p/>
        </draw:line>
        <draw:line draw:style-name="gr3" draw:text-style-name="P3" draw:layer="layout" svg:x1="7.601cm" svg:y1="4.533cm" svg:x2="6.458cm" svg:y2="6.565cm">
          <text:p/>
        </draw:line>
        <draw:line draw:style-name="gr3" draw:text-style-name="P3" draw:layer="layout" svg:x1="7.595cm" svg:y1="4.543cm" svg:x2="8.774cm" svg:y2="6.564cm">
          <text:p/>
        </draw:line>
        <draw:line draw:style-name="gr3" draw:text-style-name="P3" draw:layer="layout" svg:x1="5.256cm" svg:y1="4.533cm" svg:x2="7.598cm" svg:y2="4.542cm">
          <text:p/>
        </draw:line>
        <draw:polygon draw:style-name="gr4" draw:text-style-name="P4" draw:layer="layout" svg:width="0.411cm" svg:height="0.411cm" svg:x="6.235cm" svg:y="2.307cm" svg:viewBox="0 0 412 412" draw:points="0,206 0,205 0,203 0,202 0,201 0,200 0,199 0,198 0,197 0,196 1,194 1,193 1,192 1,191 1,190 1,188 1,187 1,186 1,185 1,184 1,183 1,182 2,180 2,179 2,178 2,177 2,176 2,175 2,173 3,172 3,171 3,170 4,169 4,168 4,166 4,165 4,164 5,163 5,162 5,161 5,159 5,159 6,158 6,157 6,155 6,154 7,153 7,152 7,151 7,149 8,148 9,147 9,146 9,145 9,144 10,143 10,142 10,141 11,140 11,138 12,137 12,136 12,135 13,134 13,133 14,132 14,131 15,130 15,129 16,127 16,126 16,126 17,124 17,123 17,122 18,121 19,120 19,119 20,118 20,117 21,116 21,115 21,114 22,113 23,112 23,111 24,109 24,109 25,108 26,107 26,105 27,105 27,104 28,102 29,102 29,101 30,99 30,98 31,98 31,97 32,96 32,95 33,94 34,93 34,92 35,91 36,90 37,89 37,88 38,87 38,86 39,85 40,84 41,83 41,82 42,82 42,80 44,79 44,79 45,77 45,77 46,76 47,75 48,74 48,73 49,72 50,72 51,71 52,70 52,69 53,68 54,67 55,66 55,65 56,65 57,63 57,63 59,62 59,61 60,60 61,59 62,59 63,58 63,57 65,57 65,55 66,55 67,54 68,53 69,52 70,51 70,51 71,50 72,49 73,48 74,48 75,47 76,46 77,46 77,45 79,44 80,43 80,43 81,42 82,41 83,41 84,40 85,39 86,38 87,38 88,37 89,37 90,36 91,35 92,34 92,34 94,33 95,33 95,32 96,32 97,31 98,30 99,30 101,29 102,29 102,28 104,27 105,27 106,26 106,26 107,25 109,24 110,24 110,23 111,23 113,22 114,22 115,21 116,21 117,20 118,20 119,19 120,19 121,18 122,18 123,17 124,17 125,16 126,16 127,15 129,15 130,15 131,14 132,13 133,13 134,13 135,12 136,12 137,12 138,11 140,11 141,11 142,10 143,10 144,9 145,9 146,9 147,8 148,8 149,8 150,8 152,7 153,7 154,7 155,7 156,6 157,6 159,5 159,5 160,5 161,5 163,4 164,4 165,4 166,4 167,4 169,3 170,3 171,3 172,2 173,2 174,2 175,2 177,2 178,2 179,2 180,1 181,1 182,1 184,1 185,1 186,1 187,1 188,1 189,1 191,1 192,0 193,0 194,0 195,0 196,0 197,0 199,0 200,0 201,0 202,0 203,0 205,0 206,0 207,0 208,0 209,0 210,0 211,0 213,0 214,0 215,0 216,0 217,0 219,0 220,0 221,0 222,1 223,1 224,1 225,1 227,1 228,1 229,1 230,1 231,1 232,2 234,2 235,2 236,2 237,2 238,2 239,2 241,3 241,3 242,3 244,4 245,4 246,4 247,4 248,4 249,5 250,5 252,5 253,5 254,5 255,6 256,6 257,7 259,7 260,7 261,7 262,8 263,8 264,8 265,9 266,9 267,9 269,9 270,10 271,11 272,11 273,11 274,12 275,12 276,12 277,13 278,13 280,13 281,14 282,14 283,15 284,15 285,16 286,16 287,16 288,17 289,18 290,18 291,19 292,19 294,19 295,20 295,21 296,21 298,22 299,22 300,22 300,23 302,23 303,24 304,24 305,25 306,26 307,26 308,27 309,27 310,28 311,29 312,29 313,30 314,30 315,31 316,32 317,32 318,33 319,34 320,34 321,35 321,36 323,36 324,37 324,37 325,38 327,39 327,40 328,40 329,41 330,41 331,43 332,43 333,44 334,44 335,46 336,46 336,47 338,47 338,48 339,49 340,49 341,51 342,51 343,52 344,52 345,54 345,54 346,55 347,56 348,57 349,58 349,58 350,59 351,60 352,61 353,62 353,62 355,63 355,64 356,65 357,66 358,66 359,68 359,68 360,69 361,70 362,71 362,72 364,73 364,73 365,74 365,76 366,76 367,77 368,78 368,79 369,80 370,81 370,82 371,83 372,84 373,84 373,86 374,87 375,87 375,88 376,90 377,90 378,91 378,92 379,93 379,94 380,96 380,96 381,97 381,98 382,99 383,100 383,101 384,102 384,103 385,104 386,105 386,106 387,107 387,108 388,109 389,110 389,111 390,112 390,113 391,115 391,115 391,116 392,118 393,119 393,120 394,121 394,122 394,123 395,124 395,125 396,126 397,127 397,128 397,129 398,130 398,132 398,133 399,134 400,135 400,136 400,137 401,138 401,139 401,140 402,141 402,143 403,144 403,145 403,146 404,147 404,148 404,149 404,150 405,151 405,152 405,154 405,155 406,156 406,157 406,158 406,159 407,161 407,162 408,162 408,163 408,165 408,166 408,167 409,168 409,169 409,171 409,172 409,173 409,174 410,175 410,176 410,177 410,178 411,180 411,181 411,182 411,183 411,184 411,186 411,187 411,188 411,189 411,190 412,191 412,193 412,194 412,195 412,196 412,197 412,198 412,200 412,201 412,202 412,203 412,204 412,205 412,207 412,208 412,209 412,210 412,211 412,212 412,213 412,215 412,216 412,217 412,218 412,219 412,221 411,222 411,223 411,224 411,225 411,226 411,227 411,228 411,230 411,231 411,232 410,233 410,235 410,236 410,237 409,238 409,239 409,240 409,241 409,242 409,244 408,245 408,246 408,247 408,248 408,249 407,250 407,251 406,252 406,253 406,255 406,256 405,257 405,258 405,260 405,261 404,262 404,263 404,264 404,265 403,266 403,267 403,268 402,269 402,270 401,272 401,273 401,274 400,275 400,276 400,277 399,278 398,279 398,280 398,281 397,283 397,284 397,285 396,286 395,287 395,288 394,289 394,290 394,291 393,292 393,293 392,294 391,295 391,296 391,297 390,298 390,300 389,301 389,301 388,302 387,303 387,305 386,305 386,306 385,308 384,309 384,309 383,311 383,312 382,313 381,313 381,315 380,316 380,316 379,317 379,319 378,319 378,320 376,322 376,322 375,323 375,325 374,325 373,326 373,327 372,328 371,329 370,330 370,331 369,331 368,333 368,334 367,334 366,336 365,336 365,337 364,338 363,339 362,340 362,341 361,341 360,342 359,343 359,344 358,345 357,346 356,347 355,348 355,348 353,350 353,350 352,351 351,352 350,352 349,353 349,354 348,355 347,356 346,356 345,358 344,358 344,359 343,360 342,361 341,361 340,362 339,363 338,363 337,364 336,365 335,366 335,366 334,367 333,368 332,369 331,369 330,370 329,371 328,372 327,372 326,373 325,373 324,374 324,375 323,376 321,376 321,377 320,377 319,378 318,378 317,379 316,380 315,381 314,381 313,382 311,383 311,383 310,384 309,384 308,385 307,386 306,386 305,387 303,387 303,387 302,388 300,388 299,389 299,390 298,390 296,391 295,391 294,392 294,392 292,392 291,393 290,394 289,394 288,395 287,395 286,395 285,396 284,397 283,397 281,397 281,398 280,398 278,398 277,399 276,400 275,400 274,400 273,401 272,401 271,401 270,402 269,402 267,402 266,403 265,403 264,403 263,403 261,404 260,404 259,405 259,405 257,405 256,405 255,406 254,406 253,406 252,406 250,407 249,407 248,407 247,408 246,408 245,408 244,408 242,408 241,409 240,409 239,409 238,409 236,409 235,409 234,410 233,410 232,410 231,410 230,411 228,411 227,411 226,411 225,411 224,411 223,411 222,411 221,411 220,411 219,411 217,412 216,412 215,412 214,412 213,412 211,412 210,412 209,412 208,412 207,412 206,412 205,412 203,412 202,412 201,412 200,412 199,412 197,412 196,412 195,412 194,411 193,411 192,411 191,411 189,411 188,411 187,411 186,411 185,411 184,411 182,411 181,410 180,410 179,410 178,410 177,409 175,409 174,409 173,409 172,409 171,409 170,409 169,408 167,408 166,408 165,408 164,408 163,407 161,407 160,406 159,406 158,406 157,406 156,406 155,405 154,405 153,405 152,404 150,404 149,403 148,403 147,403 146,403 145,402 144,402 142,402 141,401 141,401 140,401 138,400 137,400 136,400 135,399 134,399 132,398 131,398 131,397 130,397 129,397 127,396 126,395 125,395 124,395 123,394 122,394 121,393 120,393 119,392 118,392 117,391 116,391 115,390 113,390 113,390 111,389 110,388 109,388 109,387 107,387 106,386 105,386 105,385 104,384 102,384 101,383 101,383 99,382 98,381 97,381 96,380 95,380 94,379 94,378 92,377 91,377 91,376 90,376 88,375 88,375 87,374 86,373 85,372 84,372 83,371 82,370 81,370 80,369 79,368 79,367 77,367 77,366 76,365 75,365 74,364 72,363 72,362 71,362 70,361 69,360 69,359 67,358 67,358 66,357 65,356 65,355 63,355 63,353 62,353 61,352 60,351 59,351 59,350 57,349 57,348 56,347 55,346 55,345 54,344 53,344 52,342 51,342 51,341 50,340 49,339 48,338 48,337 47,337 46,336 45,335 45,334 44,333 43,332 42,331 42,330 41,329 41,328 40,327 39,326 38,326 38,325 37,323 37,323 35,322 35,321 34,320 34,319 33,318 32,317 32,316 31,315 31,314 30,313 30,312 29,311 29,310 28,309 27,308 27,307 26,306 26,305 25,303 24,303 24,302 23,301 23,300 22,299 21,298 21,297 20,295 20,294 20,294 19,292 19,291 18,290 17,289 17,288 17,287 16,286 16,285 15,284 15,283 15,281 14,281 13,280 13,278 13,277 12,276 12,275 12,274 11,273 11,272 10,271 10,270 10,269 9,267 9,266 9,265 9,264 8,263 7,262 7,261 7,260 7,259 6,258 6,256 6,255 6,254 5,253 5,252 5,251 5,250 5,248 4,247 4,246 4,245 4,244 4,242 3,241 3,240 3,239 2,238 2,237 2,236 2,235 2,233 2,232 2,231 1,230 1,228 1,227 1,227 1,226 1,225 1,223 1,222 1,221 1,220 1,219 1,217 0,216 0,215 0,214 0,213 0,212 0,211 0,210 0,208 0,207">
          <text:p/>
        </draw:polygon>
        <draw:line draw:style-name="gr3" draw:text-style-name="P3" draw:layer="layout" svg:x1="8.775cm" svg:y1="6.565cm" svg:x2="6.429cm" svg:y2="6.565cm">
          <text:p/>
        </draw:line>
        <draw:polygon draw:style-name="gr4" draw:text-style-name="P4" draw:layer="layout" svg:width="0.411cm" svg:height="0.411cm" svg:x="8.568cm" svg:y="6.359cm" svg:viewBox="0 0 412 412" draw:points="0,206 0,205 0,204 0,202 0,201 0,200 0,199 0,198 0,197 0,196 0,194 0,193 0,192 1,191 1,190 1,188 1,187 1,186 1,185 1,184 1,183 1,182 1,180 2,179 2,178 2,177 2,176 2,175 2,173 2,173 3,172 3,171 3,169 4,168 4,167 4,166 4,165 4,163 5,162 5,161 5,160 5,159 6,158 6,157 6,155 7,154 7,153 7,152 8,151 8,150 8,149 8,148 9,147 9,146 9,144 10,143 10,142 10,141 10,140 11,138 12,138 12,137 12,136 13,135 13,133 13,132 14,131 15,130 15,129 15,128 16,127 16,126 16,125 17,123 18,123 18,122 19,121 19,119 19,118 20,117 20,116 21,115 22,114 22,113 23,112 23,111 24,110 24,109 24,108 25,107 26,106 26,105 27,104 27,103 28,102 29,101 29,100 30,99 30,98 32,97 32,96 33,95 33,94 34,93 34,92 35,91 35,90 36,89 37,88 38,87 38,86 39,86 40,85 40,83 41,83 42,82 43,80 43,80 44,79 45,78 45,77 46,76 47,75 48,75 48,73 49,72 50,71 51,70 51,70 52,68 53,68 54,67 55,66 55,66 56,65 57,64 58,63 58,62 59,61 60,60 61,60 62,58 62,58 63,57 64,56 65,56 66,55 67,54 68,53 69,52 69,52 70,51 71,50 72,49 73,49 74,48 74,47 76,46 76,46 77,45 79,44 79,43 80,43 81,42 82,41 83,41 84,40 85,40 86,38 87,38 88,37 89,37 90,36 91,35 92,35 93,34 94,33 94,32 96,32 97,31 97,31 99,30 100,30 100,29 102,28 103,28 104,27 104,27 105,26 107,26 108,25 108,24 110,24 111,23 112,23 113,22 114,22 115,21 116,21 117,20 118,20 119,19 120,18 121,18 122,18 124,17 124,17 125,16 127,16 128,16 129,15 130,15 130,14 132,14 133,13 134,13 135,13 136,12 138,12 139,12 140,11 140,10 142,10 143,10 144,9 145,9 146,9 147,9 149,8 150,8 151,7 152,7 153,7 154,7 155,6 156,6 157,6 158,6 160,5 161,5 162,5 163,5 164,4 165,4 167,4 168,3 169,3 170,3 171,3 172,3 174,3 175,2 176,2 177,2 178,2 179,2 180,2 182,2 183,1 183,1 185,1 186,1 187,1 188,1 189,1 190,1 192,1 193,1 194,1 195,1 196,0 197,0 199,0 200,0 201,0 202,0 203,0 204,0 205,0 207,0 208,0 209,0 210,0 211,0 213,0 214,0 215,0 216,0 217,1 218,1 219,1 221,1 222,1 223,1 224,1 225,1 227,1 228,1 229,1 230,1 231,2 232,2 233,2 235,2 236,2 237,2 238,2 239,3 240,3 242,3 243,3 244,3 245,3 246,4 247,4 249,5 250,5 251,5 252,5 253,5 254,6 255,6 257,6 257,6 258,7 260,7 261,7 262,7 263,8 264,8 265,9 267,9 268,9 269,10 270,10 270,10 272,11 273,11 274,12 275,12 277,12 278,13 279,13 280,13 280,14 282,15 283,15 284,15 285,16 286,16 288,17 288,17 289,17 290,18 292,18 293,19 293,20 294,20 295,20 297,21 298,21 299,22 300,23 301,23 302,24 303,24 304,25 305,26 306,26 307,27 308,27 309,28 310,28 311,29 312,30 313,30 314,31 315,31 316,32 317,32 318,33 319,34 320,34 321,35 322,35 323,36 323,37 325,38 326,38 327,39 328,40 328,40 329,41 330,42 331,42 332,43 333,44 334,45 335,45 336,46 337,47 338,48 339,48 339,49 340,50 341,51 342,51 343,52 344,53 344,53 346,55 346,55 347,56 348,57 349,57 350,58 350,59 352,60 352,61 353,62 354,63 354,63 356,64 356,65 357,66 358,67 358,67 359,68 360,69 361,70 362,71 362,72 363,72 364,74 365,75 365,76 366,77 367,77 368,79 368,79 369,80 369,81 371,82 371,83 372,84 372,85 373,86 374,87 375,88 375,88 376,90 376,91 377,91 378,93 378,94 379,94 380,96 381,97 381,97 382,98 382,100 383,100 383,101 384,102 384,104 385,104 386,105 386,107 387,108 387,108 388,110 389,111 389,112 390,112 390,113 391,115 391,116 392,117 392,118 393,119 393,120 393,121 394,122 394,123 395,124 396,125 396,126 396,127 397,129 397,130 397,130 398,132 398,133 399,134 399,135 400,136 400,137 400,138 401,139 401,140 401,141 402,143 403,144 403,145 403,146 403,147 404,148 404,150 404,151 404,152 405,152 406,154 406,155 406,156 406,157 406,158 407,160 407,161 407,162 407,163 408,164 408,165 408,166 408,168 408,169 409,170 409,171 409,172 409,173 409,175 409,176 409,177 410,178 410,179 410,180 411,181 411,182 411,183 411,185 411,186 411,187 411,188 411,189 411,190 411,191 411,193 411,194 412,195 412,196 412,197 412,198 412,200 412,201 412,202 412,203 412,204 412,205 412,207 412,208 412,209 412,210 412,211 412,212 412,213 412,215 412,216 412,217 411,218 411,219 411,221 411,222 411,223 411,224 411,225 411,226 411,227 411,229 411,230 410,231 410,232 410,233 410,235 409,236 409,237 409,238 409,239 409,240 409,241 408,242 408,244 408,245 408,246 408,247 408,248 407,250 407,251 407,252 407,253 406,254 406,255 406,256 406,257 405,258 405,260 404,261 404,262 404,263 404,264 403,265 403,266 403,267 402,269 402,270 401,270 401,272 401,273 400,274 400,275 400,276 399,277 399,279 398,280 398,280 397,281 397,283 397,284 396,285 396,286 396,287 395,288 394,289 394,290 393,291 393,292 393,293 392,294 392,295 391,297 391,298 390,299 389,300 389,301 389,302 388,303 387,304 387,305 386,306 386,307 385,308 384,309 384,310 383,311 383,312 382,313 382,314 381,315 381,316 380,317 379,317 378,319 378,320 377,320 376,322 376,323 375,323 375,325 373,326 373,326 372,327 372,329 371,329 371,330 369,331 369,332 368,333 368,334 367,335 366,336 365,337 365,337 364,339 363,339 362,340 361,341 361,342 360,342 359,344 358,344 358,345 357,346 356,347 356,348 354,349 354,350 353,351 352,351 352,352 350,353 350,354 348,355 348,355 347,356 346,357 346,358 344,358 344,359 343,360 342,361 341,362 340,362 339,363 339,364 338,365 336,365 336,366 334,367 334,367 333,368 332,369 331,370 330,370 329,371 328,372 328,372 327,373 325,374 325,375 323,375 323,376 322,376 321,377 320,378 319,379 318,379 317,380 316,380 315,381 314,381 313,382 312,383 311,383 310,384 309,384 308,385 307,386 306,386 305,387 304,387 303,388 302,389 301,389 300,390 299,390 297,391 297,391 295,391 294,392 293,392 292,393 292,394 290,394 289,394 288,395 287,395 286,396 285,396 284,397 283,397 282,398 280,398 279,398 278,399 278,400 277,400 275,400 274,401 273,401 272,401 270,402 269,402 268,402 268,402 267,403 265,404 264,404 263,404 262,404 261,405 260,405 258,405 257,405 256,406 255,406 254,406 253,406 252,407 251,407 250,408 249,408 247,408 246,408 245,408 244,409 243,409 242,409 240,409 239,409 238,409 237,410 236,410 235,410 233,410 232,411 231,411 230,411 229,411 228,411 227,411 225,411 224,411 223,411 222,411 221,412 219,412 218,412 217,412 216,412 215,412 214,412 213,412 211,412 210,412 209,412 208,412 207,412 205,412 204,412 203,412 202,412 201,412 200,412 199,412 197,412 196,412 195,412 194,412 193,412 192,412 190,412 189,411 188,411 187,411 186,411 185,411 183,411 182,411 181,411 180,411 179,410 178,410 177,410 175,410 174,409 173,409 172,409 171,409 170,409 169,409 168,408 167,408 165,408 164,408 163,408 162,407 161,407 160,406 158,406 157,406 156,406 155,405 154,405 153,405 152,405 150,404 149,404 149,404 147,404 146,403 145,403 144,402 143,402 142,402 140,401 139,401 138,401 137,400 136,400 135,400 134,399 133,398 132,398 130,398 129,397 129,397 128,397 127,396 125,395 124,395 123,395 122,394 121,394 120,393 119,392 118,392 117,392 116,391 115,391 114,390 113,390 111,389 111,389 110,388 108,387 107,387 107,386 105,386 104,385 103,384 103,384 102,383 100,383 100,382 99,381 97,381 96,380 96,380 94,379 93,379 93,378 92,377 90,377 90,376 89,375 88,375 87,374 86,373 85,373 84,372 83,371 82,370 81,370 80,369 79,369 78,367 77,367 76,366 76,366 74,365 74,364 73,364 72,362 71,362 70,361 69,361 69,359 68,359 67,358 66,357 65,356 64,355 63,355 62,354 62,353 60,352 60,351 59,351 58,350 58,349 57,348 56,347 55,347 54,345 54,345 53,344 52,343 51,342 51,341 49,340 49,340 48,339 48,338 47,337 46,336 45,335 44,334 44,333 43,332 43,331 42,330 41,330 40,329 40,327 39,327 38,326 37,325 37,324 36,323 35,322 35,321 34,320 34,319 33,318 33,317 32,316 31,315 30,314 30,314 29,312 29,311 28,310 27,309 27,308 26,307 26,306 25,305 24,304 24,303 23,302 23,301 23,300 22,299 22,298 21,297 20,296 20,295 19,294 19,292 19,291 18,291 18,290 17,289 16,287 16,286 16,285 15,285 15,283 15,282 14,281 13,280 13,279 13,277 12,277 12,276 12,275 11,274 10,272 10,271 10,270 9,269 9,267 9,266 9,266 8,265 8,264 8,262 7,261 7,260 7,259 7,258 6,256 6,255 5,254 5,253 5,252 5,251 5,250 4,248 4,248 4,247 4,246 4,244 3,243 3,242 3,241 2,240 2,239 2,237 2,236 2,235 2,234 2,233 1,231 1,230 1,229 1,228 1,227 1,226 1,225 1,223 1,222 1,221 0,220 0,219 0,217 0,216 0,215 0,214 0,213 0,212 0,211 0,210 0,208 0,207">
          <text:p/>
        </draw:polygon>
        <draw:polygon draw:style-name="gr4" draw:text-style-name="P4" draw:layer="layout" svg:width="0.411cm" svg:height="0.411cm" svg:x="6.235cm" svg:y="6.348cm" svg:viewBox="0 0 412 412" draw:points="0,206 0,205 0,204 0,203 0,202 0,200 0,199 0,198 0,197 0,196 1,194 1,193 1,192 1,191 1,190 1,189 1,188 1,186 1,185 1,184 1,183 1,182 2,181 2,179 2,178 2,177 2,176 2,175 2,174 3,172 3,171 3,170 4,169 4,168 4,167 4,166 4,165 5,164 5,163 5,161 5,160 5,159 6,158 6,157 6,156 6,154 7,153 7,152 7,151 7,150 8,149 9,148 9,147 9,146 9,144 10,143 10,142 10,141 11,140 11,139 12,138 12,137 12,136 13,135 13,133 14,132 14,131 15,130 15,129 16,128 16,127 16,126 17,125 17,124 17,122 18,122 19,121 19,119 20,118 20,117 21,117 21,116 21,114 22,113 23,112 23,111 24,110 24,109 25,108 26,107 26,106 27,105 27,104 28,103 29,102 29,101 30,100 30,99 31,98 31,97 32,96 32,95 33,94 34,93 34,92 35,91 36,91 37,89 37,88 38,88 38,87 39,85 40,85 41,83 41,83 42,82 42,81 44,80 44,79 45,78 45,77 46,77 47,75 48,74 48,73 49,72 50,72 51,71 52,70 52,69 53,68 54,67 55,66 55,65 56,65 57,64 57,63 59,62 59,61 60,61 61,59 62,59 63,58 63,57 65,57 65,55 66,55 67,54 68,53 69,52 70,52 70,51 71,50 72,49 73,49 74,48 75,47 76,47 77,46 77,45 79,44 80,44 80,43 81,42 82,41 83,41 84,40 85,39 86,38 87,38 88,37 89,37 90,36 91,36 92,34 92,34 94,33 95,33 95,32 96,32 97,31 98,30 99,30 101,29 102,29 102,28 104,27 105,27 106,26 106,26 107,25 109,24 110,24 110,23 111,23 113,22 114,22 115,22 116,21 117,21 118,20 119,19 120,19 121,18 122,18 123,18 124,17 125,16 126,16 127,16 129,15 130,15 131,14 132,14 133,13 134,13 135,13 136,12 137,12 138,12 140,11 141,11 142,11 143,10 144,9 145,9 146,9 147,9 148,8 149,8 150,8 152,7 153,7 154,7 155,7 156,6 157,6 159,5 159,5 160,5 161,5 163,5 164,4 165,4 166,4 167,4 169,4 170,3 171,3 172,3 173,2 174,2 175,2 177,2 178,2 179,2 180,2 181,1 182,1 184,1 185,1 186,1 187,1 188,1 189,1 191,1 192,1 193,1 194,1 195,0 196,0 197,0 199,0 200,0 201,0 202,0 203,0 205,0 206,0 207,0 208,0 209,0 210,0 211,0 213,0 214,0 215,0 216,0 217,0 219,1 220,1 221,1 222,1 223,1 224,1 225,1 227,1 228,1 229,1 230,1 231,2 232,2 234,2 235,2 236,2 237,2 238,2 239,3 241,3 241,3 242,4 244,4 245,4 246,4 247,4 248,5 249,5 250,5 252,5 253,5 254,6 255,6 256,7 257,7 259,7 260,7 261,8 262,8 263,8 264,8 265,9 266,9 267,9 269,10 270,10 271,11 272,11 273,11 274,12 275,12 276,12 277,13 278,13 280,13 281,14 282,15 283,15 284,15 285,16 286,16 287,17 288,17 289,18 290,18 291,19 292,19 294,20 295,20 295,21 296,21 298,22 299,22 300,23 300,23 302,24 303,24 304,25 305,26 306,26 307,26 308,27 309,27 310,28 311,29 312,29 313,30 314,31 315,32 316,32 317,33 318,33 319,34 320,34 321,35 321,36 323,36 324,37 324,38 325,38 327,39 327,40 328,40 329,41 330,42 331,43 332,43 333,44 334,45 335,46 336,46 336,47 338,48 338,48 339,49 340,50 341,51 342,51 343,52 344,53 345,54 345,55 346,55 347,56 348,57 349,58 349,58 350,59 351,60 352,61 353,62 353,62 355,63 355,64 356,65 357,66 358,67 359,68 359,69 360,69 361,71 362,71 362,72 364,73 364,74 365,74 365,76 366,77 367,78 368,79 368,79 369,81 370,81 370,82 371,83 372,84 373,85 373,86 374,87 375,88 375,89 376,90 377,91 378,92 378,93 379,94 379,94 380,96 380,97 381,97 381,99 382,100 383,101 383,102 384,103 384,104 385,104 386,106 386,107 387,108 387,108 388,110 389,111 389,112 390,113 390,114 391,115 391,116 391,117 392,118 393,119 393,120 394,121 394,122 394,123 395,124 395,125 396,127 397,128 397,129 397,130 398,131 398,132 398,133 399,134 400,135 400,136 400,138 401,139 401,139 401,141 402,142 402,143 403,144 403,145 403,146 404,147 404,149 404,150 404,150 405,152 405,153 405,154 405,155 406,156 406,157 406,158 406,160 407,161 407,162 408,163 408,164 408,166 408,167 408,168 409,169 409,170 409,171 409,172 409,174 409,175 410,175 410,177 410,178 410,179 411,180 411,181 411,182 411,183 411,185 411,186 411,187 411,188 411,189 411,191 412,192 412,193 412,194 412,195 412,196 412,197 412,199 412,200 412,201 412,202 412,203 412,204 412,206 412,207 412,208 412,209 412,210 412,211 412,213 412,214 412,215 412,216 412,217 412,218 412,219 412,221 411,222 411,223 411,224 411,225 411,227 411,228 411,229 411,230 411,231 411,232 410,233 410,235 410,236 410,237 409,238 409,239 409,241 409,242 409,243 409,244 408,245 408,246 408,247 408,249 408,250 407,251 407,252 406,253 406,254 406,255 406,256 405,257 405,258 405,260 405,261 404,262 404,263 404,264 404,266 403,267 403,268 403,269 402,269 402,271 401,272 401,273 401,274 400,275 400,277 400,278 399,279 398,279 398,281 398,282 397,283 397,284 397,285 396,286 395,287 395,288 394,289 394,291 394,292 393,293 393,293 392,294 391,296 391,297 391,298 390,299 390,300 389,301 389,302 388,303 387,304 387,305 386,306 386,307 385,308 384,309 384,310 383,311 383,312 382,313 381,314 381,315 380,316 380,317 379,318 379,319 378,320 378,321 376,322 376,323 375,323 375,325 374,326 373,327 373,328 372,328 371,329 370,331 370,331 369,332 368,333 368,334 367,335 366,336 365,337 365,338 364,339 363,339 362,341 362,341 361,342 360,343 359,344 359,345 358,346 357,346 356,347 355,348 355,349 353,350 353,350 352,352 351,352 350,353 349,354 349,355 348,356 347,356 346,357 345,358 344,358 344,360 343,360 342,361 341,362 340,362 339,363 338,364 337,365 336,366 335,366 335,367 334,368 333,368 332,369 331,370 330,371 329,371 328,372 327,372 326,373 325,374 324,375 324,375 323,376 321,376 321,377 320,378 319,379 318,380 317,380 316,381 315,381 314,382 313,382 311,383 311,383 310,384 309,385 308,385 307,386 306,386 305,387 303,387 303,388 302,389 300,389 299,390 299,391 298,391 296,391 295,392 294,392 294,393 292,393 291,394 290,394 289,395 288,395 287,396 286,396 285,396 284,397 283,397 281,398 281,398 280,398 278,399 277,399 276,400 275,400 274,400 273,401 272,401 271,401 270,402 269,403 267,403 266,403 265,403 264,404 263,405 261,405 260,405 259,405 259,406 257,406 256,406 255,406 254,407 253,407 252,407 250,407 249,407 248,408 247,408 246,408 245,408 244,408 242,409 241,409 240,409 239,410 238,410 236,410 235,410 234,410 233,410 232,411 231,411 230,411 228,411 227,411 226,411 225,411 224,411 223,411 222,411 221,411 220,412 219,412 217,412 216,412 215,412 214,412 213,412 211,412 210,412 209,412 208,412 207,412 206,412 205,412 203,412 202,412 201,412 200,412 199,412 197,412 196,412 195,412 194,412 193,412 192,412 191,411 189,411 188,411 187,411 186,411 185,411 184,411 182,411 181,411 180,411 179,410 178,410 177,410 175,410 174,410 173,410 172,410 171,409 170,409 169,409 167,408 166,408 165,408 164,408 163,408 161,407 160,407 159,407 158,407 157,406 156,406 155,406 154,406 153,405 152,405 150,405 149,405 148,404 147,404 146,403 145,403 144,403 142,402 141,402 141,401 140,401 138,401 137,400 136,400 135,400 134,399 132,398 131,398 131,398 130,397 129,397 127,397 126,396 125,396 124,395 123,395 122,395 121,394 120,393 119,393 118,392 117,392 116,392 115,391 113,391 113,390 111,389 110,389 109,388 109,387 107,387 106,386 105,386 105,385 104,385 102,384 101,383 101,383 99,382 98,382 97,381 96,381 95,380 94,380 94,379 92,378 91,378 91,377 90,376 88,375 88,375 87,374 86,373 85,373 84,372 83,371 82,371 81,370 80,370 79,368 79,368 77,367 77,367 76,366 75,365 74,364 72,364 72,362 71,362 70,361 69,360 69,360 67,359 67,358 66,357 65,357 65,356 63,355 63,355 62,353 61,353 60,352 59,351 59,350 57,349 57,348 56,347 55,347 55,346 54,345 53,344 52,343 51,342 51,342 50,341 49,340 48,339 48,338 47,337 46,336 45,335 45,334 44,333 43,332 42,332 42,331 41,330 41,329 40,328 39,327 38,326 38,325 37,324 37,323 35,322 35,321 34,320 34,320 33,318 32,317 32,316 31,316 31,314 30,313 30,313 29,311 29,310 28,310 27,308 27,307 26,306 26,306 25,304 24,303 24,302 23,301 23,300 22,299 21,298 21,297 20,296 20,295 20,294 19,293 19,292 18,291 17,290 17,289 17,288 16,286 16,285 15,284 15,283 15,282 14,281 13,280 13,279 13,278 12,277 12,276 12,275 11,274 11,272 10,271 10,270 10,269 9,268 9,267 9,266 9,265 8,264 7,263 7,261 7,260 7,259 6,258 6,257 6,256 6,254 5,253 5,252 5,251 5,250 5,249 4,247 4,246 4,246 4,244 4,243 3,242 3,241 3,240 2,239 2,238 2,236 2,235 2,234 2,233 2,232 1,231 1,229 1,228 1,227 1,226 1,225 1,224 1,222 1,221 1,220 1,219 1,218 0,217 0,216 0,214 0,213 0,212 0,211 0,210 0,208 0,207">
          <text:p/>
        </draw:polygon>
        <draw:polygon draw:style-name="gr4" draw:text-style-name="P4" draw:layer="layout" svg:width="0.411cm" svg:height="0.411cm" svg:x="9.748cm" svg:y="4.327cm" svg:viewBox="0 0 412 412" draw:points="0,206 0,205 0,204 0,203 1,201 1,200 1,199 1,198 1,197 1,196 1,194 1,194 1,193 1,191 1,190 1,189 1,188 1,187 1,186 1,185 2,183 2,182 2,181 2,180 2,179 2,178 2,176 3,175 3,174 3,173 3,172 4,171 4,169 4,168 4,167 4,166 5,165 5,164 5,162 5,161 5,160 6,159 6,158 6,157 6,155 7,154 7,154 7,152 7,151 8,150 8,149 9,148 9,147 9,146 10,144 10,143 10,142 11,141 11,140 12,139 12,138 12,137 13,136 13,135 13,133 14,132 15,132 15,130 15,129 16,128 16,127 17,126 17,125 17,124 18,123 19,122 19,121 19,119 20,118 20,118 21,116 21,115 22,114 23,113 23,112 23,111 24,110 24,109 25,108 26,107 26,106 27,105 27,104 28,103 29,102 29,101 30,100 30,99 31,98 31,97 32,96 32,95 34,94 34,93 35,92 35,91 36,90 37,89 37,89 38,87 39,86 40,86 40,85 41,84 41,83 42,82 43,81 44,80 44,79 45,78 46,77 46,76 47,75 48,75 49,74 49,73 50,72 51,71 52,70 52,69 54,68 54,68 55,66 56,66 56,65 57,64 58,63 59,62 60,62 60,61 61,60 62,59 63,58 64,58 65,57 66,56 66,55 67,54 68,54 69,52 70,52 71,51 71,50 73,50 73,49 74,49 75,47 76,47 77,46 78,46 79,44 80,44 81,43 81,42 83,41 83,41 84,40 85,40 86,39 87,38 88,37 89,37 90,36 91,35 92,35 93,34 94,34 95,33 96,32 96,31 98,31 99,30 100,30 101,29 102,29 103,28 104,27 105,27 106,26 107,26 108,25 109,24 110,24 111,23 111,23 113,23 114,22 115,21 116,21 117,20 118,20 119,19 120,19 121,19 123,18 123,17 124,17 125,17 127,16 128,16 129,15 130,15 131,15 132,14 133,13 134,13 135,13 136,12 138,12 139,12 140,11 141,11 142,10 143,10 144,10 146,9 147,9 148,9 149,8 150,8 151,7 152,7 153,7 154,7 155,6 157,6 158,6 159,6 160,5 161,5 162,5 164,5 165,5 166,4 167,4 168,4 169,4 171,4 172,3 172,3 174,3 175,2 176,2 177,2 178,2 179,2 180,2 182,2 183,2 184,1 185,1 186,1 188,1 189,1 190,1 191,1 192,1 193,1 194,1 196,1 197,1 198,1 199,0 200,0 201,0 203,0 204,0 205,0 206,0 207,0 208,0 210,0 211,0 212,0 213,0 214,1 215,1 216,1 218,1 219,1 220,1 221,1 222,1 224,1 225,1 226,1 227,1 228,1 229,1 230,2 231,2 233,2 234,2 235,2 236,2 238,2 239,3 240,3 241,3 242,4 243,4 244,4 246,4 247,4 248,4 249,5 250,5 251,5 253,5 254,6 254,6 255,6 256,6 258,7 259,7 260,7 261,7 263,8 264,8 265,9 266,9 267,9 268,9 269,10 270,10 271,10 272,11 274,12 275,12 276,12 277,13 278,13 279,13 280,14 281,14 282,15 283,15 285,16 286,16 286,16 288,17 289,17 290,18 291,18 292,19 293,19 294,20 295,20 296,21 297,21 298,21 299,22 300,23 301,23 303,24 303,24 304,25 305,26 306,26 307,27 308,27 309,28 311,29 311,29 313,30 314,30 314,31 315,31 316,32 318,32 318,33 319,34 320,34 321,35 322,36 323,37 324,37 325,38 326,38 327,39 328,40 329,41 330,41 330,42 331,42 333,43 333,44 334,45 335,46 336,46 337,47 338,48 339,49 340,50 341,50 341,51 343,52 343,52 344,53 345,54 346,55 347,55 347,57 348,57 349,58 350,59 351,60 352,61 353,61 353,62 354,63 355,64 356,65 356,65 357,66 358,67 359,68 359,69 361,70 361,71 362,72 363,72 364,74 364,74 365,75 366,76 366,77 367,77 368,79 369,79 369,80 370,82 370,82 372,83 372,84 373,85 373,86 374,87 375,88 376,89 376,90 377,91 378,92 378,93 379,94 379,95 380,96 381,97 381,98 382,99 383,100 383,101 384,101 384,102 385,104 386,105 386,105 387,107 387,108 388,109 389,110 389,111 389,112 390,113 390,114 391,115 391,116 392,117 393,118 393,119 393,120 394,121 394,122 395,124 395,125 395,125 396,126 397,127 397,129 398,130 398,131 398,132 399,133 399,134 400,135 400,136 400,137 401,139 401,140 401,141 402,142 403,143 403,144 403,145 403,146 404,147 404,149 404,150 405,151 405,152 405,153 405,154 406,155 406,156 406,157 406,158 407,160 407,161 408,162 408,163 408,164 408,165 408,166 409,168 409,169 409,170 409,171 409,172 409,174 410,175 410,176 410,177 411,178 411,179 411,180 411,182 411,183 411,184 411,185 411,186 411,187 412,189 412,190 412,191 412,192 412,193 412,194 412,196 412,197 412,198 412,199 412,200 412,201 412,203 412,204 412,205 412,206 412,207 412,208 412,210 412,211 412,212 412,213 412,214 412,215 412,216 412,218 412,219 412,220 412,221 412,222 412,224 412,225 411,226 411,227 411,228 411,229 411,230 411,231 411,232 411,233 410,235 410,236 410,237 410,238 409,239 409,240 409,241 409,243 409,244 409,245 408,246 408,247 408,249 408,250 408,251 407,252 407,253 406,254 406,255 406,256 406,258 405,259 405,260 405,261 405,262 404,263 404,264 404,265 403,266 403,268 403,269 403,270 402,271 401,272 401,273 401,274 400,275 400,276 400,278 399,279 399,280 398,281 398,282 397,283 397,284 397,285 396,286 395,288 395,289 395,289 394,290 394,291 393,293 393,294 393,295 392,295 391,297 391,298 390,299 390,300 389,301 389,302 388,303 387,304 387,305 387,306 386,307 386,308 385,309 384,310 384,311 383,312 383,313 382,314 381,315 380,316 380,317 379,318 379,319 378,320 378,321 377,322 376,323 376,324 375,325 374,326 373,327 373,328 372,329 372,329 370,330 370,331 369,332 369,333 368,334 367,335 366,336 366,337 365,338 364,339 364,340 363,340 362,341 361,342 361,343 359,344 359,345 358,345 357,347 356,347 355,348 355,349 354,350 353,351 353,351 352,353 351,353 350,354 349,355 348,355 347,356 347,357 345,358 345,359 344,359 343,360 342,361 341,362 340,362 340,364 339,364 338,365 337,365 336,366 335,367 334,368 333,368 332,369 331,370 330,370 330,371 329,372 328,373 327,373 326,374 325,375 324,375 323,376 322,377 321,378 320,378 319,379 318,379 317,380 316,380 315,381 314,381 314,382 313,383 311,383 310,384 309,384 308,385 307,386 306,386 305,387 304,387 303,388 302,389 301,389 300,390 299,390 298,391 297,391 296,392 295,392 294,393 293,393 291,394 291,394 290,395 289,395 288,395 286,396 285,397 285,397 283,397 282,398 281,398 280,398 279,399 278,400 277,400 276,400 275,401 274,401 272,401 271,402 270,402 269,403 268,403 266,403 266,404 265,404 264,404 263,404 261,405 260,405 259,405 258,406 256,406 255,406 254,406 253,406 252,407 251,407 250,408 249,408 247,408 247,408 246,408 244,409 243,409 242,409 241,409 240,409 239,409 238,410 236,410 235,410 234,411 233,411 231,411 230,411 229,411 228,411 227,411 226,411 225,411 224,412 222,412 221,412 220,412 219,412 218,412 216,412 215,412 214,412 213,412 212,412 211,412 210,412 208,412 207,412 206,412 205,412 204,412 203,412 201,412 200,412 199,412 198,412 197,412 196,412 194,412 193,412 192,412 191,412 190,412 189,411 188,411 186,411 185,411 184,411 183,411 182,411 180,411 179,411 178,410 177,410 176,410 175,410 174,409 172,409 171,409 170,409 169,409 168,408 166,408 165,408 164,408 164,408 162,407 161,407 160,407 159,406 158,406 157,406 155,406 154,405 153,405 152,405 151,405 150,404 149,404 147,404 146,403 146,403 144,403 143,403 142,402 141,401 140,401 139,401 137,400 136,400 135,400 134,399 133,399 132,398 131,398 130,397 129,397 127,397 127,396 125,395 124,395 123,395 122,394 121,394 120,393 119,393 118,393 117,392 116,391 115,391 114,390 113,390 111,389 111,389 110,388 109,388 108,387 106,387 106,386 105,386 104,385 102,384 102,384 101,383 99,383 99,382 98,381 96,380 96,380 95,379 94,379 93,378 92,378 91,377 90,376 89,376 88,375 87,374 86,373 85,373 84,372 83,372 83,370 81,370 80,369 80,369 79,368 78,367 77,366 76,366 75,365 74,364 73,364 72,363 71,362 70,361 70,361 69,359 68,359 67,358 66,357 65,356 65,356 64,355 63,354 62,353 61,353 60,352 59,351 59,350 58,349 57,348 56,347 56,347 55,346 54,345 53,344 52,343 52,343 51,341 50,341 49,340 49,339 48,338 47,337 46,336 46,335 45,334 44,333 44,333 43,331 42,330 41,330 41,329 40,328 40,327 38,326 38,325 37,324 37,323 36,322 35,321 35,320 34,319 33,318 32,318 32,316 31,315 31,314 30,314 30,313 29,311 29,311 28,309 27,308 27,307 26,306 26,305 25,304 24,303 24,303 23,301 23,300 22,299 22,298 21,297 21,296 20,295 20,294 19,293 19,292 19,291 18,290 17,289 17,288 16,286 16,286 16,285 15,283 15,282 15,281 14,280 13,279 13,278 13,277 12,276 12,275 12,274 11,272 11,271 10,270 10,269 10,268 9,267 9,266 9,265 8,264 8,263 7,261 7,260 7,259 7,258 6,256 6,255 6,254 6,254 5,253 5,251 5,250 5,249 5,248 4,247 4,246 4,244 4,243 4,242 3,241 3,240 3,239 2,238 2,236 2,235 2,234 2,233 2,231 2,230 2,229 1,228 1,227 1,226 1,225 1,224 1,222 1,221 1,220 1,219 1,218 1,216 1,215 1,214 1,213 1,212 1,211 0,210 0,208 0,207">
          <text:p/>
        </draw:polygon>
        <draw:polygon draw:style-name="gr4" draw:text-style-name="P4" draw:layer="layout" svg:width="0.411cm" svg:height="0.411cm" svg:x="7.373cm" svg:y="4.35cm" svg:viewBox="0 0 412 412" draw:points="0,206 0,205 0,204 0,203 0,202 0,200 0,199 0,198 0,197 0,196 0,194 0,193 0,192 1,191 1,190 1,189 1,188 1,186 1,185 1,184 1,183 1,182 1,181 2,179 2,178 2,177 2,176 2,175 2,174 2,172 3,171 3,170 3,169 4,168 4,167 4,166 4,165 4,164 5,163 5,161 5,160 5,159 5,158 6,157 6,156 7,154 7,153 7,152 7,151 8,150 8,149 8,147 9,147 9,146 9,144 9,143 10,142 10,141 10,140 11,139 12,138 12,136 12,136 13,135 13,133 13,132 14,131 15,130 15,129 15,128 16,127 16,126 16,125 17,124 18,122 18,122 19,121 19,119 19,118 20,117 20,116 21,116 22,114 22,113 23,112 23,111 23,110 24,109 24,108 25,107 26,106 26,105 27,104 27,103 28,102 29,101 29,100 30,99 30,98 31,97 32,96 33,95 33,94 34,93 34,92 35,91 35,91 36,89 37,88 38,88 38,87 39,85 40,85 40,83 41,82 42,82 43,81 43,80 44,79 45,78 46,77 46,76 47,76 48,74 49,74 49,72 50,72 51,71 52,70 52,69 53,68 54,67 54,67 55,66 56,65 57,64 58,63 58,63 60,62 60,61 61,60 62,59 63,58 64,57 64,57 65,56 66,55 67,54 68,53 69,53 69,52 71,51 71,51 72,50 73,49 74,48 75,48 76,47 77,46 78,45 79,44 79,44 80,43 81,42 82,42 83,41 84,41 85,39 86,39 87,38 88,38 89,37 90,37 91,36 92,35 93,34 94,34 94,33 96,32 97,32 97,31 99,31 100,30 100,29 102,29 103,28 104,28 104,27 105,27 107,26 108,25 108,25 110,24 111,24 112,23 113,23 114,22 115,21 116,21 117,21 118,20 119,19 120,19 121,18 122,18 123,18 124,17 125,16 127,16 128,16 129,15 130,15 130,14 132,14 133,13 134,13 135,12 136,12 138,12 139,11 139,11 140,11 142,11 143,10 144,9 145,9 146,9 147,9 149,8 150,8 151,8 152,7 153,7 154,7 155,7 156,6 157,6 158,5 160,5 161,5 162,5 163,5 164,4 165,4 167,4 168,4 169,4 170,3 171,3 172,3 174,2 175,2 176,2 177,2 178,2 179,2 180,2 181,1 182,1 183,1 185,1 186,1 187,1 188,1 189,1 190,1 192,1 193,1 194,0 195,0 196,0 197,0 199,0 200,0 201,0 202,0 203,0 204,0 205,0 207,0 208,0 209,0 210,0 211,0 213,0 214,0 215,0 216,0 217,0 218,0 219,1 221,1 222,1 223,1 224,1 225,1 227,1 228,1 229,1 230,1 231,2 232,2 233,2 235,2 236,2 237,2 238,2 239,3 240,3 242,3 243,4 244,4 245,4 246,4 247,4 249,4 250,5 251,5 252,5 253,5 254,6 255,6 256,7 257,7 258,7 260,7 261,8 262,8 263,8 264,8 265,9 267,9 268,9 269,10 270,10 270,11 272,11 273,11 274,12 275,12 277,12 278,13 279,13 279,13 280,14 282,15 283,15 284,15 285,16 286,16 287,17 288,17 289,18 290,18 292,19 293,19 293,19 294,20 296,21 297,21 298,22 299,23 300,23 301,24 302,24 303,25 304,25 305,25 306,26 307,27 308,27 309,28 310,28 311,29 312,29 313,30 314,31 315,32 316,32 317,33 318,34 319,34 320,35 321,35 322,36 323,37 323,37 325,38 326,39 327,39 328,40 328,41 329,41 331,42 331,43 332,43 333,44 334,45 335,46 336,46 337,47 338,48 339,49 339,49 340,50 341,51 342,52 343,52 344,53 344,54 346,54 346,56 347,56 348,57 349,58 350,58 350,60 352,60 352,62 353,62 354,63 354,64 356,64 356,66 357,66 358,67 358,68 359,69 360,69 361,71 362,71 362,72 363,73 364,74 365,75 366,76 366,77 367,78 368,78 368,79 369,81 369,81 371,82 371,83 372,84 372,85 373,86 374,87 375,88 375,89 376,90 376,91 377,92 378,93 378,93 379,94 380,96 381,96 381,97 382,99 382,100 383,101 383,102 384,103 384,103 385,104 386,106 386,107 387,107 387,108 388,110 389,111 389,112 389,113 390,114 391,115 391,116 392,117 392,118 393,119 393,120 393,121 394,122 394,123 395,124 396,125 396,127 396,128 397,129 397,129 397,131 398,132 398,133 399,134 399,135 400,136 400,138 400,138 401,139 401,141 401,142 402,143 402,144 403,145 403,146 403,147 404,149 404,149 404,150 404,152 405,153 405,154 406,155 406,156 406,157 406,158 407,160 407,161 407,162 407,163 408,164 408,166 408,167 408,168 408,169 408,170 409,171 409,172 409,173 409,174 409,175 409,177 410,178 410,179 410,180 410,181 411,182 411,183 411,185 411,186 411,187 411,188 411,189 411,191 411,192 411,193 411,194 412,195 412,196 412,197 412,199 412,200 412,201 412,202 412,203 412,204 412,206 412,207 412,208 412,209 412,210 412,211 412,213 412,214 412,215 412,216 412,217 411,218 411,219 411,221 411,222 411,223 411,224 411,225 411,227 411,228 411,229 411,230 410,231 410,232 410,233 410,235 409,236 409,237 409,238 409,239 409,241 409,242 408,243 408,244 408,245 408,246 408,247 408,249 407,250 407,251 407,252 407,253 406,254 406,255 406,256 406,257 405,258 405,260 404,261 404,262 404,263 404,264 403,266 403,267 403,268 402,268 402,269 401,271 401,272 401,273 400,274 400,275 400,277 399,278 398,278 398,279 398,281 397,282 397,283 397,284 396,285 396,286 396,287 395,288 394,289 394,291 393,292 393,292 393,293 392,295 392,296 391,297 391,297 390,299 389,300 389,301 388,302 388,303 387,304 387,305 386,306 386,307 385,308 384,309 384,310 383,311 383,312 382,313 382,314 381,315 381,316 379,317 379,318 378,319 378,320 377,321 376,322 376,323 375,323 375,325 373,325 373,327 372,328 372,328 371,330 370,331 369,331 369,332 368,333 368,334 367,335 366,336 366,337 365,338 364,339 363,339 362,341 361,341 361,342 360,343 359,344 358,345 358,346 357,346 356,347 356,348 354,348 354,350 353,350 352,352 352,352 350,353 350,354 348,355 348,356 347,356 346,357 346,358 344,358 344,360 343,360 342,361 341,362 340,362 339,363 339,364 338,365 336,366 336,366 334,367 334,368 333,368 332,369 331,370 330,371 329,371 328,372 328,372 327,373 325,374 325,375 323,375 322,376 322,376 321,377 319,378 319,378 318,380 317,380 316,381 315,381 314,382 313,382 312,383 311,383 310,384 309,385 308,385 307,386 306,386 305,387 304,387 303,388 302,389 301,389 300,390 299,390 297,391 297,391 296,392 294,392 293,393 292,393 292,393 290,394 289,395 288,395 287,396 286,396 285,396 284,397 283,397 282,398 280,398 279,398 278,399 278,399 277,400 275,400 274,400 273,401 272,401 270,401 269,402 268,403 267,403 267,403 265,403 264,404 263,404 262,405 261,405 260,405 258,406 257,406 256,406 255,406 254,407 253,407 252,407 250,407 250,407 249,408 247,408 246,408 245,408 244,408 243,409 242,409 240,409 239,410 238,410 237,410 236,410 235,410 233,410 232,410 231,411 230,411 229,411 228,411 227,411 225,411 224,411 223,411 222,411 221,411 219,412 218,412 217,412 216,412 215,412 214,412 213,412 211,412 210,412 209,412 208,412 207,412 205,412 204,412 203,412 202,412 201,412 200,412 199,412 197,412 196,412 195,412 194,412 193,412 192,411 190,411 189,411 188,411 187,411 186,411 185,411 183,411 182,411 181,411 180,411 179,410 178,410 177,410 175,410 174,410 173,410 172,409 171,409 169,409 168,408 168,408 167,408 165,408 164,408 163,407 162,407 161,407 160,407 158,407 157,406 156,406 155,406 154,406 153,405 152,405 150,405 149,405 148,404 147,404 146,403 145,403 144,403 143,402 142,402 140,401 139,401 138,401 137,400 136,400 135,400 134,399 133,398 132,398 130,398 129,397 128,397 128,397 127,396 125,396 124,395 123,395 122,395 121,394 120,393 119,393 118,392 117,392 116,391 115,391 114,391 113,390 111,389 111,389 110,388 108,387 107,387 107,386 105,386 104,385 103,385 103,384 102,383 100,383 99,382 99,382 97,381 96,381 96,380 94,380 93,379 93,378 92,378 90,376 90,376 89,375 88,375 87,374 86,373 85,373 84,372 83,371 82,371 81,370 80,370 79,368 78,368 78,367 77,367 76,366 75,365 74,364 73,364 72,362 71,362 70,361 69,360 68,360 68,359 67,358 66,357 65,357 64,356 64,355 63,354 62,353 61,353 60,352 60,351 58,350 58,349 57,348 56,347 55,347 54,346 54,345 53,344 52,343 52,342 51,342 50,341 49,340 49,339 48,338 47,337 46,336 46,335 44,334 44,333 43,332 43,332 41,331 41,330 40,329 40,328 39,327 38,326 37,325 37,324 36,323 35,322 35,321 34,320 34,319 33,318 32,317 32,316 31,316 30,314 30,313 29,313 29,311 28,310 27,309 27,308 26,307 26,306 25,305 24,304 24,303 23,302 23,301 23,300 22,299 22,298 21,297 20,296 20,295 19,294 19,293 19,292 18,291 18,290 17,289 16,288 16,286 16,285 15,284 15,283 15,282 14,281 13,280 13,279 13,278 12,277 12,275 12,275 11,274 10,272 10,271 10,270 9,269 9,268 9,267 9,266 8,264 8,264 8,263 7,261 7,260 7,259 7,258 6,257 6,256 5,254 5,253 5,252 5,251 5,250 4,249 4,247 4,246 4,245 4,244 3,243 3,242 3,241 2,240 2,239 2,238 2,236 2,235 2,234 2,233 1,232 1,231 1,229 1,228 1,227 1,226 1,225 1,224 1,222 0,221 0,220 0,219 0,218 0,217 0,216 0,214 0,213 0,212 0,211 0,210 0,208 0,207">
          <text:p/>
        </draw:polygon>
        <draw:polygon draw:style-name="gr4" draw:text-style-name="P4" draw:layer="layout" svg:width="0.411cm" svg:height="0.411cm" svg:x="5.08cm" svg:y="4.349cm" svg:viewBox="0 0 412 412" draw:points="0,206 0,205 0,204 0,203 0,202 0,200 0,199 0,198 1,197 1,196 1,194 1,193 1,192 1,191 1,190 1,189 1,188 1,186 1,185 1,184 1,183 2,182 2,181 2,179 2,178 2,177 2,176 2,175 3,174 3,172 3,171 4,170 4,169 4,168 4,167 4,165 4,164 5,163 5,162 5,161 5,160 6,159 6,158 6,157 6,156 7,154 7,153 8,152 8,151 8,150 8,149 9,147 9,146 9,145 9,144 10,143 10,142 10,141 11,140 12,139 12,138 12,136 13,135 13,134 13,133 14,132 14,131 15,130 15,129 16,128 16,127 16,126 17,125 18,124 18,122 18,121 19,120 19,119 20,118 20,117 21,116 21,115 21,114 22,113 23,112 23,111 24,110 24,109 25,108 26,107 26,105 27,105 27,104 28,103 29,102 29,101 30,100 30,99 31,98 31,97 32,96 33,95 33,94 34,93 34,92 35,91 36,90 37,89 37,88 38,87 38,87 39,85 40,84 41,83 41,82 42,82 43,80 44,79 44,79 45,78 45,77 46,76 47,75 48,74 48,74 49,72 50,72 51,71 52,69 52,69 53,68 54,67 55,67 55,65 56,65 57,64 58,63 59,62 59,62 60,60 61,60 62,59 63,58 63,57 65,56 65,55 66,55 67,54 68,53 69,53 70,52 70,51 71,50 72,49 73,49 74,48 75,48 76,46 77,46 78,45 79,44 80,43 80,43 81,42 82,42 83,40 84,40 85,39 86,39 87,38 88,38 89,37 90,36 91,35 92,35 93,34 94,34 95,33 95,32 96,32 98,31 99,30 99,30 101,29 102,28 102,28 104,27 105,27 106,27 106,26 108,25 109,25 110,24 110,24 112,23 113,23 114,22 115,21 116,21 117,20 118,20 119,19 120,19 121,18 122,18 123,17 124,17 125,16 127,16 127,15 129,15 130,15 131,14 132,13 133,13 134,13 135,12 136,12 137,12 138,11 140,11 141,10 142,10 143,10 144,9 145,9 146,9 147,8 148,8 149,8 150,8 152,7 153,7 154,7 155,7 156,6 158,6 159,5 160,5 161,5 162,5 163,4 164,4 165,4 166,4 168,4 169,3 170,3 171,3 172,2 173,2 174,2 175,2 177,2 178,2 179,2 180,1 182,1 183,1 184,1 185,1 186,1 187,1 188,1 189,1 191,1 192,0 193,0 194,0 195,0 197,0 198,0 199,0 200,0 201,0 202,0 203,0 205,0 206,0 207,0 208,0 209,0 210,0 212,0 213,0 214,0 215,0 216,0 217,0 219,0 220,0 221,0 222,1 223,1 224,1 225,1 227,1 228,1 229,1 230,1 231,1 233,1 234,2 235,2 236,2 237,2 238,2 239,2 241,3 242,3 243,3 244,4 245,4 247,4 247,4 248,4 249,5 250,5 252,5 253,5 254,5 255,6 256,6 258,7 259,7 260,7 261,7 262,8 263,8 264,8 265,9 266,9 267,9 269,9 270,10 271,10 272,10 273,11 275,12 276,12 277,12 278,13 279,13 280,13 281,14 282,14 283,15 285,15 285,16 286,16 288,16 289,17 290,18 291,18 292,18 293,19 294,19 295,20 296,21 297,21 298,22 299,23 300,23 302,23 302,24 303,24 304,25 305,25 306,26 307,27 308,27 309,28 310,28 311,29 313,29 313,30 314,30 315,31 317,32 317,32 318,33 319,34 320,35 321,35 322,36 323,37 324,37 325,38 326,38 327,39 328,40 329,40 330,41 330,42 332,43 332,43 333,44 334,44 335,46 336,46 337,47 338,48 339,49 340,49 340,50 342,50 342,52 343,52 344,53 345,54 345,54 347,55 347,56 348,57 349,58 350,58 351,59 352,60 353,61 353,62 354,63 355,64 355,64 357,65 357,66 358,67 359,68 359,68 360,69 361,70 362,71 362,72 364,73 364,74 365,75 366,75 367,77 367,78 368,78 369,79 369,80 370,81 370,82 371,83 372,84 373,85 373,86 374,87 375,88 375,89 376,89 377,90 378,92 378,92 379,93 379,94 380,96 380,96 381,97 382,99 382,99 383,100 383,102 384,102 384,103 385,104 386,105 386,106 387,107 387,108 388,110 389,110 389,111 390,113 390,114 391,115 392,115 392,117 392,118 393,119 393,120 394,121 394,122 395,123 395,124 395,125 396,127 397,127 397,128 397,129 398,130 398,132 398,133 399,134 400,135 400,136 400,137 401,138 401,139 401,140 402,142 402,143 403,144 403,145 403,146 404,147 404,148 404,149 404,150 405,152 405,153 405,154 406,155 406,156 407,157 407,158 407,160 407,161 407,162 408,163 408,164 408,165 408,166 408,167 409,168 409,169 409,171 409,172 409,173 409,174 410,175 410,177 410,178 411,179 411,180 411,181 411,182 411,183 411,185 411,186 411,187 411,188 411,189 412,191 412,192 412,193 412,194 412,195 412,196 412,197 412,199 412,200 412,201 412,202 412,203 412,204 412,206 412,207 412,208 412,209 412,210 412,211 412,213 412,214 412,215 412,216 412,217 412,218 412,219 412,221 412,222 411,223 411,224 411,225 411,227 411,228 411,229 411,230 411,231 411,232 410,233 410,235 410,236 410,237 409,238 409,239 409,241 409,242 409,243 409,244 408,245 408,246 408,247 408,248 408,249 407,250 407,252 407,253 407,254 406,255 406,256 405,257 405,258 405,260 405,261 404,262 404,263 404,264 404,265 403,266 403,267 403,268 402,269 402,271 401,272 401,273 401,274 400,275 400,276 400,277 399,278 398,279 398,281 398,282 397,283 397,284 397,285 396,286 395,287 395,288 395,289 394,291 394,291 393,292 393,293 392,294 392,296 392,296 391,297 390,299 390,300 389,301 389,302 388,303 387,304 387,305 386,306 386,307 385,308 384,309 384,309 383,311 383,312 382,313 382,314 381,315 380,316 380,317 379,318 379,319 378,319 378,321 377,322 376,322 375,323 375,325 374,325 373,327 373,327 372,328 371,329 370,330 370,331 369,332 368,333 368,334 367,334 367,336 365,336 365,338 364,338 364,339 362,340 362,341 361,342 360,343 359,343 359,344 358,345 357,346 357,347 355,348 355,348 354,350 353,350 353,351 352,352 351,353 350,354 349,354 348,355 347,356 347,357 345,358 345,358 344,359 343,360 342,361 342,361 340,362 340,363 339,364 338,364 337,366 336,366 335,367 334,367 333,368 332,369 332,369 330,370 329,371 329,372 328,372 327,373 326,373 325,374 324,375 323,376 322,376 321,377 320,378 319,378 318,379 317,379 316,380 315,381 314,382 313,382 313,383 311,383 310,384 309,384 308,385 307,386 306,386 305,387 304,387 303,387 302,388 301,389 300,389 299,390 298,391 297,391 295,392 295,392 294,393 293,393 292,393 290,394 289,394 289,395 288,395 286,396 285,396 284,397 283,397 282,397 281,398 280,398 279,398 278,399 277,400 275,400 274,400 273,401 272,401 271,401 270,402 269,402 267,403 266,403 265,403 264,404 263,404 262,404 261,404 260,405 259,405 258,406 256,406 255,406 254,406 253,407 252,407 250,407 249,407 248,407 247,408 246,408 245,408 244,408 242,408 241,409 240,409 239,409 238,409 237,409 236,409 235,410 234,410 233,410 231,410 230,411 229,411 228,411 227,411 225,411 224,411 223,411 222,411 221,411 220,411 219,411 217,412 216,412 215,412 214,412 213,412 212,412 210,412 209,412 208,412 207,412 206,412 205,412 203,412 202,412 201,412 200,412 199,412 198,412 197,412 195,412 194,411 193,411 192,411 191,411 189,411 188,411 187,411 186,411 185,411 184,411 183,411 182,410 180,410 179,410 178,410 177,409 175,409 174,409 173,409 172,409 171,409 170,408 169,408 168,408 166,408 165,408 164,408 163,407 162,407 160,407 159,407 158,406 158,406 156,406 155,406 154,405 153,405 152,404 150,404 149,404 148,404 147,403 146,403 145,403 144,402 143,402 142,401 141,401 140,401 138,400 137,400 136,400 135,399 134,399 133,398 132,398 131,397 130,397 129,397 127,396 126,396 125,396 124,395 123,394 122,394 121,393 120,393 119,393 118,392 117,392 116,391 115,391 114,390 113,390 112,389 110,389 109,388 109,387 108,387 106,386 105,386 105,385 104,384 102,384 101,383 101,383 99,382 98,382 98,381 96,381 95,380 95,379 94,379 93,378 92,377 91,376 90,376 89,375 88,375 87,374 86,373 85,372 84,372 83,371 82,371 81,370 80,369 79,368 79,368 77,367 77,366 76,366 75,365 74,364 73,363 72,362 71,362 70,361 70,360 69,359 68,358 67,358 66,357 65,356 65,356 63,355 63,354 62,353 61,352 60,352 59,351 59,350 58,349 57,348 56,347 55,346 55,346 54,344 53,344 52,343 52,342 51,341 50,341 49,339 48,339 48,338 47,337 46,336 45,335 45,334 44,333 44,332 43,331 42,331 41,329 41,329 40,328 39,327 38,326 38,325 37,323 37,323 36,322 35,321 34,320 34,319 33,318 33,317 32,316 31,315 31,314 30,313 30,312 29,311 29,310 28,309 27,308 27,307 26,306 26,305 25,304 24,303 24,302 23,301 23,300 22,299 21,298 21,297 21,296 20,294 20,294 19,293 19,292 18,291 18,289 18,288 17,288 16,286 16,285 16,284 15,283 15,282 14,281 14,280 13,279 13,278 13,277 12,275 12,274 12,273 11,272 10,271 10,270 10,269 9,268 9,267 9,266 9,264 8,263 8,262 8,261 7,260 7,259 6,258 6,257 6,256 6,254 6,253 5,252 5,251 5,250 5,249 4,247 4,246 4,245 4,244 4,243 4,242 3,241 3,239 3,238 2,237 2,236 2,235 2,233 2,232 2,231 2,230 1,229 1,228 1,227 1,225 1,225 1,224 1,222 1,221 1,220 1,219 1,218 1,217 0,216 0,214 0,213 0,212 0,211 0,210 0,208 0,207">
          <text:p/>
        </draw:polygon>
        <draw:line draw:style-name="gr3" draw:text-style-name="P3" draw:layer="layout" svg:x1="7.601cm" svg:y1="2.502cm" svg:x2="9.361cm" svg:y2="5.549cm">
          <text:p/>
        </draw:line>
        <draw:line draw:style-name="gr3" draw:text-style-name="P3" draw:layer="layout" svg:x1="5.842cm" svg:y1="3.517cm" svg:x2="7.601cm" svg:y2="6.564cm">
          <text:p/>
        </draw:line>
        <draw:line draw:style-name="gr3" draw:text-style-name="P3" draw:layer="layout" svg:x1="9.36cm" svg:y1="3.517cm" svg:x2="5.842cm" svg:y2="3.517cm">
          <text:p/>
        </draw:line>
        <draw:line draw:style-name="gr3" draw:text-style-name="P3" draw:layer="layout" svg:x1="7.601cm" svg:y1="2.502cm" svg:x2="5.842cm" svg:y2="5.549cm">
          <text:p/>
        </draw:line>
        <draw:line draw:style-name="gr3" draw:text-style-name="P3" draw:layer="layout" svg:x1="9.361cm" svg:y1="3.517cm" svg:x2="7.601cm" svg:y2="6.564cm">
          <text:p/>
        </draw:line>
        <draw:polygon draw:style-name="gr4" draw:text-style-name="P4" draw:layer="layout" svg:width="0.411cm" svg:height="0.411cm" svg:x="8.58cm" svg:y="2.307cm" svg:viewBox="0 0 412 412" draw:points="0,206 0,205 0,203 0,202 1,201 1,200 1,199 1,198 1,197 1,196 1,194 1,193 1,192 1,191 1,190 1,188 1,187 1,186 1,185 1,184 2,183 2,182 2,180 2,179 2,178 2,177 2,176 3,175 3,173 3,172 3,171 3,170 3,169 4,168 4,166 4,165 4,164 4,163 5,162 5,161 5,159 6,159 6,158 6,157 6,155 7,154 7,153 7,152 7,151 8,149 8,148 9,147 9,146 9,145 10,144 10,143 10,142 11,141 11,140 12,138 12,137 12,136 13,135 13,134 13,133 14,132 14,131 14,130 15,129 16,127 16,126 17,126 17,124 17,123 18,122 18,121 19,120 19,119 20,118 20,117 21,116 21,115 22,114 23,113 23,112 23,111 24,109 24,109 25,108 26,107 26,105 27,105 27,104 28,102 28,102 29,101 30,99 30,98 31,98 31,97 32,96 32,95 34,94 34,93 35,92 35,91 36,90 37,89 37,88 38,87 39,86 39,85 40,84 41,83 41,82 42,82 43,80 43,79 44,79 45,77 46,77 46,76 47,75 48,74 49,73 49,72 50,72 51,71 52,70 52,69 53,68 54,67 55,66 56,65 56,65 57,63 58,63 58,62 60,61 60,60 61,59 62,59 63,58 64,57 65,57 66,55 66,55 67,54 68,53 69,52 70,51 71,51 72,50 73,49 73,48 74,48 75,47 76,46 77,46 78,45 79,44 80,43 81,43 82,42 83,41 83,41 84,40 86,39 86,38 87,38 88,37 89,37 90,36 91,35 92,34 93,34 94,33 95,33 96,32 97,32 98,31 99,30 100,30 101,29 102,29 103,28 104,27 105,27 106,26 107,26 108,25 109,24 110,24 111,23 112,23 113,22 114,22 115,21 116,21 117,20 118,20 119,19 121,19 122,18 123,18 123,17 125,17 126,16 127,16 128,15 129,15 130,15 131,14 132,13 133,13 135,13 136,12 137,12 138,12 138,11 140,11 141,11 142,10 143,10 144,9 146,9 147,9 148,8 149,8 150,8 151,8 152,7 153,7 154,7 155,7 157,6 158,6 159,5 160,5 161,5 162,5 163,4 165,4 166,4 167,4 168,4 169,3 171,3 172,3 172,2 173,2 175,2 176,2 177,2 178,2 179,2 180,1 182,1 183,1 184,1 185,1 186,1 187,1 188,1 190,1 191,1 192,0 193,0 194,0 196,0 197,0 198,0 199,0 200,0 201,0 202,0 203,0 205,0 206,0 207,0 208,0 210,0 211,0 212,0 213,0 214,0 215,0 216,0 217,0 219,0 220,0 221,0 222,1 223,1 225,1 226,1 227,1 228,1 229,1 230,1 231,1 233,2 234,2 235,2 236,2 237,2 238,2 240,2 241,3 242,3 243,3 244,4 246,4 247,4 248,4 249,4 250,5 251,5 252,5 253,5 254,5 255,6 256,6 258,7 259,7 260,7 261,7 262,8 263,8 265,8 266,9 267,9 268,9 269,9 270,10 271,11 272,11 273,11 275,12 276,12 277,12 278,13 278,13 280,13 281,14 282,14 283,15 285,15 286,16 286,16 287,16 288,17 290,18 291,18 292,19 292,19 294,19 295,20 296,21 297,21 298,22 299,22 300,22 301,23 302,23 303,24 304,24 305,25 306,26 307,26 308,27 309,27 311,28 311,29 312,29 313,30 314,30 315,31 316,32 317,32 318,33 319,34 320,34 321,35 322,36 323,36 324,37 325,37 326,38 327,39 328,40 328,40 330,41 330,41 331,43 333,43 333,44 334,44 335,46 336,46 337,47 338,47 339,48 340,49 341,49 341,51 342,51 343,52 344,52 345,54 346,54 347,55 347,56 348,57 349,58 350,58 351,59 352,60 352,61 353,62 354,62 355,63 356,64 356,65 357,66 358,66 359,68 359,68 361,69 361,70 362,71 363,72 363,73 364,73 365,74 366,76 366,76 367,77 368,78 369,79 369,80 370,81 370,82 372,83 372,84 373,84 373,86 374,87 375,87 376,88 376,90 377,90 377,91 378,92 379,93 379,94 380,96 381,96 381,97 382,98 383,99 383,100 384,101 384,102 385,103 386,104 386,105 387,106 387,107 388,108 388,109 388,110 389,111 390,112 390,113 391,115 391,115 392,116 392,118 393,119 393,120 394,121 394,122 395,123 395,124 395,125 396,126 397,127 397,128 398,129 398,130 398,132 399,133 399,134 400,135 400,136 400,137 401,138 401,139 401,140 402,141 402,143 402,144 403,145 403,146 404,147 404,148 404,149 405,150 405,151 405,152 405,154 406,155 406,156 406,157 406,158 407,159 407,161 408,162 408,162 408,163 408,165 408,166 409,167 409,168 409,169 409,171 409,172 409,173 410,174 410,175 410,176 411,177 411,178 411,180 411,181 411,182 411,183 411,184 411,186 411,187 412,188 412,189 412,190 412,191 412,193 412,194 412,195 412,196 412,197 412,198 412,200 412,201 412,202 412,203 412,204 412,205 412,207 412,208 412,209 412,210 412,211 412,212 412,213 412,215 412,216 412,217 412,218 412,219 412,221 412,222 412,223 412,224 411,225 411,226 411,227 411,228 411,230 411,231 411,232 411,233 411,235 410,236 410,237 410,238 409,239 409,240 409,241 409,242 409,244 409,245 408,246 408,247 408,248 408,249 408,250 407,251 407,252 406,253 406,255 406,256 406,257 405,258 405,260 405,261 405,262 404,263 404,264 404,265 403,266 403,267 402,268 402,269 402,270 401,272 401,273 401,274 400,275 400,276 400,277 399,278 399,279 398,280 398,281 397,283 397,284 397,285 396,286 395,287 395,288 395,289 394,290 394,291 393,292 392,293 392,294 392,295 391,296 391,297 390,298 390,300 389,301 388,301 388,302 387,303 387,305 387,305 386,306 386,308 385,309 384,309 384,311 383,312 383,313 382,313 381,315 380,316 380,316 379,317 379,319 378,319 377,320 377,322 376,322 376,323 375,325 374,325 373,326 373,327 372,328 372,329 370,330 370,331 369,331 369,333 367,334 367,334 366,336 366,336 365,337 364,338 363,339 363,340 362,341 361,341 361,342 359,343 359,344 358,345 357,346 356,347 355,348 355,348 354,350 353,350 352,351 352,352 351,352 350,353 349,354 348,355 347,356 347,356 345,358 345,358 344,359 343,360 342,361 341,361 340,362 340,363 338,363 338,364 337,365 336,366 335,366 334,367 333,368 332,369 331,369 330,370 330,371 328,372 327,372 327,373 326,373 325,374 324,375 323,376 322,376 321,377 320,377 319,378 318,378 317,379 316,380 315,381 314,381 313,382 312,383 311,383 310,384 309,384 308,385 307,386 306,386 305,387 304,387 303,387 302,388 301,388 300,389 299,390 298,390 297,391 296,391 295,392 294,392 292,392 291,393 291,394 290,394 288,395 287,395 286,395 285,396 285,397 283,397 282,397 281,398 280,398 278,398 277,399 277,400 276,400 275,400 273,401 272,401 271,401 270,402 269,402 267,402 266,403 266,403 265,403 263,403 262,404 261,404 260,405 259,405 258,405 256,405 255,406 254,406 253,406 252,406 251,407 250,407 248,407 247,408 247,408 246,408 244,408 243,408 242,409 241,409 240,409 238,409 237,409 236,409 235,410 234,410 233,410 231,410 230,411 229,411 228,411 227,411 226,411 225,411 223,411 222,411 221,411 220,411 219,411 217,412 216,412 215,412 214,412 213,412 212,412 211,412 210,412 208,412 207,412 206,412 205,412 203,412 202,412 201,412 200,412 199,412 198,412 197,412 196,412 194,411 193,411 192,411 191,411 190,411 188,411 187,411 186,411 185,411 184,411 183,411 182,410 180,410 179,410 178,410 177,409 176,409 175,409 173,409 172,409 171,409 170,409 169,408 168,408 166,408 165,408 164,408 163,407 162,407 161,406 160,406 159,406 158,406 157,406 155,405 154,405 153,405 152,404 151,404 150,403 148,403 147,403 146,403 146,402 144,402 143,402 142,401 141,401 140,401 138,400 137,400 136,400 136,399 135,399 133,398 132,398 131,397 130,397 129,397 127,396 127,395 126,395 125,395 123,394 122,394 121,393 121,393 119,392 118,392 117,391 116,391 115,390 114,390 113,390 112,389 111,388 110,388 109,387 108,387 107,386 106,386 105,385 104,384 103,384 102,383 101,383 100,382 99,381 98,381 97,380 96,380 95,379 94,378 93,377 92,377 91,376 90,376 89,375 88,375 87,374 86,373 85,372 84,372 83,371 83,370 82,370 80,369 80,368 79,367 78,367 77,366 76,365 75,365 74,364 73,363 72,362 72,362 71,361 70,360 68,359 68,358 67,358 66,357 65,356 65,355 64,355 63,353 62,353 61,352 60,351 59,351 58,350 58,349 57,348 56,347 56,346 55,345 54,344 53,344 52,342 52,342 51,341 50,340 49,339 49,338 48,337 47,337 46,336 46,335 45,334 44,333 43,332 43,331 42,330 41,329 41,328 40,327 39,326 38,326 38,325 37,323 37,323 36,322 35,321 35,320 34,319 33,318 32,317 32,316 31,315 31,314 30,313 30,312 29,311 28,310 28,309 27,308 27,307 26,306 26,305 25,303 24,303 24,302 23,301 23,300 22,299 22,298 21,297 21,295 20,294 20,294 19,292 18,291 18,290 18,289 17,288 17,287 16,286 16,285 16,284 15,283 14,281 14,281 14,280 13,278 13,277 13,276 12,275 12,274 12,273 11,272 11,271 10,270 10,269 10,267 9,266 9,265 9,264 8,263 8,262 7,261 7,260 7,259 7,258 6,256 6,255 6,254 6,253 5,252 5,251 4,250 4,248 4,247 4,246 4,245 4,244 3,242 3,241 3,240 3,239 3,238 2,237 2,236 2,235 2,233 2,232 2,231 2,230 2,228 1,227 1,227 1,226 1,225 1,223 1,222 1,221 1,220 1,219 1,217 1,216 1,215 1,214 1,213 1,212 1,211 0,210 0,208 0,207">
          <text:p/>
        </draw:polygon>
        <draw:polygon draw:style-name="gr5" draw:text-style-name="P5" draw:layer="layout" svg:width="0.411cm" svg:height="0.411cm" svg:x="9.166cm" svg:y="3.323cm" svg:viewBox="0 0 412 412" draw:points="0,206 0,205 0,203 0,202 0,201 0,200 0,199 1,198 1,197 1,196 1,194 1,193 1,192 1,191 1,189 1,188 1,187 1,186 1,185 1,184 2,183 2,182 2,180 2,179 2,178 2,177 2,176 2,174 3,173 3,172 3,171 4,171 4,169 4,168 4,167 4,166 5,164 5,163 5,162 5,161 5,160 6,159 6,158 7,157 7,155 7,154 7,153 8,152 8,151 8,149 8,149 9,148 9,147 9,145 10,144 10,143 10,142 10,141 11,140 12,138 12,137 12,137 13,136 13,134 13,133 14,132 15,131 15,130 15,129 16,128 16,127 16,126 17,124 18,123 18,122 19,122 19,120 19,119 20,118 20,117 21,116 22,115 22,114 22,113 23,112 23,111 24,110 24,109 25,108 26,107 26,106 27,105 27,104 28,103 29,102 29,101 30,99 30,99 31,98 32,97 32,96 33,95 33,94 34,93 35,92 35,91 36,90 37,89 37,88 38,87 38,86 40,85 40,84 41,83 41,83 42,82 43,80 44,80 44,79 45,78 46,77 47,76 47,75 48,74 49,73 49,72 50,72 51,70 52,70 52,69 53,68 54,67 55,66 56,66 57,65 57,64 58,63 59,62 59,61 60,60 61,59 62,59 63,58 64,57 65,57 66,56 66,55 67,54 68,53 69,52 70,52 70,51 72,50 72,49 73,49 74,48 75,47 76,47 77,45 78,45 79,44 80,44 80,43 82,42 83,41 83,41 84,40 85,40 86,38 87,38 88,37 89,37 90,36 91,35 92,35 93,34 94,33 95,33 96,32 97,32 98,31 99,30 99,30 101,29 102,29 103,28 104,27 105,27 106,26 107,26 108,25 109,24 110,24 111,23 112,23 113,22 114,22 115,22 116,21 117,20 118,20 119,19 120,19 122,18 122,18 123,18 124,17 125,16 127,16 128,16 129,15 130,15 131,14 132,14 133,13 134,13 135,13 137,12 137,12 138,12 140,11 141,10 142,10 143,10 144,9 145,9 147,9 148,9 148,8 149,8 150,8 152,7 153,7 154,7 155,7 157,6 158,6 159,6 160,5 161,5 162,5 163,5 164,4 166,4 167,4 168,4 169,4 170,3 171,3 172,3 173,2 174,2 176,2 177,2 178,2 179,2 180,2 182,2 183,1 184,1 185,1 186,1 187,1 188,1 189,1 191,1 192,1 193,1 194,1 195,0 197,0 198,0 199,0 200,0 201,0 202,0 203,0 205,0 206,0 207,0 208,0 209,0 211,0 212,0 213,0 214,0 215,0 216,0 217,1 219,1 220,1 221,1 222,1 223,1 224,1 226,1 227,1 228,1 229,1 230,1 231,2 233,2 234,2 235,2 236,2 237,2 238,2 239,3 241,3 242,3 243,4 244,4 246,4 247,4 248,4 249,5 250,5 251,5 252,5 253,5 254,6 255,6 256,7 258,7 259,7 260,7 261,8 262,8 263,8 264,8 266,9 267,9 267,9 269,10 270,10 271,10 272,11 273,11 274,12 276,12 277,12 277,13 278,13 280,13 281,14 282,15 283,15 284,15 285,16 286,16 287,17 288,17 289,18 291,18 291,19 292,19 294,20 295,20 296,20 297,21 298,22 299,22 300,23 301,23 302,24 303,24 304,25 305,26 306,26 307,26 308,27 309,27 310,28 311,29 313,30 314,30 314,31 316,32 317,32 317,33 318,33 319,34 320,34 321,35 322,35 323,36 324,37 325,38 326,38 327,39 328,40 329,40 330,41 331,42 332,43 333,43 333,44 334,45 335,45 336,46 337,47 338,48 339,48 340,49 341,50 342,51 342,51 343,52 344,53 345,54 346,55 347,55 347,56 348,57 349,58 350,58 351,59 352,60 353,61 353,62 354,63 355,63 356,64 357,65 357,66 358,67 359,68 359,69 361,69 361,70 362,71 363,72 364,73 364,74 365,74 366,76 367,76 367,77 368,79 369,79 369,80 370,81 371,82 372,83 372,84 373,85 373,85 374,87 375,88 376,88 376,90 377,91 378,91 378,93 379,94 379,94 380,95 381,97 381,97 382,98 383,99 383,100 384,101 384,102 385,104 386,104 386,105 387,107 387,108 387,108 388,109 389,110 389,112 390,112 391,113 391,115 392,116 392,117 393,118 393,119 393,120 394,121 394,122 395,123 396,124 396,125 396,126 397,127 397,129 397,130 398,130 398,132 399,133 399,134 400,135 400,136 400,137 401,138 401,139 401,140 402,141 403,143 403,144 403,145 403,146 404,147 404,148 404,149 405,151 405,151 406,152 406,154 406,155 406,156 407,157 407,158 407,159 407,161 407,162 408,163 408,164 408,165 408,166 408,168 409,169 409,170 409,171 409,172 409,173 410,174 410,176 410,177 410,177 411,178 411,180 411,181 411,182 411,183 411,184 411,186 411,187 411,188 412,189 412,190 412,191 412,193 412,194 412,195 412,196 412,197 412,198 412,199 412,201 412,202 412,203 412,204 412,205 412,207 412,208 412,209 412,210 412,211 412,212 412,213 412,214 412,216 412,217 412,218 412,219 412,221 412,222 412,223 411,224 411,225 411,227 411,228 411,229 411,230 411,231 411,232 411,233 410,235 410,236 410,237 409,238 409,239 409,241 409,242 409,243 409,244 408,245 408,246 408,247 408,249 408,250 407,251 407,252 407,253 407,254 407,256 406,256 406,257 406,258 406,260 405,261 405,262 404,263 404,264 404,266 403,267 403,268 403,269 402,270 402,271 401,272 401,273 401,274 400,275 400,277 400,278 399,279 398,279 398,281 398,282 397,283 397,284 397,285 396,286 396,287 395,288 395,289 394,291 394,292 393,293 393,293 392,294 392,296 392,297 391,298 391,299 390,300 389,301 389,302 388,303 387,304 387,305 386,306 386,307 385,308 384,309 384,310 383,311 383,312 382,313 382,314 381,315 381,316 380,317 379,318 379,319 378,320 378,321 377,322 376,323 375,323 375,325 374,326 373,327 373,328 372,328 371,329 371,331 370,331 369,332 369,333 368,334 367,335 367,336 366,337 365,338 364,339 364,339 362,341 362,341 361,342 360,343 359,344 359,344 358,346 357,346 357,347 356,348 355,349 354,350 353,350 353,352 352,352 351,353 350,354 349,355 348,356 347,356 347,357 346,358 345,358 344,359 343,360 342,361 342,362 341,362 340,363 339,364 338,365 337,366 336,366 335,367 334,368 333,368 332,369 332,370 331,371 330,371 329,372 328,372 327,373 326,374 325,375 324,375 323,376 322,376 321,377 320,378 319,379 318,379 317,380 316,381 316,381 314,382 313,382 313,383 311,383 310,384 309,384 308,385 307,386 306,386 305,387 304,387 303,388 302,389 301,389 300,390 299,391 298,391 297,391 296,392 295,392 294,393 292,393 291,394 290,394 289,394 288,395 287,396 286,396 285,396 284,397 283,397 282,398 281,398 280,398 278,399 277,400 276,400 275,400 274,401 273,401 272,401 271,401 270,402 269,403 267,403 266,403 265,403 264,404 263,404 262,404 261,405 260,405 259,406 258,406 256,406 255,406 254,407 253,407 252,407 251,407 249,407 248,408 247,408 246,408 245,408 244,408 242,409 242,409 241,409 239,409 238,409 237,409 236,410 235,410 234,410 233,411 231,411 230,411 229,411 228,411 227,411 226,411 224,411 223,411 222,411 221,412 220,412 219,412 217,412 216,412 215,412 214,412 213,412 212,412 211,412 209,412 208,412 207,412 206,412 205,412 203,412 202,412 201,412 200,412 199,412 198,412 197,412 195,412 194,412 193,412 192,412 191,411 189,411 188,411 187,411 186,411 185,411 184,411 183,411 182,411 180,411 179,410 178,410 177,410 176,410 174,409 173,409 172,409 171,409 170,409 169,409 168,408 166,408 165,408 164,408 163,408 162,407 160,407 160,407 159,407 158,406 157,406 155,406 154,406 153,405 152,405 150,404 149,404 148,404 147,404 146,403 145,403 144,403 143,402 142,402 141,401 140,401 138,401 137,400 136,400 135,400 134,399 133,398 132,398 131,398 130,397 129,397 127,397 127,396 125,396 124,395 123,395 122,394 121,394 120,393 119,393 118,392 117,392 116,392 115,391 114,391 113,390 112,389 110,389 110,388 109,387 108,387 107,386 106,386 105,385 104,384 102,384 102,383 101,383 99,382 98,382 98,381 97,381 95,380 95,379 94,379 93,378 92,378 91,377 90,376 89,375 88,375 87,374 86,373 85,373 84,372 83,371 82,371 82,370 80,369 80,369 79,368 77,367 77,367 76,366 75,365 74,364 73,364 72,362 72,362 70,361 70,360 69,359 68,359 67,358 66,357 65,357 65,356 63,355 63,354 62,353 61,353 60,352 59,351 59,350 58,349 57,348 57,347 55,347 55,346 54,345 53,344 52,343 52,342 51,342 50,341 49,340 48,339 48,338 47,337 47,336 45,335 45,334 44,333 44,332 43,332 42,331 41,330 41,329 40,328 39,327 38,326 38,325 37,324 37,323 36,322 35,321 34,320 34,319 33,318 33,317 32,317 32,316 31,314 30,313 30,313 29,311 29,310 28,309 27,308 27,307 26,306 26,306 25,304 24,303 24,302 23,302 23,300 22,299 22,298 22,297 21,296 20,295 20,294 19,293 19,292 18,291 18,290 18,289 17,288 16,286 16,285 16,285 15,283 15,282 14,281 14,280 13,279 13,278 13,277 12,276 12,275 12,274 11,272 10,271 10,270 10,269 10,268 9,267 9,266 9,265 8,264 8,263 8,261 8,260 7,259 7,258 7,257 7,256 6,254 6,253 5,252 5,251 5,250 5,249 5,247 4,247 4,246 4,244 4,243 4,242 3,241 3,240 3,239 2,238 2,236 2,235 2,234 2,233 2,232 2,231 2,229 1,228 1,227 1,226 1,225 1,224 1,222 1,221 1,220 1,219 1,217 1,216 1,215 1,214 0,213 0,212 0,211 0,209 0,208 0,207">
          <text:p/>
        </draw:polygon>
        <draw:polygon draw:style-name="gr5" draw:text-style-name="P5" draw:layer="layout" svg:width="0.411cm" svg:height="0.411cm" svg:x="7.994cm" svg:y="3.323cm" svg:viewBox="0 0 412 412" draw:points="0,206 0,205 0,203 0,202 0,201 0,200 0,199 0,198 0,197 0,196 0,194 0,193 0,192 1,191 1,189 1,188 1,187 1,186 1,185 1,184 1,183 1,182 1,180 2,179 2,178 2,177 2,176 2,174 2,173 2,172 3,171 3,171 3,169 4,168 4,167 4,166 4,164 4,163 5,162 5,161 5,160 5,159 5,158 6,157 6,155 6,154 6,153 7,152 7,151 7,149 8,149 8,148 9,147 9,145 9,144 10,143 10,142 10,141 10,140 11,138 12,137 12,137 12,136 13,134 13,133 13,132 14,131 15,130 15,129 15,128 16,127 16,126 16,124 17,123 17,122 18,122 19,120 19,119 19,118 20,117 20,116 21,115 21,114 22,113 23,112 23,111 24,110 24,109 24,108 25,107 26,106 26,105 27,104 27,103 28,102 29,101 29,99 30,99 30,98 31,97 32,96 32,95 33,94 34,93 34,92 35,91 35,90 36,89 37,88 38,87 38,86 39,85 40,84 40,83 41,83 42,82 42,80 43,80 44,79 45,78 45,77 46,76 46,75 48,74 48,73 49,72 49,72 51,70 51,70 52,69 53,68 54,67 54,66 55,66 56,65 57,64 58,63 58,62 59,61 60,60 61,59 62,59 62,58 63,57 64,57 65,56 66,55 67,54 67,53 69,52 69,52 70,51 71,50 72,49 73,49 74,48 74,47 76,47 76,45 77,45 79,44 79,44 80,43 81,42 82,41 83,41 84,40 85,40 85,38 87,38 88,37 88,37 90,36 91,35 91,35 93,34 94,33 94,33 95,32 96,32 97,31 98,30 99,30 100,29 101,29 102,28 104,27 104,27 105,26 106,26 108,25 108,24 109,24 110,23 111,23 112,22 113,22 115,22 116,21 117,20 118,20 119,19 120,19 121,18 122,18 123,18 124,17 125,16 126,16 127,16 129,15 130,15 130,14 131,14 133,13 134,13 135,13 136,12 137,12 138,12 139,11 140,10 141,10 143,10 144,9 145,9 146,9 147,9 148,8 149,8 150,8 151,7 152,7 154,7 155,7 156,6 157,6 158,6 159,5 160,5 161,5 163,5 164,4 165,4 166,4 168,4 169,4 170,3 171,3 172,3 173,2 174,2 175,2 177,2 178,2 179,2 180,2 181,2 182,1 183,1 184,1 185,1 186,1 188,1 189,1 190,1 191,1 193,1 194,1 195,0 196,0 197,0 198,0 199,0 200,0 202,0 203,0 204,0 205,0 206,0 208,0 209,0 210,0 211,0 212,0 213,0 214,0 216,0 217,1 218,1 219,1 220,1 221,1 223,1 224,1 225,1 226,1 227,1 228,1 230,1 231,2 232,2 233,2 234,2 235,2 236,2 238,2 239,3 240,3 241,3 242,4 244,4 245,4 246,4 247,4 249,5 250,5 251,5 252,5 253,5 254,6 255,6 256,7 257,7 258,7 260,7 261,8 262,8 263,8 264,8 265,9 266,9 268,9 269,10 270,10 270,10 272,11 273,11 274,12 275,12 276,12 278,13 279,13 279,13 280,14 281,15 283,15 284,15 285,16 286,16 287,17 288,17 289,18 290,18 291,19 293,19 293,20 294,20 295,20 297,21 298,22 299,22 300,23 301,23 302,24 303,24 304,25 305,26 306,26 307,26 308,27 309,27 310,28 311,29 312,30 313,30 314,31 315,32 316,32 317,33 318,33 319,34 320,34 320,35 322,35 323,36 323,37 325,38 326,38 326,39 328,40 328,40 329,41 330,42 331,43 332,43 333,44 334,45 335,45 336,46 337,47 338,48 339,48 339,49 340,50 341,51 342,51 343,52 344,53 344,54 345,55 346,55 347,56 348,57 349,58 350,58 350,59 351,60 352,61 353,62 354,63 354,63 355,64 356,65 357,66 358,67 358,68 359,69 360,69 361,70 362,71 362,72 363,73 364,74 365,74 365,76 366,76 367,77 368,79 368,79 369,80 369,81 370,82 371,83 372,84 372,85 373,85 374,87 375,88 375,88 376,90 376,91 377,91 378,93 378,94 379,94 380,95 380,97 381,97 381,98 382,99 383,100 383,101 384,102 384,104 385,104 386,105 386,107 387,108 387,108 388,109 389,110 389,112 389,112 390,113 390,115 391,116 391,117 392,118 393,119 393,120 393,121 394,122 394,123 395,124 395,125 395,126 396,127 397,129 397,130 397,130 398,132 398,133 399,134 399,135 400,136 400,137 400,138 401,139 401,140 401,141 402,143 402,144 403,145 403,146 403,147 404,148 404,149 404,151 404,151 405,152 405,154 405,155 405,156 406,157 406,158 407,159 407,161 407,162 407,163 408,164 408,165 408,166 408,168 408,169 408,170 409,171 409,172 409,173 409,174 409,176 409,177 410,177 410,178 410,180 410,181 411,182 411,183 411,184 411,186 411,187 411,188 411,189 411,190 411,191 411,193 411,194 412,195 412,196 412,197 412,198 412,199 412,201 412,202 412,203 412,204 412,205 412,207 412,208 412,209 412,210 412,211 412,212 412,213 412,214 412,216 412,217 411,218 411,219 411,221 411,222 411,223 411,224 411,225 411,227 411,228 411,229 411,230 410,231 410,232 410,233 410,235 409,236 409,237 409,238 409,239 409,241 409,242 408,243 408,244 408,245 408,246 408,247 408,249 407,250 407,251 407,252 407,253 406,254 406,256 405,256 405,257 405,258 405,260 404,261 404,262 404,263 404,264 403,266 403,267 403,268 402,269 402,270 401,271 401,272 401,273 400,274 400,275 400,277 399,278 398,279 398,279 398,281 397,282 397,283 397,284 396,285 395,286 395,287 395,288 394,289 394,291 393,292 393,293 393,293 392,294 391,296 391,297 390,298 390,299 389,300 389,301 389,302 388,303 387,304 387,305 386,306 386,307 385,308 384,309 384,310 383,311 383,312 382,313 381,314 381,315 380,316 379,317 379,318 378,319 378,320 377,321 376,322 376,323 375,323 375,325 373,326 373,327 372,328 372,328 371,329 370,331 369,331 369,332 368,333 368,334 366,335 366,336 365,337 365,338 364,339 363,339 362,341 361,341 361,342 360,343 359,344 358,344 358,346 356,346 356,347 355,348 354,349 354,350 353,350 352,352 351,352 350,353 350,354 348,355 348,356 347,356 346,357 345,358 344,358 344,359 343,360 342,361 341,362 340,362 339,363 339,364 338,365 336,366 336,366 334,367 334,368 333,368 332,369 331,370 330,371 329,371 328,372 328,372 326,373 325,374 325,375 323,375 322,376 322,376 320,377 319,378 319,379 318,379 316,380 316,381 315,381 314,382 313,382 312,383 311,383 310,384 309,384 308,385 306,386 306,386 305,387 304,387 303,388 302,389 301,389 300,390 299,391 297,391 297,391 295,392 294,392 293,393 292,393 291,394 290,394 289,394 288,395 287,396 286,396 285,396 284,397 283,397 281,398 280,398 279,398 278,399 278,400 276,400 275,400 274,401 273,401 272,401 270,401 269,402 268,403 267,403 266,403 265,403 264,404 263,404 262,404 261,405 260,405 258,406 257,406 256,406 255,406 254,407 253,407 251,407 251,407 250,407 249,408 247,408 246,408 245,408 244,408 242,409 241,409 240,409 239,409 238,409 236,409 235,410 234,410 233,410 232,411 231,411 230,411 228,411 227,411 226,411 225,411 224,411 223,411 221,411 220,412 219,412 218,412 217,412 216,412 214,412 213,412 212,412 211,412 210,412 209,412 208,412 206,412 205,412 204,412 203,412 202,412 200,412 199,412 198,412 197,412 196,412 195,412 194,412 193,412 191,412 190,411 189,411 188,411 186,411 185,411 184,411 183,411 182,411 181,411 180,411 178,410 177,410 176,410 175,410 174,409 173,409 171,409 170,409 169,409 168,409 168,408 166,408 165,408 164,408 163,408 161,407 160,407 159,407 158,407 157,406 156,406 155,406 154,406 152,405 151,405 150,404 149,404 148,404 147,404 146,403 145,403 144,403 143,402 141,402 140,401 139,401 138,401 136,400 136,400 135,400 134,399 133,398 131,398 130,398 129,397 128,397 127,397 126,396 125,396 124,395 123,395 121,394 121,394 120,393 119,393 118,392 116,392 116,392 115,391 113,391 112,390 111,389 110,389 109,388 108,387 107,387 106,386 105,386 104,385 103,384 102,384 101,383 100,383 99,382 98,382 97,381 96,381 95,380 94,379 93,379 93,378 91,378 90,377 90,376 88,375 87,375 87,374 85,373 85,373 84,372 83,371 82,371 81,370 80,369 79,369 78,368 77,367 76,367 76,366 74,365 74,364 73,364 72,362 71,362 70,361 69,360 69,359 67,359 67,358 66,357 65,357 64,356 63,355 62,354 62,353 60,353 60,352 59,351 58,350 58,349 56,348 56,347 55,347 54,346 54,345 53,344 52,343 51,342 51,342 49,341 49,340 48,339 47,338 46,337 46,336 45,335 44,334 44,333 43,332 42,332 41,331 41,330 40,329 40,328 39,327 38,326 37,325 37,324 36,323 35,322 35,321 34,320 34,319 33,318 32,317 31,317 31,316 30,314 30,313 29,313 29,311 28,310 27,309 27,308 26,307 26,306 25,306 24,304 24,303 23,302 23,302 23,300 22,299 21,298 21,297 20,296 20,295 19,294 19,293 19,292 18,291 17,290 17,289 16,288 16,286 16,285 15,285 15,283 15,282 14,281 13,280 13,279 13,278 12,277 12,276 12,275 11,274 10,272 10,271 10,270 9,269 9,268 9,267 9,266 8,265 8,264 7,263 7,261 7,260 6,259 6,258 6,257 6,256 5,254 5,253 5,252 5,251 5,250 4,249 4,247 4,247 4,246 4,244 3,243 3,242 3,241 2,240 2,239 2,238 2,236 2,235 2,234 2,233 1,232 1,231 1,229 1,228 1,227 1,226 1,225 1,224 1,222 1,221 0,220 0,219 0,217 0,216 0,215 0,214 0,213 0,212 0,211 0,209 0,208 0,207">
          <text:p/>
        </draw:polygon>
        <draw:polygon draw:style-name="gr5" draw:text-style-name="P5" draw:layer="layout" svg:width="0.411cm" svg:height="0.411cm" svg:x="6.821cm" svg:y="3.323cm" svg:viewBox="0 0 412 412" draw:points="0,206 0,205 0,203 0,202 0,201 0,200 0,199 0,198 0,197 0,196 0,194 1,193 1,192 1,191 1,189 1,188 1,187 1,186 1,185 1,184 1,183 1,182 2,180 2,179 2,178 2,177 2,176 2,174 2,173 3,172 3,171 3,171 3,169 3,168 3,167 4,166 4,164 4,163 4,162 4,161 5,160 5,159 6,158 6,157 6,155 6,154 7,153 7,152 7,151 7,149 8,149 8,148 9,147 9,145 9,144 10,143 10,142 10,141 11,140 11,138 12,137 12,137 12,136 13,134 13,133 13,132 14,131 14,130 15,129 15,128 16,127 16,126 17,124 17,123 17,122 18,122 18,120 19,119 19,118 20,117 20,116 21,115 21,114 22,113 23,112 23,111 24,110 24,109 25,108 26,107 26,106 27,105 27,104 28,103 28,102 29,101 29,99 30,99 31,98 31,97 32,96 32,95 33,94 34,93 34,92 35,91 35,90 37,89 37,88 38,87 38,86 39,85 39,84 41,83 41,83 42,82 42,80 43,80 44,79 45,78 45,77 46,76 47,75 48,74 48,73 49,72 50,72 51,70 51,70 52,69 53,68 53,67 54,66 55,66 56,65 57,64 57,63 58,62 59,61 60,60 61,59 62,59 63,58 63,57 64,57 65,56 66,55 67,54 67,53 68,52 69,52 70,51 71,50 72,49 73,49 74,48 75,47 76,47 77,45 77,45 78,44 79,44 80,43 81,42 82,41 83,41 83,40 85,40 86,38 87,38 88,37 89,37 89,36 91,35 91,35 92,34 93,33 94,33 95,32 96,32 97,31 98,30 99,30 101,29 101,29 102,28 103,27 105,27 105,26 106,26 107,25 108,24 109,24 110,23 111,23 113,22 114,22 115,22 116,21 117,20 118,20 119,19 120,19 121,18 122,18 123,18 124,17 125,16 126,16 127,16 128,15 130,15 131,14 132,14 132,13 133,13 135,13 136,12 137,12 138,12 140,11 141,10 142,10 142,10 143,9 145,9 146,9 147,9 148,8 149,8 150,8 152,7 153,7 154,7 155,7 156,6 157,6 158,6 159,5 160,5 161,5 163,5 164,4 165,4 166,4 167,4 168,4 170,3 171,3 172,3 173,2 174,2 175,2 177,2 178,2 179,2 180,2 181,2 182,1 183,1 185,1 186,1 187,1 188,1 190,1 191,1 192,1 193,1 194,1 196,0 197,0 198,0 199,0 200,0 201,0 202,0 203,0 205,0 206,0 207,0 208,0 210,0 211,0 212,0 213,0 214,0 215,0 216,0 217,1 219,1 220,1 221,1 222,1 223,1 225,1 226,1 227,1 228,1 229,1 230,1 231,2 233,2 234,2 235,2 236,2 237,2 238,2 239,3 240,3 241,3 242,4 244,4 245,4 246,4 247,4 248,5 250,5 251,5 252,5 253,5 254,6 255,6 256,7 258,7 259,7 260,7 261,8 262,8 263,8 264,8 265,9 266,9 267,9 269,10 270,10 271,10 272,11 273,11 274,12 275,12 276,12 277,13 278,13 280,13 281,14 282,15 283,15 284,15 285,16 286,16 287,17 288,17 289,18 290,18 291,19 292,19 294,20 295,20 295,20 297,21 298,22 299,22 300,23 301,23 302,24 303,24 304,25 305,26 306,26 307,26 308,27 309,27 310,28 311,29 312,30 313,30 314,31 315,32 316,32 317,33 318,33 319,34 320,34 321,35 322,35 323,36 324,37 325,38 326,38 326,39 327,40 328,40 329,41 330,42 331,43 332,43 333,44 334,45 335,45 336,46 337,47 337,48 338,48 340,49 340,50 341,51 342,51 343,52 344,53 345,54 345,55 346,55 347,56 348,57 349,58 350,58 351,59 351,60 352,61 353,62 353,63 355,63 355,64 356,65 357,66 358,67 359,68 359,69 360,69 361,70 362,71 362,72 363,73 364,74 365,74 365,76 366,76 367,77 367,79 368,79 369,80 370,81 370,82 371,83 372,84 373,85 373,85 374,87 375,88 375,88 376,90 376,91 377,91 378,93 378,94 379,94 380,95 380,97 381,97 381,98 382,99 383,100 383,101 384,102 384,104 385,104 386,105 386,107 387,108 387,108 388,109 388,110 389,112 390,112 390,113 391,115 391,116 391,117 392,118 392,119 393,120 394,121 394,122 394,123 395,124 395,125 396,126 396,127 397,129 397,130 398,130 398,132 398,133 399,134 400,135 400,136 400,137 401,138 401,139 401,140 402,141 402,143 402,144 402,145 403,146 403,147 403,148 404,149 404,151 405,151 405,152 405,154 405,155 406,156 406,157 406,158 406,159 407,161 407,162 407,163 408,164 408,165 408,166 408,168 408,169 409,170 409,171 409,172 409,173 409,174 409,176 410,177 410,177 410,178 410,180 411,181 411,182 411,183 411,184 411,186 411,187 411,188 411,189 411,190 411,191 412,193 412,194 412,195 412,196 412,197 412,198 412,199 412,201 412,202 412,203 412,204 412,205 412,207 412,208 412,209 412,210 412,211 412,212 412,213 412,214 412,216 412,217 412,218 412,219 411,221 411,222 411,223 411,224 411,225 411,227 411,228 411,229 411,230 411,231 410,232 410,233 410,235 410,236 409,237 409,238 409,239 409,241 409,242 409,243 408,244 408,245 408,246 408,247 408,249 407,250 407,251 407,252 406,253 406,254 406,256 406,256 405,257 405,258 405,260 405,261 404,262 404,263 403,264 403,266 403,267 402,268 402,269 402,270 401,271 401,272 401,273 400,274 400,275 400,277 399,278 399,279 398,279 398,281 398,282 397,283 397,284 396,285 396,286 395,287 395,288 394,289 394,291 394,292 393,293 392,293 392,294 391,296 391,297 390,298 390,299 390,300 389,301 388,302 388,303 387,304 387,305 386,306 386,307 385,308 384,309 384,310 383,311 383,312 382,313 381,314 381,315 380,316 380,317 379,318 378,319 377,320 377,321 376,322 376,323 375,323 375,325 374,326 373,327 372,328 372,328 371,329 370,331 370,331 369,332 368,333 367,334 367,335 366,336 365,337 365,338 364,339 363,339 362,341 362,341 361,342 360,343 359,344 358,344 358,346 357,346 356,347 355,348 355,349 353,350 353,350 352,352 351,352 351,353 350,354 349,355 348,356 347,356 346,357 345,358 344,358 344,359 342,360 342,361 341,362 340,362 339,363 338,364 337,365 337,366 336,366 335,367 334,368 333,368 332,369 331,370 330,371 329,371 328,372 327,372 326,373 326,374 325,375 323,375 323,376 322,376 320,377 320,378 319,379 317,379 317,380 316,381 315,381 314,382 313,382 312,383 311,383 310,384 309,384 308,385 307,386 306,386 305,387 303,387 303,388 302,389 301,389 300,390 298,391 298,391 297,391 295,392 294,392 293,393 292,393 291,394 290,394 289,394 288,395 287,396 286,396 285,396 284,397 283,397 281,398 280,398 280,398 278,399 277,400 276,400 275,400 274,401 273,401 272,401 270,401 270,402 269,403 267,403 266,403 265,403 264,404 263,404 262,404 261,405 260,405 258,406 257,406 256,406 255,406 254,407 253,407 252,407 251,407 250,407 248,408 247,408 246,408 245,408 244,408 242,409 241,409 240,409 239,409 238,409 237,409 236,410 235,410 233,410 232,411 231,411 230,411 228,411 227,411 226,411 225,411 224,411 223,411 222,411 221,412 219,412 218,412 217,412 216,412 215,412 213,412 212,412 211,412 210,412 209,412 208,412 207,412 205,412 204,412 203,412 202,412 201,412 200,412 198,412 197,412 196,412 195,412 194,412 193,412 191,412 190,411 189,411 188,411 187,411 186,411 184,411 183,411 182,411 181,411 180,411 179,410 178,410 177,410 175,410 174,409 173,409 172,409 171,409 170,409 168,409 167,408 166,408 165,408 164,408 163,408 161,407 160,407 159,407 158,407 157,406 156,406 155,406 153,406 152,405 152,405 150,404 149,404 148,404 147,404 146,403 145,403 143,403 142,402 141,402 140,401 140,401 138,401 137,400 136,400 135,400 133,399 132,398 131,398 130,398 130,397 128,397 127,397 126,396 125,396 124,395 123,395 122,394 121,394 120,393 118,393 117,392 117,392 116,392 115,391 113,391 112,390 111,389 110,389 109,388 108,387 107,387 106,386 105,386 104,385 103,384 102,384 101,383 100,383 99,382 98,382 97,381 96,381 95,380 94,379 93,379 92,378 91,378 91,377 89,376 88,375 88,375 87,374 85,373 85,373 83,372 83,371 82,371 81,370 80,369 79,369 78,368 77,367 77,367 76,366 74,365 74,364 72,364 72,362 71,362 70,361 69,360 68,359 67,359 67,358 66,357 65,357 64,356 63,355 63,354 62,353 61,353 60,352 59,351 58,350 57,349 57,348 56,347 55,347 54,346 53,345 53,344 52,343 51,342 51,342 50,341 49,340 48,339 48,338 46,337 46,336 45,335 45,334 43,333 43,332 42,332 42,331 41,330 40,329 39,328 39,327 38,326 38,325 37,324 36,323 35,322 35,321 34,320 34,319 33,318 32,317 32,317 31,316 31,314 30,313 29,313 28,311 28,310 27,309 27,308 26,307 26,306 26,306 25,304 24,303 24,302 23,302 23,300 22,299 21,298 21,297 20,296 19,295 19,294 19,293 18,292 18,291 17,290 17,289 17,288 16,286 16,285 15,285 15,283 14,282 14,281 13,280 13,279 13,278 12,277 12,276 12,275 11,274 11,272 10,271 10,270 10,269 9,268 9,267 9,266 8,265 8,264 7,263 7,261 7,260 7,259 6,258 6,257 6,256 6,254 5,253 5,252 4,251 4,250 4,249 4,247 4,247 3,246 3,244 3,243 3,242 3,241 3,240 2,239 2,238 2,236 2,235 2,234 2,233 2,232 1,231 1,229 1,228 1,227 1,226 1,225 1,224 1,222 1,221 1,220 1,219 0,217 0,216 0,215 0,214 0,213 0,212 0,211 0,209 0,208 0,207">
          <text:p/>
        </draw:polygon>
        <draw:polygon draw:style-name="gr5" draw:text-style-name="P5" draw:layer="layout" svg:width="0.411cm" svg:height="0.411cm" svg:x="5.648cm" svg:y="3.323cm" svg:viewBox="0 0 412 412" draw:points="0,206 0,205 0,203 0,202 0,201 0,200 0,199 0,198 1,197 1,196 1,194 1,193 1,192 1,191 1,189 1,188 1,187 1,186 1,185 1,184 1,183 2,182 2,180 2,179 2,178 2,177 2,176 2,174 3,173 3,172 3,171 4,171 4,169 4,168 4,167 4,166 4,164 5,163 5,162 5,161 5,160 6,159 6,158 6,157 6,155 7,154 7,153 8,152 8,151 8,149 8,149 9,148 9,147 9,145 9,144 10,143 10,142 10,141 11,140 12,138 12,137 12,137 13,136 13,134 13,133 14,132 14,131 15,130 15,129 16,128 16,127 16,126 17,124 18,123 18,122 18,122 19,120 19,119 20,118 20,117 21,116 21,115 21,114 22,113 23,112 23,111 24,110 24,109 25,108 26,107 26,106 27,105 27,104 28,103 29,102 29,101 30,99 30,99 31,98 31,97 32,96 33,95 33,94 34,93 34,92 35,91 36,90 37,89 37,88 38,87 38,86 39,85 40,84 41,83 41,83 42,82 43,80 44,80 44,79 45,78 45,77 46,76 47,75 48,74 48,73 49,72 50,72 51,70 52,70 52,69 53,68 54,67 55,66 55,66 56,65 57,64 58,63 59,62 59,61 60,60 61,59 62,59 63,58 63,57 65,57 65,56 66,55 67,54 68,53 69,52 70,52 70,51 71,50 72,49 73,49 74,48 75,47 76,47 77,45 78,45 79,44 80,44 80,43 81,42 82,41 83,41 84,40 85,40 86,38 87,38 88,37 89,37 90,36 91,35 92,35 93,34 94,33 95,33 95,32 96,32 98,31 99,30 99,30 101,29 102,29 102,28 104,27 105,27 106,26 106,26 108,25 109,24 110,24 110,23 111,23 113,22 114,22 115,22 116,21 117,20 118,20 119,19 121,19 121,18 122,18 124,18 125,17 126,16 127,16 128,16 129,15 130,15 131,14 132,14 133,13 135,13 135,13 136,12 138,12 139,12 140,11 141,10 142,10 143,10 144,9 146,9 146,9 147,9 149,8 150,8 151,8 152,7 153,7 154,7 155,7 157,6 158,6 159,6 160,5 161,5 163,5 163,5 164,4 165,4 166,4 168,4 169,4 170,3 171,3 172,3 174,2 175,2 176,2 177,2 178,2 179,2 180,2 182,2 183,1 184,1 185,1 186,1 188,1 189,1 190,1 191,1 192,1 193,1 194,1 196,0 197,0 198,0 199,0 200,0 201,0 203,0 204,0 205,0 206,0 207,0 208,0 210,0 211,0 212,0 213,0 214,0 215,0 216,0 218,1 219,1 220,1 221,1 222,1 224,1 225,1 226,1 227,1 228,1 229,1 230,1 232,2 233,2 234,2 235,2 236,2 238,2 239,2 240,3 241,3 242,3 243,4 244,4 246,4 247,4 247,4 249,5 250,5 251,5 252,5 253,5 254,6 255,6 257,7 258,7 259,7 260,7 261,8 263,8 264,8 265,8 265,9 267,9 268,9 269,10 270,10 271,10 272,11 274,11 275,12 276,12 277,12 278,13 279,13 280,13 281,14 282,15 283,15 285,15 285,16 286,16 288,17 289,17 290,18 291,18 292,19 293,19 294,20 295,20 296,20 297,21 298,22 299,22 300,23 302,23 302,24 303,24 304,25 305,26 306,26 307,26 308,27 309,27 310,28 311,29 313,30 313,30 314,31 315,32 317,32 317,33 318,33 319,34 320,34 321,35 322,35 323,36 324,37 325,38 326,38 327,39 328,40 329,40 330,41 330,42 332,43 332,43 333,44 334,45 335,45 336,46 337,47 338,48 339,48 340,49 340,50 342,51 342,51 343,52 344,53 345,54 345,55 347,55 347,56 348,57 349,58 350,58 351,59 352,60 353,61 353,62 354,63 355,63 355,64 357,65 357,66 358,67 359,68 359,69 360,69 361,70 362,71 362,72 364,73 364,74 365,74 366,76 367,76 367,77 368,79 369,79 369,80 370,81 370,82 371,83 372,84 373,85 373,85 374,87 375,88 375,88 376,90 377,91 378,91 378,93 379,94 379,94 380,95 380,97 381,97 382,98 382,99 383,100 383,101 384,102 384,104 385,104 386,105 386,107 387,108 387,108 388,109 389,110 389,112 390,112 390,113 391,115 392,116 392,117 392,118 393,119 393,120 394,121 394,122 395,123 395,124 395,125 396,126 397,127 397,129 397,130 398,130 398,132 398,133 399,134 400,135 400,136 400,137 401,138 401,139 401,140 402,141 402,143 403,144 403,145 403,146 404,147 404,148 404,149 404,151 405,151 405,152 405,154 406,155 406,156 407,157 407,158 407,159 407,161 407,162 408,163 408,164 408,165 408,166 408,168 409,169 409,170 409,171 409,172 409,173 409,174 410,176 410,177 410,177 411,178 411,180 411,181 411,182 411,183 411,184 411,186 411,187 411,188 411,189 412,190 412,191 412,193 412,194 412,195 412,196 412,197 412,198 412,199 412,201 412,202 412,203 412,204 412,205 412,207 412,208 412,209 412,210 412,211 412,212 412,213 412,214 412,216 412,217 412,218 412,219 412,221 412,222 411,223 411,224 411,225 411,227 411,228 411,229 411,230 411,231 411,232 410,233 410,235 410,236 410,237 409,238 409,239 409,241 409,242 409,243 409,244 408,245 408,246 408,247 408,249 408,250 407,251 407,252 407,253 407,254 406,256 406,256 405,257 405,258 405,260 405,261 404,262 404,263 404,264 404,266 403,267 403,268 403,269 402,270 402,271 401,272 401,273 401,274 400,275 400,277 400,278 399,279 398,279 398,281 398,282 397,283 397,284 397,285 396,286 395,287 395,288 395,289 394,291 394,292 393,293 393,293 392,294 392,296 392,297 391,298 390,299 390,300 389,301 389,302 388,303 387,304 387,305 386,306 386,307 385,308 384,309 384,310 383,311 383,312 382,313 382,314 381,315 380,316 380,317 379,318 379,319 378,320 378,321 377,322 376,323 375,323 375,325 374,326 373,327 373,328 372,328 371,329 370,331 370,331 369,332 368,333 368,334 367,335 367,336 365,337 365,338 364,339 364,339 362,341 362,341 361,342 360,343 359,344 359,344 358,346 357,346 357,347 355,348 355,349 354,350 353,350 353,352 352,352 351,353 350,354 349,355 348,356 347,356 347,357 345,358 345,358 344,359 343,360 342,361 342,362 340,362 340,363 339,364 338,365 337,366 336,366 335,367 334,368 333,368 332,369 332,370 330,371 329,371 329,372 328,372 327,373 326,374 325,375 324,375 323,376 322,376 321,377 320,378 319,379 318,379 317,380 316,381 315,381 314,382 313,382 313,383 311,383 310,384 309,384 308,385 307,386 306,386 305,387 304,387 303,388 302,389 301,389 300,390 299,391 298,391 297,391 295,392 295,392 294,393 293,393 292,394 290,394 289,394 289,395 288,396 286,396 285,396 284,397 283,397 282,398 281,398 280,398 279,399 278,400 277,400 275,400 274,401 274,401 272,401 271,401 270,402 269,403 268,403 267,403 265,403 264,404 263,404 262,404 261,405 260,405 259,406 258,406 257,406 255,406 254,407 253,407 252,407 251,407 250,407 249,408 247,408 246,408 245,408 244,408 243,409 242,409 240,409 239,409 238,409 237,409 236,410 235,410 234,410 233,411 232,411 230,411 229,411 228,411 227,411 226,411 225,411 224,411 222,411 221,412 220,412 219,412 218,412 216,412 215,412 214,412 213,412 212,412 211,412 210,412 208,412 207,412 206,412 205,412 204,412 203,412 201,412 200,412 199,412 198,412 197,412 196,412 194,412 193,412 192,412 191,411 190,411 189,411 188,411 186,411 185,411 184,411 183,411 182,411 180,411 179,410 178,410 177,410 176,410 175,409 174,409 172,409 171,409 170,409 169,409 168,408 166,408 165,408 164,408 163,408 162,407 161,407 160,407 158,407 158,406 157,406 155,406 154,406 153,405 152,405 151,404 150,404 149,404 147,404 146,403 145,403 144,403 143,402 142,402 141,401 140,401 139,401 138,400 136,400 135,400 134,399 133,398 132,398 131,398 130,397 129,397 128,397 126,396 126,396 125,395 124,395 122,394 121,394 120,393 119,393 118,392 117,392 116,392 115,391 114,391 113,390 111,389 110,389 109,388 109,387 108,387 106,386 105,386 105,385 104,384 102,384 101,383 101,383 99,382 98,382 98,381 96,381 95,380 95,379 94,379 93,378 92,378 91,377 90,376 89,375 88,375 87,374 86,373 85,373 84,372 83,371 82,371 81,370 80,369 79,369 79,368 77,367 77,367 76,366 75,365 74,364 73,364 72,362 71,362 70,361 70,360 69,359 68,359 67,358 66,357 65,357 65,356 63,355 63,354 62,353 61,353 60,352 59,351 59,350 58,349 57,348 56,347 55,347 55,346 54,345 53,344 52,343 52,342 51,342 50,341 49,340 48,339 48,338 47,337 46,336 45,335 45,334 44,333 44,332 43,332 42,331 41,330 41,329 40,328 39,327 38,326 38,325 37,324 37,323 36,322 35,321 34,320 34,319 33,318 33,317 32,317 31,316 31,314 30,313 30,313 29,311 29,310 28,309 27,308 27,307 26,306 26,306 25,304 24,303 24,302 23,302 23,300 22,299 21,298 21,297 21,296 20,295 20,294 19,293 19,292 18,291 18,290 18,289 17,288 16,286 16,285 16,285 15,283 15,282 14,281 14,280 13,279 13,278 13,277 12,276 12,275 12,274 11,272 10,271 10,270 10,269 9,268 9,267 9,266 9,265 8,264 8,263 8,261 7,260 7,259 6,258 6,257 6,256 6,254 6,253 5,252 5,251 5,250 5,249 4,247 4,247 4,246 4,244 4,243 4,242 3,241 3,240 3,239 2,238 2,236 2,235 2,234 2,233 2,232 2,231 1,229 1,228 1,227 1,226 1,225 1,224 1,222 1,221 1,220 1,219 1,217 1,216 0,215 0,214 0,213 0,212 0,211 0,209 0,208 0,207">
          <text:p/>
        </draw:polygon>
        <draw:polygon draw:style-name="gr5" draw:text-style-name="P5" draw:layer="layout" svg:width="0.411cm" svg:height="0.411cm" svg:x="7.408cm" svg:y="2.307cm" svg:viewBox="0 0 412 412" draw:points="0,206 0,205 0,203 0,202 0,201 0,200 0,199 0,198 0,197 0,196 0,194 0,193 1,192 1,191 1,190 1,188 1,187 1,186 1,185 1,184 1,183 1,182 1,180 2,179 2,178 2,177 2,176 2,175 2,173 2,172 3,171 3,170 3,169 4,168 4,166 4,165 4,164 4,163 5,162 5,161 5,159 5,159 6,158 6,157 7,155 7,154 7,153 7,152 8,151 8,149 8,148 8,147 9,146 9,145 9,144 10,143 10,142 11,141 11,140 11,138 12,137 13,136 13,135 13,134 14,133 14,132 14,131 15,130 15,129 15,127 16,126 17,126 17,124 17,123 18,122 18,121 19,120 19,119 20,118 20,117 21,116 21,115 22,114 23,113 23,112 24,111 24,109 25,109 25,108 26,107 26,105 26,105 27,104 28,102 28,102 29,101 29,99 30,98 31,98 32,97 32,96 33,95 34,94 34,93 35,92 35,91 36,90 36,89 38,88 38,87 39,86 39,85 40,84 40,83 42,82 42,82 43,80 43,79 44,79 45,77 46,77 46,76 47,75 48,74 49,73 49,72 50,72 51,71 52,70 53,69 53,68 54,67 55,66 55,65 56,65 57,63 58,63 59,62 60,61 60,60 61,59 62,59 63,58 64,57 64,57 65,55 66,55 67,54 68,53 69,52 69,51 71,51 71,50 72,49 73,48 74,48 75,47 76,46 77,46 78,45 79,44 79,43 80,43 81,42 82,41 83,41 84,40 85,39 86,38 87,38 88,37 89,37 90,36 91,35 92,34 93,34 94,33 94,33 96,32 97,32 97,31 99,30 100,30 101,29 102,29 103,28 104,27 104,27 105,26 107,26 108,25 108,24 110,24 111,23 112,23 113,22 114,22 115,21 116,21 117,20 118,20 119,19 120,19 121,18 122,18 124,17 124,17 125,16 127,16 128,15 129,15 130,15 131,14 132,13 133,13 134,13 135,12 136,12 138,12 139,11 140,11 140,11 142,10 143,10 144,9 145,9 146,9 147,8 149,8 150,8 151,8 152,7 153,7 154,7 155,7 156,6 157,6 158,5 160,5 161,5 162,5 163,4 164,4 165,4 167,4 168,4 169,3 170,3 171,3 172,2 174,2 175,2 176,2 177,2 178,2 179,2 180,1 182,1 183,1 184,1 185,1 186,1 188,1 189,1 190,1 191,1 192,0 193,0 194,0 196,0 197,0 198,0 199,0 200,0 202,0 203,0 204,0 205,0 206,0 207,0 208,0 210,0 211,0 212,0 213,0 214,0 215,0 217,0 218,0 219,0 219,0 221,0 222,1 223,1 224,1 225,1 227,1 228,1 229,1 230,1 231,1 232,2 233,2 235,2 236,2 237,2 238,2 239,2 240,3 242,3 243,3 244,4 245,4 246,4 247,4 249,4 250,5 251,5 252,5 253,5 254,5 255,6 257,6 258,7 258,7 260,7 261,7 262,8 263,8 264,8 265,9 267,9 268,9 269,9 270,10 271,11 272,11 273,11 274,12 275,12 277,12 278,13 279,13 280,13 281,14 282,14 283,15 284,15 285,16 286,16 288,16 288,17 289,18 290,18 292,19 293,19 294,19 294,20 296,21 297,21 298,22 299,22 300,22 301,23 302,23 303,24 304,24 305,25 306,26 307,26 308,27 309,27 310,28 311,29 312,29 313,30 314,30 315,31 316,32 317,32 318,33 319,34 320,34 321,35 322,36 323,36 323,37 325,37 326,38 327,39 328,40 329,40 329,41 331,41 331,43 332,43 333,44 334,44 335,46 336,46 337,47 338,47 339,48 339,49 340,49 341,51 342,51 343,52 344,52 344,54 346,54 346,55 347,56 348,57 349,58 350,58 351,59 352,60 352,61 353,62 354,62 355,63 356,64 356,65 357,66 358,66 358,68 359,68 360,69 361,70 362,71 362,72 363,73 364,73 365,74 366,76 366,76 367,77 368,78 368,79 369,80 370,81 371,82 371,83 372,84 372,84 373,86 374,87 375,87 375,88 376,90 376,90 377,91 378,92 379,93 379,94 380,96 381,96 381,97 382,98 382,99 383,100 383,101 384,102 384,103 385,104 386,105 386,106 387,107 387,108 388,109 389,110 389,111 390,112 391,113 391,115 391,115 392,116 392,118 393,119 393,120 394,121 394,122 394,123 395,124 396,125 396,126 396,127 397,128 397,129 398,130 398,132 398,133 399,134 399,135 400,136 400,137 400,138 401,139 401,140 401,141 402,143 403,144 403,145 403,146 403,147 404,148 404,149 404,150 405,151 405,152 406,154 406,155 406,156 406,157 407,158 407,159 407,161 407,162 407,162 408,163 408,165 408,166 408,167 408,168 409,169 409,171 409,172 409,173 409,174 409,175 410,176 410,177 410,178 410,180 411,181 411,182 411,183 411,184 411,186 411,187 411,188 411,189 411,190 411,191 411,193 412,194 412,195 412,196 412,197 412,198 412,200 412,201 412,202 412,203 412,204 412,205 412,207 412,208 412,209 412,210 412,211 412,212 412,213 412,215 412,216 412,217 412,218 411,219 411,221 411,222 411,223 411,224 411,225 411,226 411,227 411,228 411,230 411,231 410,232 410,233 410,235 410,236 409,237 409,238 409,239 409,240 409,241 409,242 408,244 408,245 408,246 408,247 408,248 407,249 407,250 407,251 407,252 406,253 406,255 406,256 406,257 406,258 405,260 404,261 404,262 404,263 404,264 403,265 403,266 403,267 403,268 402,269 401,270 401,272 401,273 400,274 400,275 400,276 399,277 399,278 398,279 398,280 397,281 397,283 397,284 396,285 396,286 396,287 395,288 394,289 394,290 393,291 393,292 393,293 392,294 392,295 391,296 391,297 390,298 389,300 389,301 389,301 388,302 387,303 387,305 386,305 386,306 385,308 384,309 384,309 383,311 383,312 382,313 382,313 381,315 381,316 380,316 379,317 378,319 378,319 377,320 376,322 376,322 375,323 375,325 374,325 373,326 372,327 372,328 371,329 371,330 369,331 369,331 368,333 368,334 367,334 366,336 366,336 365,337 364,338 363,339 362,340 362,341 361,341 360,342 359,343 358,344 358,345 357,346 356,347 356,348 354,348 354,350 353,350 352,351 352,352 350,352 350,353 349,354 348,355 347,356 346,356 346,358 344,358 344,359 343,360 342,361 341,361 340,362 339,363 339,363 338,364 337,365 336,366 334,366 334,367 333,368 332,369 331,369 331,370 329,371 328,372 328,372 327,373 326,373 325,374 323,375 323,376 322,376 321,377 320,377 319,378 318,378 317,379 316,380 315,381 314,381 313,382 312,383 311,383 310,384 309,384 308,385 307,386 306,386 305,387 304,387 303,387 302,388 301,388 300,389 299,390 298,390 297,391 296,391 294,392 293,392 293,392 292,393 290,394 289,394 288,395 287,395 286,395 285,396 284,397 283,397 282,397 280,398 279,398 279,398 278,399 277,400 275,400 274,400 273,401 272,401 270,401 269,402 269,402 268,402 267,403 265,403 264,403 263,403 262,404 261,404 260,405 258,405 257,405 256,405 255,406 254,406 253,406 252,406 251,407 250,407 249,407 247,408 246,408 245,408 244,408 243,408 242,409 240,409 239,409 238,409 237,409 236,409 235,410 233,410 232,410 231,410 230,411 229,411 228,411 227,411 225,411 224,411 223,411 222,411 221,411 219,411 218,411 217,412 216,412 215,412 214,412 213,412 211,412 210,412 209,412 208,412 207,412 205,412 204,412 203,412 202,412 201,412 200,412 199,412 197,412 196,412 195,412 194,411 193,411 192,411 190,411 189,411 188,411 187,411 186,411 185,411 183,411 182,411 181,410 180,410 179,410 178,410 177,409 175,409 174,409 174,409 172,409 171,409 170,409 169,408 168,408 167,408 165,408 164,408 163,407 162,407 161,406 160,406 158,406 157,406 156,406 155,405 154,405 153,405 152,404 150,404 150,403 149,403 147,403 146,403 145,402 144,402 143,402 142,401 140,401 139,401 138,400 138,400 136,400 135,399 134,399 133,398 132,398 130,397 129,397 129,397 128,396 127,395 125,395 124,395 123,394 122,394 121,393 120,393 119,392 118,392 117,391 116,391 115,390 114,390 113,390 112,389 111,388 110,388 108,387 108,387 107,386 105,386 104,385 104,384 103,384 102,383 100,383 100,382 99,381 97,381 97,380 96,380 94,379 93,378 93,377 92,377 90,376 90,376 89,375 88,375 87,374 86,373 85,372 84,372 83,371 82,370 81,370 80,369 79,368 78,367 78,367 77,366 76,365 75,365 74,364 73,363 72,362 71,362 71,361 69,360 69,359 68,358 67,358 66,357 65,356 64,355 64,355 63,353 62,353 61,352 60,351 60,351 58,350 58,349 57,348 56,347 55,346 54,345 54,344 53,344 52,342 52,342 51,341 50,340 49,339 49,338 48,337 47,337 46,336 46,335 45,334 44,333 43,332 43,331 42,330 41,329 40,328 40,327 39,326 39,326 38,325 37,323 36,323 36,322 35,321 35,320 34,319 34,318 33,317 32,316 31,315 30,314 30,313 29,312 29,311 28,310 28,309 27,308 26,307 26,306 25,305 25,303 24,303 24,302 24,301 23,300 23,299 22,298 21,297 21,295 20,294 19,294 19,292 19,291 18,290 18,289 17,288 17,287 17,286 16,285 15,284 15,283 15,281 14,281 14,280 14,278 13,277 13,276 12,275 12,274 11,273 11,272 11,271 10,270 10,269 9,267 9,266 9,265 8,264 8,263 8,262 8,261 7,260 7,259 7,258 7,256 6,255 6,254 5,253 5,252 5,251 5,250 4,248 4,247 4,246 4,245 4,244 3,242 3,241 3,240 2,239 2,238 2,237 2,236 2,235 2,233 2,232 1,231 1,230 1,228 1,227 1,227 1,226 1,225 1,223 1,222 1,221 1,220 0,219 0,217 0,216 0,215 0,214 0,213 0,212 0,211 0,210 0,208 0,207">
          <text:p/>
        </draw:polygon>
        <draw:polygon draw:style-name="gr5" draw:text-style-name="P5" draw:layer="layout" svg:width="0.411cm" svg:height="0.411cm" svg:x="8.568cm" svg:y="4.327cm" svg:viewBox="0 0 412 412" draw:points="0,206 0,205 0,204 0,203 0,201 0,200 0,199 0,198 0,197 0,196 0,194 0,194 0,193 1,191 1,190 1,189 1,188 1,187 1,186 1,185 1,183 1,182 1,181 2,180 2,179 2,178 2,176 2,175 2,174 2,173 3,172 3,171 3,169 4,168 4,167 4,166 4,165 4,164 5,162 5,161 5,160 5,159 6,158 6,157 6,155 7,154 7,154 7,152 8,151 8,150 8,149 8,148 9,147 9,146 9,144 10,143 10,142 10,141 10,140 11,139 12,138 12,137 12,136 13,135 13,133 13,132 14,132 15,130 15,129 15,128 16,127 16,126 16,125 17,124 18,123 18,122 19,121 19,119 19,118 20,118 20,116 21,115 22,114 22,113 23,112 23,111 24,110 24,109 24,108 25,107 26,106 26,105 27,104 27,103 28,102 29,101 29,100 30,99 30,98 32,97 32,96 33,95 33,94 34,93 34,92 35,91 35,90 36,89 37,89 38,87 38,86 39,86 40,85 40,84 41,83 42,82 43,81 43,80 44,79 45,78 45,77 46,76 47,75 48,75 48,74 49,73 50,72 51,71 51,70 52,69 53,68 54,68 55,66 55,66 56,65 57,64 58,63 58,62 59,62 60,61 61,60 62,59 62,58 63,58 64,57 65,56 66,55 67,54 68,54 69,52 69,52 70,51 71,50 72,50 73,49 74,49 74,47 76,47 76,46 77,46 79,44 79,44 80,43 81,42 82,41 83,41 84,40 85,40 86,39 87,38 88,37 89,37 90,36 91,35 92,35 93,34 94,34 94,33 96,32 97,31 97,31 99,30 100,30 100,29 102,29 103,28 104,27 104,27 105,26 107,26 108,25 108,24 110,24 111,23 112,23 113,23 114,22 115,21 116,21 117,20 118,20 119,19 120,19 121,19 122,18 124,17 124,17 125,17 127,16 128,16 129,15 130,15 130,15 132,14 133,13 134,13 135,13 136,12 138,12 139,12 140,11 140,11 142,10 143,10 144,10 145,9 146,9 147,9 149,8 150,8 151,7 152,7 153,7 154,7 155,6 156,6 157,6 158,6 160,5 161,5 162,5 163,5 164,5 165,4 167,4 168,4 169,4 170,4 171,3 172,3 174,3 175,2 176,2 177,2 178,2 179,2 180,2 182,2 183,2 183,1 185,1 186,1 187,1 188,1 189,1 190,1 192,1 193,1 194,1 195,1 196,1 197,1 199,0 200,0 201,0 202,0 203,0 204,0 205,0 207,0 208,0 209,0 210,0 211,0 213,0 214,1 215,1 216,1 217,1 218,1 219,1 221,1 222,1 223,1 224,1 225,1 227,1 228,1 229,1 230,2 231,2 232,2 233,2 235,2 236,2 237,2 238,3 239,3 240,3 242,4 243,4 244,4 245,4 246,4 247,4 249,5 250,5 251,5 252,5 253,6 254,6 255,6 257,6 257,7 258,7 260,7 261,7 262,8 263,8 264,9 265,9 267,9 268,9 269,10 270,10 270,10 272,11 273,12 274,12 275,12 277,13 278,13 279,13 280,14 280,14 282,15 283,15 284,16 285,16 286,16 288,17 288,17 289,18 290,18 292,19 293,19 293,20 294,20 295,21 297,21 298,21 299,22 300,23 301,23 302,24 303,24 304,25 305,26 306,26 307,27 308,27 309,28 310,29 311,29 312,30 313,30 314,31 315,31 316,32 317,32 318,33 319,34 320,34 321,35 322,36 323,37 323,37 325,38 326,38 327,39 328,40 328,41 329,41 330,42 331,42 332,43 333,44 334,45 335,46 336,46 337,47 338,48 339,49 339,50 340,50 341,51 342,52 343,52 344,53 344,54 346,55 346,55 347,57 348,57 349,58 350,59 350,60 352,61 352,61 353,62 354,63 354,64 356,65 356,65 357,66 358,67 358,68 359,69 360,70 361,71 362,72 362,72 363,74 364,74 365,75 365,76 366,77 367,77 368,79 368,79 369,80 369,82 371,82 371,83 372,84 372,85 373,86 374,87 375,88 375,89 376,90 376,91 377,92 378,93 378,94 379,95 380,96 381,97 381,98 382,99 382,100 383,101 383,101 384,102 384,104 385,105 386,105 386,107 387,108 387,109 388,110 389,111 389,112 390,113 390,114 391,115 391,116 392,117 392,118 393,119 393,120 393,121 394,122 394,124 395,125 396,125 396,126 396,127 397,129 397,130 397,131 398,132 398,133 399,134 399,135 400,136 400,137 400,139 401,140 401,141 401,142 402,143 403,144 403,145 403,146 403,147 404,149 404,150 404,151 404,152 405,153 406,154 406,155 406,156 406,157 406,158 407,160 407,161 407,162 407,163 408,164 408,165 408,166 408,168 408,169 409,170 409,171 409,172 409,174 409,175 409,176 409,177 410,178 410,179 410,180 411,182 411,183 411,184 411,185 411,186 411,187 411,189 411,190 411,191 411,192 411,193 411,194 412,196 412,197 412,198 412,199 412,200 412,201 412,203 412,204 412,205 412,206 412,207 412,208 412,210 412,211 412,212 412,213 412,214 412,215 412,216 412,218 411,219 411,220 411,221 411,222 411,224 411,225 411,226 411,227 411,228 411,229 411,230 410,231 410,232 410,233 410,235 409,236 409,237 409,238 409,239 409,240 409,241 408,243 408,244 408,245 408,246 408,247 408,249 407,250 407,251 407,252 407,253 406,254 406,255 406,256 406,258 405,259 405,260 404,261 404,262 404,263 404,264 403,265 403,266 403,268 402,269 402,270 401,271 401,272 401,273 400,274 400,275 400,276 399,278 399,279 398,280 398,281 397,282 397,283 397,284 396,285 396,286 396,288 395,289 394,289 394,290 393,291 393,293 393,294 392,295 392,295 391,297 391,298 390,299 389,300 389,301 389,302 388,303 387,304 387,305 386,306 386,307 385,308 384,309 384,310 383,311 383,312 382,313 382,314 381,315 381,316 380,317 379,318 378,319 378,320 377,321 376,322 376,323 375,324 375,325 373,326 373,327 372,328 372,329 371,329 371,330 369,331 369,332 368,333 368,334 367,335 366,336 365,337 365,338 364,339 363,340 362,340 361,341 361,342 360,343 359,344 358,345 358,345 357,347 356,347 356,348 354,349 354,350 353,351 352,351 352,353 350,353 350,354 348,355 348,355 347,356 346,357 346,358 344,359 344,359 343,360 342,361 341,362 340,362 339,364 339,364 338,365 336,365 336,366 334,367 334,368 333,368 332,369 331,370 330,370 329,371 328,372 328,373 327,373 325,374 325,375 323,375 323,376 322,377 321,378 320,378 319,379 318,379 317,380 316,380 315,381 314,381 313,382 312,383 311,383 310,384 309,384 308,385 307,386 306,386 305,387 304,387 303,388 302,389 301,389 300,390 299,390 297,391 297,391 295,392 294,392 293,393 292,393 292,394 290,394 289,395 288,395 287,395 286,396 285,397 284,397 283,397 282,398 280,398 279,398 278,399 278,400 277,400 275,400 274,401 273,401 272,401 270,402 269,402 268,403 268,403 267,403 265,404 264,404 263,404 262,404 261,405 260,405 258,405 257,406 256,406 255,406 254,406 253,406 252,407 251,407 250,408 249,408 247,408 246,408 245,408 244,409 243,409 242,409 240,409 239,409 238,409 237,410 236,410 235,410 233,411 232,411 231,411 230,411 229,411 228,411 227,411 225,411 224,411 223,412 222,412 221,412 219,412 218,412 217,412 216,412 215,412 214,412 213,412 211,412 210,412 209,412 208,412 207,412 205,412 204,412 203,412 202,412 201,412 200,412 199,412 197,412 196,412 195,412 194,412 193,412 192,412 190,412 189,412 188,411 187,411 186,411 185,411 183,411 182,411 181,411 180,411 179,411 178,410 177,410 175,410 174,410 173,409 172,409 171,409 170,409 169,409 168,408 167,408 165,408 164,408 163,408 162,407 161,407 160,407 158,406 157,406 156,406 155,406 154,405 153,405 152,405 150,405 149,404 149,404 147,404 146,403 145,403 144,403 143,403 142,402 140,401 139,401 138,401 137,400 136,400 135,400 134,399 133,399 132,398 130,398 129,397 129,397 128,397 127,396 125,395 124,395 123,395 122,394 121,394 120,393 119,393 118,393 117,392 116,391 115,391 114,390 113,390 111,389 111,389 110,388 108,388 107,387 107,387 105,386 104,386 103,385 103,384 102,384 100,383 100,383 99,382 97,381 96,380 96,380 94,379 93,379 93,378 92,378 90,377 90,376 89,376 88,375 87,374 86,373 85,373 84,372 83,372 82,370 81,370 80,369 79,369 78,368 77,367 76,366 76,366 74,365 74,364 73,364 72,363 71,362 70,361 69,361 69,359 68,359 67,358 66,357 65,356 64,356 63,355 62,354 62,353 60,353 60,352 59,351 58,350 58,349 57,348 56,347 55,347 54,346 54,345 53,344 52,343 51,343 51,341 49,341 49,340 48,339 48,338 47,337 46,336 45,335 44,334 44,333 43,333 43,331 42,330 41,330 40,329 40,328 39,327 38,326 37,325 37,324 36,323 35,322 35,321 34,320 34,319 33,318 33,318 32,316 31,315 30,314 30,314 29,313 29,311 28,311 27,309 27,308 26,307 26,306 25,305 24,304 24,303 23,303 23,301 23,300 22,299 22,298 21,297 20,296 20,295 19,294 19,293 19,292 18,291 18,290 17,289 16,288 16,286 16,286 15,285 15,283 15,282 14,281 13,280 13,279 13,278 12,277 12,276 12,275 11,274 10,272 10,271 10,270 9,269 9,268 9,267 9,266 8,265 8,264 8,263 7,261 7,260 7,259 7,258 6,256 6,255 5,254 5,254 5,253 5,251 5,250 4,249 4,248 4,247 4,246 4,244 3,243 3,242 3,241 2,240 2,239 2,238 2,236 2,235 2,234 2,233 1,231 1,230 1,229 1,228 1,227 1,226 1,225 1,224 1,222 1,221 0,220 0,219 0,218 0,216 0,215 0,214 0,213 0,212 0,211 0,210 0,208 0,207">
          <text:p/>
        </draw:polygon>
        <draw:polygon draw:style-name="gr5" draw:text-style-name="P5" draw:layer="layout" svg:width="0.411cm" svg:height="0.411cm" svg:x="6.22cm" svg:y="4.331cm" svg:viewBox="0 0 412 412" draw:points="0,206 0,205 0,204 0,202 0,201 1,200 1,199 1,198 1,197 1,196 1,194 1,193 1,192 1,191 1,190 1,189 1,187 1,186 1,185 1,184 2,183 2,182 2,180 2,179 2,178 2,177 2,176 3,175 3,174 3,172 3,171 4,170 4,169 4,168 4,166 4,166 5,165 5,164 5,162 5,161 5,160 6,159 6,158 6,157 6,155 7,154 7,153 7,152 7,151 8,150 8,148 9,147 9,147 9,146 10,144 10,143 10,142 11,141 11,140 12,139 12,137 12,136 13,136 13,135 13,133 14,132 15,131 15,130 15,129 16,128 16,127 16,126 17,125 17,123 18,122 19,122 19,121 19,119 20,118 20,117 21,116 21,115 22,114 23,113 23,112 23,111 24,110 24,109 25,108 26,107 26,106 27,105 27,104 28,103 29,102 29,101 30,100 30,99 31,98 31,97 32,96 32,95 34,94 34,93 35,92 35,91 36,90 37,89 37,88 38,87 39,86 40,85 40,85 41,83 41,82 42,82 43,80 44,80 44,79 45,78 46,77 46,76 47,75 48,74 49,73 49,72 50,72 51,71 52,70 52,69 54,68 54,67 55,66 56,65 56,65 57,63 58,63 59,62 60,61 60,61 61,60 62,59 63,58 64,57 65,57 66,55 66,55 67,54 68,53 69,52 70,52 71,51 71,50 72,50 73,48 74,48 75,47 76,47 77,46 78,45 79,44 80,44 81,43 81,42 82,41 83,41 84,40 85,39 86,38 87,38 88,37 89,37 90,36 91,35 92,34 93,34 94,33 95,32 96,32 96,31 97,31 99,30 100,30 101,29 102,28 103,28 104,27 105,27 106,26 107,26 107,25 109,24 110,24 111,23 111,23 113,22 114,21 115,21 116,21 117,20 118,20 119,19 120,18 121,18 123,17 123,17 124,17 125,16 127,16 128,16 129,15 130,15 131,14 132,14 133,13 134,13 135,12 136,12 138,12 138,11 140,11 141,10 142,10 143,10 144,9 145,9 146,9 148,9 149,8 149,7 150,7 152,7 153,7 154,6 155,6 156,6 158,6 159,5 160,5 161,5 162,5 163,5 164,4 166,4 167,3 168,3 169,3 170,3 171,3 172,3 173,2 174,2 175,2 177,2 178,2 179,2 180,2 181,1 183,1 184,1 185,1 186,1 187,1 188,1 189,1 191,1 192,1 193,1 194,0 195,0 196,0 198,0 199,0 200,0 201,0 202,0 203,0 205,0 206,0 207,0 208,0 209,0 210,0 211,0 213,0 214,0 215,0 216,0 217,0 219,0 220,1 221,1 222,1 223,1 224,1 225,1 227,1 228,1 229,1 230,1 231,2 233,2 234,2 235,2 236,2 237,2 238,2 239,3 241,3 242,3 243,3 244,3 245,3 246,4 248,4 249,4 250,5 251,5 252,5 253,5 254,6 255,6 256,6 258,6 259,7 260,7 261,7 262,7 263,8 264,8 266,9 267,9 268,9 269,10 270,10 271,10 272,11 273,11 274,12 275,12 277,12 278,13 278,13 280,13 281,14 282,15 283,15 284,15 285,16 286,16 287,17 288,17 289,17 291,18 292,18 292,19 294,19 295,20 296,20 297,21 298,21 299,22 300,23 301,23 302,24 303,24 304,24 305,25 306,26 307,26 308,27 309,27 310,28 311,28 312,29 313,30 314,30 315,31 316,32 317,32 318,33 319,34 320,34 321,35 322,35 323,36 324,37 325,38 325,38 327,39 328,40 328,40 330,41 330,42 331,43 333,43 333,44 334,45 335,46 336,46 336,47 338,48 339,48 339,49 341,50 341,51 342,51 343,52 344,53 345,54 346,54 346,55 347,56 348,57 349,58 350,58 350,60 352,60 352,61 353,62 354,62 355,63 356,64 356,65 357,66 358,67 359,68 359,69 360,69 361,71 361,71 363,72 363,73 364,74 365,75 366,76 366,76 367,77 368,78 369,79 369,80 370,81 370,82 372,83 372,84 373,85 373,86 374,87 375,87 376,88 376,90 377,90 378,91 378,93 379,93 379,94 380,96 381,96 381,97 382,98 383,100 383,100 384,101 384,102 385,103 386,104 386,105 387,107 387,107 388,108 389,110 389,111 389,112 390,112 390,113 391,115 391,116 392,116 393,118 393,119 393,120 394,121 394,122 395,123 395,124 395,125 396,126 397,127 397,129 398,129 398,130 398,132 399,133 399,134 400,135 400,136 400,137 401,138 401,139 401,140 402,141 403,143 403,144 403,145 403,146 404,147 404,148 404,149 405,150 405,151 405,152 405,154 406,155 406,156 406,157 406,158 407,160 407,161 408,162 408,163 408,164 408,165 408,166 409,168 409,169 409,170 409,171 409,172 409,173 410,174 410,175 410,176 411,177 411,179 411,180 411,181 411,182 411,183 411,185 411,186 411,187 412,188 412,189 412,190 412,191 412,193 412,194 412,195 412,196 412,197 412,199 412,200 412,201 412,202 412,203 412,204 412,205 412,207 412,208 412,209 412,210 412,211 412,212 412,214 412,215 412,216 412,217 412,218 412,219 412,221 412,222 412,223 412,224 411,225 411,226 411,227 411,229 411,230 411,231 411,232 411,233 410,235 410,236 410,237 410,238 409,239 409,240 409,241 409,242 409,244 409,245 408,246 408,247 408,249 408,250 408,251 407,252 407,252 406,254 406,255 406,256 406,257 405,258 405,260 405,261 405,262 404,263 404,264 404,265 403,266 403,267 403,268 403,269 402,270 401,272 401,273 401,274 400,275 400,276 400,277 399,278 399,279 398,280 398,281 397,283 397,284 397,285 396,286 395,287 395,288 395,289 394,290 394,291 393,292 393,293 393,294 392,295 391,297 391,297 390,299 390,300 389,301 389,302 388,302 387,304 387,305 387,306 386,306 386,308 385,309 384,310 384,311 383,312 383,313 381,314 381,315 380,316 380,317 379,317 379,319 378,320 378,320 377,322 376,323 376,323 375,325 374,325 373,326 373,327 372,328 372,329 370,330 370,331 369,332 369,333 367,334 367,334 366,336 366,337 364,337 364,339 363,339 363,340 361,341 361,342 360,342 359,344 359,344 358,345 357,346 356,347 355,348 355,348 354,350 353,350 352,351 351,352 350,353 350,354 349,354 348,355 347,356 346,357 345,358 345,358 344,359 343,360 342,361 341,362 340,362 339,363 338,364 338,365 336,365 336,366 335,367 334,367 333,368 332,369 331,369 330,370 330,371 328,372 327,372 327,373 325,374 325,375 324,375 323,376 322,376 321,377 320,377 319,378 318,379 317,380 316,380 315,381 314,381 313,382 312,383 311,383 310,384 309,384 308,385 307,386 306,386 305,387 304,387 303,388 302,389 301,389 300,390 299,390 298,390 296,391 296,391 295,392 294,392 292,393 291,393 291,394 289,394 288,395 287,395 286,395 285,396 284,397 283,397 282,398 281,398 280,398 278,399 277,399 276,400 275,400 274,400 273,401 272,401 271,401 270,402 269,402 267,402 266,403 265,403 264,404 263,404 262,404 261,405 260,405 259,405 258,405 256,406 255,406 254,406 253,406 252,406 250,407 249,407 248,408 247,408 246,408 245,408 244,408 243,409 242,409 241,409 239,409 238,409 237,409 236,410 235,410 234,410 233,410 231,411 230,411 229,411 228,411 227,411 225,411 224,411 223,411 222,411 221,411 220,412 219,412 217,412 216,412 215,412 214,412 213,412 211,412 210,412 209,412 208,412 207,412 206,412 205,412 203,412 202,412 201,412 200,412 199,412 198,412 196,412 195,412 194,412 193,412 192,411 191,411 189,411 188,411 187,411 186,411 185,411 184,411 183,411 181,411 180,410 179,410 178,410 177,410 175,409 174,409 173,409 172,409 171,409 170,409 169,408 167,408 166,408 165,408 164,408 163,407 162,407 161,407 160,406 159,406 158,406 156,406 155,405 154,405 153,405 152,405 150,404 149,404 148,404 147,404 146,403 145,402 144,402 143,402 142,402 141,401 140,401 138,401 137,400 136,400 135,400 134,399 133,398 132,398 131,398 130,397 129,397 127,397 127,396 125,395 124,395 123,394 122,394 121,394 120,393 119,392 118,392 117,391 116,391 115,391 114,390 113,390 111,389 110,389 110,388 109,387 107,387 106,386 106,386 105,385 104,384 102,384 102,383 101,383 99,382 99,381 97,381 96,380 96,380 95,379 94,379 92,378 92,377 91,376 90,376 89,375 88,375 87,374 86,373 85,373 84,372 83,371 82,370 81,370 80,369 80,368 79,367 78,367 77,366 76,365 75,365 74,364 73,364 72,362 71,362 70,361 70,360 69,359 68,359 67,358 66,357 65,356 65,355 64,355 63,354 62,353 61,352 60,351 59,351 59,350 58,349 57,348 56,347 55,347 55,345 54,345 53,344 52,343 52,342 51,341 50,340 49,340 49,339 48,338 47,337 46,336 45,335 45,334 44,333 44,332 43,331 42,330 41,329 41,329 40,327 40,327 38,326 38,325 37,324 37,323 36,322 35,321 35,320 34,319 33,318 32,317 32,316 31,315 31,314 30,313 30,312 29,311 29,310 28,309 27,308 27,307 26,306 26,305 25,304 24,303 24,302 23,301 23,300 22,299 22,298 21,297 21,295 20,295 20,294 19,292 19,291 19,290 18,290 17,289 17,287 16,286 16,285 16,284 15,283 15,282 15,281 14,280 13,279 13,277 13,276 12,275 12,275 12,274 11,272 11,271 10,270 10,269 10,267 9,266 9,265 9,264 8,264 8,262 7,261 7,260 7,259 7,258 6,256 6,255 6,254 6,253 5,252 5,251 5,250 5,249 5,247 4,246 4,245 4,244 4,242 4,242 3,241 3,240 3,239 2,237 2,236 2,235 2,234 2,233 2,231 2,230 2,229 1,228 1,227 1,226 1,225 1,224 1,222 1,221 1,220 1,219 1,217 1,216 1,215 1,214 1,213 1,212 0,211 0,210 0,208 0,207">
          <text:p/>
        </draw:polygon>
        <draw:polygon draw:style-name="gr5" draw:text-style-name="P5" draw:layer="layout" svg:width="0.21cm" svg:height="0.21cm" svg:x="8.668cm" svg:y="3.073cm" svg:viewBox="0 0 211 211" draw:points="0,106 0,105 0,104 0,103 0,102 1,100 1,99 1,98 1,97 1,96 1,94 1,93 1,92 1,91 1,90 2,89 2,88 2,87 2,85 2,84 3,83 3,82 4,80 4,79 4,78 4,77 5,76 5,75 5,74 5,73 6,72 7,71 7,69 7,68 8,67 8,66 8,65 9,64 9,63 10,62 10,61 10,60 11,59 12,58 12,57 13,55 13,55 14,54 15,53 15,52 16,51 16,50 17,49 18,48 18,47 19,46 20,45 20,44 21,43 22,42 22,41 23,40 24,39 24,39 26,38 26,37 27,36 28,35 29,34 29,34 30,32 31,32 32,30 33,30 33,29 34,28 35,28 36,27 37,26 38,25 38,25 40,24 40,23 41,23 43,22 43,20 44,20 45,19 46,19 48,18 48,18 49,17 50,16 51,15 52,15 53,14 54,13 55,13 56,13 57,12 58,12 59,11 60,10 62,10 63,9 64,9 65,9 65,8 67,8 68,7 69,7 70,7 71,6 72,6 74,5 74,5 75,5 77,4 78,4 79,4 80,4 81,3 82,3 83,2 85,2 86,2 87,2 88,2 89,1 90,1 92,1 93,1 94,1 95,1 96,1 97,1 99,1 100,0 101,0 102,0 103,0 104,0 105,0 107,0 108,0 109,0 110,0 111,0 113,0 114,0 115,1 116,1 117,1 118,1 119,1 121,1 122,1 122,1 124,2 125,2 126,2 127,2 128,2 129,3 130,3 132,4 133,4 134,4 135,4 136,5 138,5 139,5 140,5 140,6 142,7 143,7 144,7 145,8 146,8 147,8 149,9 149,9 150,10 152,10 153,11 154,11 154,12 155,12 157,13 158,13 158,14 160,15 161,15 162,16 163,16 164,17 165,18 165,19 167,19 168,20 168,20 169,21 170,23 171,23 172,24 173,24 174,25 175,26 176,27 177,27 178,28 178,29 179,30 180,30 180,31 182,32 182,33 183,34 184,35 185,36 186,37 186,38 187,38 188,39 189,40 189,41 190,42 190,43 192,44 192,44 193,46 193,46 194,48 194,49 195,49 196,50 196,52 197,53 197,53 198,54 199,55 199,57 200,57 200,58 201,60 202,61 202,62 203,63 203,64 203,65 204,66 204,67 204,68 205,69 205,70 205,71 206,72 207,74 207,75 207,76 207,77 208,78 208,79 208,80 209,82 209,82 209,83 210,85 210,86 210,87 210,88 210,89 211,90 211,92 211,93 211,94 211,95 211,96 211,97 211,99 211,100 211,101 211,102 211,103 211,104 211,105 211,107 211,108 211,109 211,110 211,111 211,113 211,114 211,115 211,116 211,117 211,118 211,119 211,121 210,122 210,123 210,124 210,125 210,127 210,128 209,129 209,130 208,131 208,132 208,133 208,135 207,135 207,136 207,138 206,139 206,140 205,141 205,142 205,143 204,144 204,145 204,146 203,147 203,149 202,150 202,151 201,152 201,153 200,154 200,155 199,156 199,157 198,158 197,159 197,160 196,161 196,162 195,163 194,164 194,165 193,166 192,167 192,168 191,169 190,169 190,171 189,171 188,172 188,173 187,174 186,175 185,176 185,177 183,178 183,178 182,179 181,180 180,181 179,182 179,182 178,183 177,184 176,185 175,186 174,186 174,187 172,188 172,189 171,189 170,190 169,191 168,192 167,192 166,193 165,193 164,194 163,194 162,195 161,196 160,197 159,197 158,198 157,199 156,199 155,199 154,200 153,200 152,201 151,202 150,202 149,203 148,203 147,203 146,204 144,204 143,204 142,205 141,205 140,205 139,206 138,207 137,207 136,207 135,207 133,208 132,208 131,208 130,208 129,209 128,209 127,210 125,210 124,210 123,210 122,210 121,210 120,211 119,211 118,211 117,211 115,211 114,211 113,211 112,211 111,211 110,211 108,211 107,211 106,211 105,211 104,211 103,211 102,211 100,211 99,211 98,211 97,211 96,211 94,211 93,211 92,211 91,210 90,210 89,210 88,210 87,210 85,210 84,209 83,209 82,208 80,208 79,208 78,208 77,207 76,207 75,207 74,207 73,206 72,205 71,205 69,205 68,204 67,204 66,204 65,203 64,203 63,202 62,202 61,202 60,201 59,200 58,200 57,199 55,199 55,198 54,197 53,197 52,196 51,196 50,195 49,194 48,194 47,193 46,193 45,192 44,191 43,190 42,190 41,189 40,189 39,188 38,187 37,186 36,185 35,185 35,184 34,183 33,182 32,182 32,180 30,180 30,179 29,178 28,178 27,177 26,176 26,175 25,174 24,173 23,172 23,171 22,170 22,169 20,168 20,167 19,167 19,165 18,165 18,164 17,163 16,161 16,161 15,160 15,158 14,158 13,157 13,155 12,154 12,154 11,153 10,152 10,150 9,149 9,149 9,147 8,146 8,145 7,144 7,143 7,142 6,140 6,140 5,139 5,138 5,136 4,135 4,134 4,133 4,132 3,130 3,129 2,128 2,127 2,126 2,125 2,124 2,123 1,122 1,121 1,119 1,118 1,117 1,116 1,115 1,114 1,113 0,111 0,110 0,109 0,108 0,107">
          <text:p/>
        </draw:polygon>
        <draw:polygon draw:style-name="gr4" draw:text-style-name="P4" draw:layer="layout" svg:width="0.21cm" svg:height="0.21cm" svg:x="7.496cm" svg:y="3.072cm" svg:viewBox="0 0 211 211" draw:points="0,106 0,105 0,104 0,102 0,101 0,100 1,99 1,98 1,97 1,96 1,94 1,93 1,92 1,91 1,90 2,89 2,87 2,86 2,85 2,84 3,83 3,82 4,80 4,79 4,78 4,77 5,76 5,75 5,74 5,73 6,72 6,71 6,69 7,68 8,67 8,66 8,65 9,64 9,63 10,62 10,61 10,60 11,59 12,58 12,57 13,55 13,55 14,54 15,52 15,51 16,51 16,50 17,49 18,48 18,47 19,46 20,45 20,44 21,43 21,42 22,41 23,40 24,39 24,39 25,37 26,37 27,36 27,35 29,34 29,34 30,32 31,32 31,30 33,30 33,29 34,28 35,27 36,27 37,26 38,25 38,25 40,23 40,23 41,22 43,21 43,21 44,20 45,19 46,19 47,18 48,17 49,17 50,16 51,16 52,15 53,15 54,14 55,13 56,13 57,12 58,12 59,11 60,10 61,10 62,9 63,9 65,9 65,8 66,7 68,7 69,7 70,6 71,6 72,6 73,5 74,5 75,5 76,4 77,4 79,4 80,4 81,3 82,3 83,2 84,2 85,2 87,2 88,2 89,2 90,1 91,1 93,1 94,1 95,1 96,1 97,1 98,1 99,1 101,0 102,0 103,0 104,0 105,0 106,0 108,0 109,0 110,0 111,0 112,1 113,1 115,1 116,1 117,1 118,1 119,1 120,1 121,1 122,1 123,2 124,2 125,2 127,2 128,2 129,3 130,3 131,4 133,4 134,4 135,4 136,5 137,5 138,5 140,6 140,6 141,6 143,7 144,7 145,7 146,8 147,9 148,9 149,9 150,10 151,10 152,11 154,12 154,12 155,12 156,13 158,13 158,14 160,15 161,15 161,16 163,17 164,17 165,18 165,19 166,19 167,20 168,20 169,21 170,22 171,23 172,23 173,24 174,25 175,26 176,26 176,27 178,28 178,29 179,30 180,30 180,31 182,32 182,33 183,34 184,35 185,36 185,36 186,37 187,38 188,39 189,40 189,41 190,42 190,43 191,44 192,44 193,46 193,47 194,47 194,49 195,50 196,50 196,51 197,52 197,54 198,54 199,55 199,57 200,58 200,58 201,60 201,61 202,62 203,63 203,64 203,65 204,66 204,67 204,68 205,69 205,71 205,71 206,72 207,74 207,75 207,76 207,77 208,78 208,79 208,80 208,82 209,83 209,84 210,85 210,86 210,87 210,88 210,89 210,90 211,91 211,93 211,94 211,95 211,96 211,97 211,99 211,100 211,101 211,102 211,103 211,104 211,105 211,107 211,108 211,109 211,110 211,111 211,112 211,114 211,115 211,116 211,117 211,118 211,119 211,121 210,122 210,123 210,124 210,125 210,126 210,127 209,129 209,130 208,131 208,132 208,133 208,135 207,136 207,137 207,137 206,139 206,140 205,141 205,142 205,143 204,144 204,146 203,146 203,147 203,149 202,150 201,151 201,152 201,152 200,154 200,155 199,156 199,157 198,158 197,159 197,160 196,161 196,162 195,163 194,164 193,165 193,166 192,166 191,168 191,169 190,169 189,171 189,171 188,172 188,174 186,174 186,175 185,176 184,177 183,178 183,179 182,179 181,180 180,181 179,182 179,183 178,183 177,184 176,185 175,186 174,186 174,187 172,188 172,189 171,189 169,190 169,191 168,191 167,192 166,193 165,193 164,194 163,195 162,196 161,196 160,197 159,197 158,198 157,199 156,199 155,200 154,200 153,200 152,201 150,201 149,202 148,203 148,203 146,203 145,204 144,204 143,205 142,205 141,205 140,206 139,206 138,207 137,207 135,207 134,208 133,208 132,208 131,208 130,209 129,209 127,209 126,210 125,210 124,210 123,210 121,210 120,211 119,211 118,211 117,211 116,211 115,211 114,211 113,211 111,211 110,211 109,211 108,211 107,211 106,211 105,211 104,211 102,211 101,211 100,211 99,211 98,211 96,211 95,211 94,211 93,211 92,211 91,210 90,210 88,210 87,210 86,210 85,210 84,209 83,209 81,208 80,208 79,208 78,208 77,207 76,207 74,207 73,207 73,206 71,205 70,205 69,205 68,204 67,204 66,204 65,203 64,203 63,203 62,202 60,201 59,201 59,200 58,200 56,199 55,199 54,198 54,197 52,197 51,196 51,196 49,195 48,194 47,194 46,193 45,193 45,192 44,191 43,190 42,190 41,189 40,189 39,188 38,187 37,186 36,186 35,185 34,184 34,183 33,182 32,182 31,180 30,180 30,179 29,178 28,178 27,176 26,176 26,175 25,174 24,173 23,172 23,171 22,170 21,169 20,168 20,168 19,166 19,165 18,165 18,164 17,162 16,162 16,161 15,160 14,159 13,158 13,157 13,155 12,154 12,154 11,152 10,151 10,150 9,150 9,149 9,147 8,146 8,145 7,144 7,143 6,142 6,141 6,140 5,139 5,137 5,136 4,135 4,134 4,133 4,132 3,130 3,129 2,128 2,127 2,126 2,125 2,124 2,123 1,122 1,121 1,119 1,118 1,117 1,116 1,115 1,114 1,112 0,111 0,110 0,109 0,108 0,107">
          <text:p/>
        </draw:polygon>
        <draw:polygon draw:style-name="gr5" draw:text-style-name="P5" draw:layer="layout" svg:width="0.21cm" svg:height="0.21cm" svg:x="6.322cm" svg:y="3.072cm" svg:viewBox="0 0 211 211" draw:points="0,106 0,105 0,104 0,102 0,101 0,100 1,99 1,98 1,97 1,96 1,94 1,93 1,92 1,91 1,90 2,89 2,87 2,86 2,85 2,84 3,83 3,82 4,80 4,79 4,78 4,77 5,76 5,75 5,74 5,73 6,72 7,71 7,69 7,68 8,67 8,66 8,65 9,64 9,63 10,62 10,61 10,60 11,59 12,58 12,57 13,55 13,55 14,54 15,52 15,51 16,51 16,50 17,49 18,48 18,47 19,46 20,45 20,44 21,43 22,42 22,41 23,40 24,39 24,39 25,37 26,37 27,36 27,35 29,34 29,34 30,32 31,32 32,30 33,30 33,29 34,28 35,27 36,27 37,26 38,25 38,25 40,23 40,23 41,22 43,21 43,21 44,20 45,19 46,19 47,18 48,17 49,17 50,16 51,16 52,15 53,15 54,14 55,13 56,13 57,12 58,12 59,11 60,10 61,10 62,9 63,9 65,9 65,8 66,7 68,7 69,7 70,6 71,6 72,6 73,5 74,5 75,5 77,4 78,4 79,4 80,4 81,3 82,3 83,2 85,2 86,2 87,2 88,2 89,2 90,1 92,1 93,1 94,1 95,1 96,1 97,1 99,1 100,1 101,0 102,0 103,0 104,0 105,0 107,0 108,0 109,0 110,0 111,0 113,1 114,1 115,1 116,1 117,1 118,1 119,1 120,1 121,1 122,1 124,2 125,2 126,2 127,2 128,2 129,3 130,3 132,4 133,4 134,4 135,4 136,5 138,5 139,5 140,6 140,6 142,6 143,7 144,7 145,7 146,8 147,9 148,9 149,9 150,10 152,10 153,11 154,12 154,12 155,12 157,13 158,13 158,14 160,15 161,15 161,16 163,17 164,17 165,18 165,19 167,19 167,20 168,20 169,21 170,22 171,23 172,23 173,24 174,25 175,26 176,26 177,27 178,28 178,29 179,30 180,30 180,31 182,32 182,33 183,34 184,35 185,36 185,36 186,37 187,38 188,39 189,40 189,41 190,42 190,43 191,44 192,44 193,46 193,47 194,47 194,49 195,50 196,50 196,51 197,52 197,54 198,54 199,55 199,57 200,58 200,58 201,60 202,61 202,62 203,63 203,64 203,65 204,66 204,67 204,68 205,69 205,71 205,71 206,72 207,74 207,75 207,76 207,77 208,78 208,79 208,80 208,82 209,83 209,84 210,85 210,86 210,87 210,88 210,89 210,90 211,91 211,93 211,94 211,95 211,96 211,97 211,99 211,100 211,101 211,102 211,103 211,104 211,105 211,107 211,108 211,109 211,110 211,111 211,112 211,114 211,115 211,116 211,117 211,118 211,119 211,121 210,122 210,123 210,124 210,125 210,126 210,127 209,129 209,130 208,131 208,132 208,133 208,135 207,136 207,137 207,137 206,139 206,140 205,141 205,142 205,143 204,144 204,146 203,146 203,147 203,149 202,150 202,151 201,152 201,152 200,154 200,155 199,156 199,157 198,158 197,159 197,160 196,161 196,162 195,163 194,164 193,165 193,166 192,166 192,168 191,169 190,169 189,171 189,171 188,172 188,174 186,174 186,175 185,176 184,177 183,178 183,179 182,179 181,180 180,181 179,182 179,183 178,183 177,184 176,185 175,186 174,186 174,187 172,188 172,189 171,189 169,190 169,191 168,191 167,192 166,193 165,193 164,194 163,195 162,196 161,196 160,197 159,197 158,198 157,199 156,199 155,200 154,200 153,200 152,201 151,201 150,202 149,203 148,203 147,203 146,204 144,204 143,205 142,205 141,205 140,206 139,206 138,207 137,207 136,207 135,208 133,208 132,208 131,208 130,209 129,209 128,209 127,210 125,210 124,210 123,210 122,210 121,211 119,211 118,211 117,211 117,211 115,211 114,211 113,211 112,211 111,211 110,211 108,211 107,211 106,211 105,211 104,211 103,211 102,211 100,211 99,211 98,211 97,211 96,211 94,211 93,211 92,211 91,210 90,210 89,210 88,210 87,210 85,210 84,209 83,209 82,208 80,208 79,208 78,208 77,207 76,207 75,207 74,207 73,206 72,205 71,205 69,205 68,204 67,204 66,204 65,203 64,203 63,203 62,202 60,201 59,201 59,200 58,200 57,199 55,199 54,198 54,197 52,197 51,196 51,196 49,195 48,194 47,194 47,193 45,193 45,192 44,191 43,190 42,190 41,189 40,189 39,188 38,187 37,186 36,186 35,185 34,184 34,183 33,182 32,182 32,180 30,180 30,179 29,178 28,178 27,176 26,176 26,175 25,174 24,173 23,172 23,171 22,170 22,169 20,168 20,168 19,166 19,165 18,165 18,164 17,162 16,162 16,161 15,160 14,159 13,158 13,157 13,155 12,154 12,154 11,152 10,151 10,150 9,150 9,149 9,147 8,146 8,145 7,144 7,143 7,142 6,141 6,140 5,139 5,137 5,136 4,135 4,134 4,133 4,132 3,130 3,129 2,128 2,127 2,126 2,125 2,124 2,123 1,122 1,121 1,119 1,118 1,117 1,116 1,115 1,114 1,112 0,111 0,110 0,109 0,108 0,107">
          <text:p/>
        </draw:polygon>
        <draw:polygon draw:style-name="gr5" draw:text-style-name="P5" draw:layer="layout" svg:width="0.21cm" svg:height="0.211cm" svg:x="9.255cm" svg:y="4.089cm" svg:viewBox="0 0 211 212" draw:points="0,106 0,105 0,104 0,103 0,101 0,100 1,99 1,98 1,97 1,96 1,94 1,93 1,92 1,91 1,90 2,89 2,88 2,86 2,85 2,84 3,83 3,82 3,80 4,80 4,79 4,78 5,76 5,75 5,74 5,73 6,72 6,70 6,69 7,68 8,68 8,66 8,65 9,64 9,63 10,62 10,61 10,60 11,59 12,58 12,56 13,56 13,55 14,54 15,52 15,52 16,51 16,49 17,49 18,48 18,46 19,46 20,45 20,44 21,43 21,42 22,41 23,40 24,39 24,38 25,37 26,37 27,35 27,35 29,34 29,33 30,32 31,31 31,31 33,30 33,29 34,29 35,27 36,27 37,26 38,25 38,24 40,24 40,23 41,22 42,21 43,21 44,20 45,19 46,19 47,18 48,18 49,17 50,16 51,16 52,15 53,15 54,14 55,13 56,13 57,12 58,12 59,11 60,10 61,10 62,10 63,9 64,9 65,8 66,8 68,8 69,7 70,6 71,6 72,6 73,5 74,5 75,5 76,5 77,4 79,4 80,4 81,4 82,3 83,3 84,2 85,2 87,2 88,2 89,2 90,1 91,1 93,1 94,1 95,1 96,1 97,1 98,1 99,1 100,1 101,1 103,1 104,0 105,0 106,0 107,0 108,0 110,1 111,1 112,1 113,1 114,1 115,1 116,1 118,1 119,1 120,1 121,1 122,2 124,2 125,2 126,2 127,2 128,3 129,3 130,3 132,4 133,4 134,4 135,4 136,5 138,5 139,5 139,6 140,6 141,6 143,7 144,8 145,8 146,8 147,9 148,9 149,9 150,10 151,10 153,11 153,12 154,12 155,13 157,13 157,14 158,15 160,15 161,16 161,16 163,17 164,18 164,18 165,19 166,19 167,20 168,20 169,21 170,22 171,23 172,23 173,24 174,25 175,26 175,27 176,27 177,28 178,29 179,30 180,30 180,31 182,32 182,33 183,34 184,34 185,35 185,36 186,37 187,38 188,39 189,40 189,41 190,42 190,43 191,44 192,45 193,45 193,46 194,48 194,48 195,49 196,51 196,51 197,52 197,54 198,54 199,55 199,56 200,58 200,59 201,59 201,60 202,62 202,63 203,64 203,65 204,66 204,67 204,68 205,69 205,70 205,72 206,73 207,74 207,75 207,76 207,77 208,78 208,79 208,80 208,82 209,83 209,84 210,85 210,86 210,88 210,89 210,90 210,91 211,92 211,93 211,94 211,96 211,97 211,98 211,99 211,100 211,101 211,103 211,104 211,105 211,106 211,107 211,108 211,110 211,111 211,112 211,113 211,114 211,115 211,116 211,117 211,118 211,119 211,121 210,122 210,123 210,124 210,125 210,126 209,128 209,129 209,130 208,131 208,132 208,133 208,135 207,136 207,137 207,138 206,139 206,140 205,141 205,142 205,143 204,144 204,146 203,147 203,148 203,149 202,150 201,151 201,152 200,153 200,154 200,155 199,156 199,157 198,158 197,159 197,160 196,161 196,162 195,163 194,164 193,165 193,166 192,167 191,168 191,169 190,170 189,171 189,172 188,172 188,174 186,174 186,175 185,176 184,177 183,178 183,179 182,179 181,180 180,181 179,182 179,183 178,183 177,185 176,185 175,186 174,187 174,188 172,188 172,189 171,190 169,190 169,191 168,191 167,192 166,193 165,194 164,194 163,195 162,196 161,196 160,197 159,197 158,198 157,199 156,199 155,200 154,200 153,201 152,201 151,201 150,202 149,203 147,203 147,204 146,204 144,204 143,205 142,205 141,205 140,206 139,207 138,207 137,207 136,207 135,208 133,208 132,208 131,208 130,209 129,209 128,210 126,210 125,210 124,210 123,210 122,211 121,211 119,211 118,211 117,211 116,211 115,211 114,211 113,211 111,211 110,211 109,212 108,212 107,212 105,212 104,212 103,212 102,212 101,211 100,211 99,211 97,211 96,211 95,211 94,211 93,211 92,211 91,211 90,210 89,210 87,210 86,210 85,210 84,210 83,209 81,209 80,208 79,208 78,208 77,208 76,207 74,207 73,207 72,206 71,206 70,205 69,205 68,205 67,204 66,204 65,203 64,203 63,203 62,202 60,201 59,201 58,200 58,200 56,200 55,199 54,199 54,198 52,197 51,197 50,196 49,196 48,195 47,194 46,193 45,193 44,192 44,191 43,191 42,190 41,189 40,189 39,188 38,187 37,186 36,186 35,185 34,184 34,183 33,182 32,182 31,181 30,180 30,179 29,178 28,178 27,176 26,176 26,175 25,174 24,173 23,172 23,171 22,171 21,169 20,168 20,168 19,166 19,166 18,165 18,164 17,163 16,162 15,161 15,160 14,159 13,158 13,157 12,155 12,155 12,154 11,153 10,151 10,151 9,150 9,149 9,147 8,146 8,145 7,144 7,143 6,142 6,141 6,140 5,139 5,138 5,136 4,135 4,134 4,133 4,132 3,131 3,130 2,129 2,128 2,126 2,125 2,124 1,123 1,122 1,121 1,119 1,118 1,117 1,116 1,115 1,114 0,113 0,111 0,110 0,109 0,108 0,107">
          <text:p/>
        </draw:polygon>
        <draw:polygon draw:style-name="gr5" draw:text-style-name="P5" draw:layer="layout" svg:width="0.211cm" svg:height="0.211cm" svg:x="7.867cm" svg:y="4.246cm" svg:viewBox="0 0 212 212" draw:points="0,106 0,105 0,104 1,103 1,101 1,100 1,99 1,98 1,97 1,96 1,94 1,93 1,92 1,91 2,90 2,89 2,88 2,86 2,85 2,84 3,83 3,82 3,80 3,80 4,79 4,78 5,76 5,75 5,74 6,73 6,72 6,70 7,69 7,68 7,68 8,66 8,65 9,64 9,63 10,62 10,61 11,60 11,59 12,58 12,56 13,56 13,55 14,54 14,52 15,52 16,51 16,49 17,49 17,48 18,46 19,46 20,45 20,44 21,43 21,42 23,41 23,40 24,39 24,38 26,37 26,37 27,35 28,35 28,34 29,33 30,32 31,31 32,31 32,30 33,29 34,29 35,27 36,27 37,26 38,25 38,24 40,24 41,23 41,22 42,21 43,21 44,20 45,19 46,19 47,18 48,18 49,17 50,16 51,16 52,15 53,15 54,14 55,13 56,13 57,12 58,12 59,11 60,10 61,10 62,10 63,9 65,9 66,8 66,8 67,8 68,7 70,6 71,6 72,6 73,5 74,5 76,5 76,5 77,4 78,4 80,4 81,4 82,3 83,3 84,2 85,2 87,2 88,2 89,2 90,1 91,1 92,1 93,1 95,1 96,1 97,1 98,1 99,1 101,1 102,1 103,1 104,0 105,0 106,0 107,0 108,0 110,1 111,1 112,1 113,1 115,1 116,1 117,1 118,1 119,1 120,1 121,1 122,2 124,2 125,2 126,2 127,2 128,3 129,3 130,3 131,4 132,4 133,4 135,4 136,5 137,5 138,5 140,6 141,6 142,6 142,7 143,8 145,8 146,8 147,9 148,9 149,9 150,10 151,10 152,11 153,12 154,12 155,13 156,13 157,14 158,15 159,15 160,16 161,16 162,17 163,18 164,18 165,19 166,19 167,20 168,20 169,21 170,22 171,23 172,23 172,24 174,25 174,26 175,27 176,27 177,28 178,29 179,30 180,30 181,31 181,32 182,33 183,34 183,34 184,35 185,36 186,37 186,38 188,39 188,40 189,41 189,42 190,43 191,44 192,45 192,45 193,46 193,48 194,48 195,49 195,51 196,51 197,52 197,54 198,54 199,55 199,56 199,58 200,59 200,59 201,60 202,62 202,63 203,64 203,65 203,66 204,67 205,68 205,69 205,70 206,72 206,73 207,74 207,75 207,76 208,77 208,78 208,79 208,80 209,82 209,83 210,84 210,85 210,86 210,88 210,89 210,90 211,91 211,92 211,93 211,94 211,96 211,97 211,98 211,99 211,100 211,101 211,103 212,104 212,105 212,106 212,107 212,108 212,110 211,111 211,112 211,113 211,114 211,115 211,116 211,117 211,118 211,119 211,121 211,122 210,123 210,124 210,125 210,126 210,128 209,129 209,130 208,131 208,132 208,133 208,135 207,136 207,137 207,138 207,139 206,140 205,141 205,142 205,143 204,144 203,146 203,147 203,148 202,149 202,150 201,151 201,152 200,153 200,154 199,155 199,156 198,157 197,158 197,159 196,160 196,161 195,162 195,163 194,164 193,165 193,166 192,167 191,168 191,169 190,170 189,171 188,172 188,172 187,174 186,174 185,175 185,176 184,177 183,178 182,179 182,179 181,180 180,181 179,182 178,183 177,183 177,185 175,185 175,186 174,187 173,188 172,188 171,189 170,190 170,190 168,191 167,191 167,192 166,193 165,194 164,194 163,195 162,196 161,196 160,197 158,197 158,198 157,199 156,199 155,200 154,200 153,201 152,201 150,201 149,202 149,203 147,203 146,204 145,204 144,204 143,205 142,205 141,205 140,206 139,207 138,207 136,207 135,207 134,208 133,208 132,208 131,208 130,209 128,209 127,210 127,210 125,210 124,210 123,210 122,211 121,211 120,211 118,211 117,211 116,211 115,211 114,211 113,211 111,211 110,211 109,212 108,212 107,212 106,212 105,212 103,212 102,212 101,211 100,211 99,211 97,211 96,211 95,211 94,211 93,211 92,211 91,211 90,210 88,210 87,210 86,210 85,210 83,210 82,209 81,209 80,208 79,208 78,208 77,208 76,207 75,207 74,207 72,206 71,206 70,205 69,205 68,205 67,204 66,204 65,203 64,203 63,203 62,202 60,201 60,201 58,200 57,200 56,200 55,199 55,199 53,198 52,197 51,197 51,196 49,196 48,195 48,194 46,193 45,193 45,192 43,191 43,191 42,190 41,189 40,189 39,188 38,187 37,186 37,186 35,185 35,184 34,183 33,182 32,182 31,181 30,180 30,179 29,178 28,178 27,176 27,176 26,175 25,174 24,173 23,172 23,171 22,171 21,169 21,168 20,168 19,166 18,166 18,165 17,164 17,163 16,162 16,161 15,160 14,159 14,158 13,157 13,155 12,155 12,154 11,153 10,151 10,151 9,150 9,149 9,147 8,146 7,145 7,144 7,143 6,142 6,141 6,140 5,139 5,138 5,136 5,135 4,134 3,133 3,132 3,131 3,130 3,129 2,128 2,126 2,125 2,124 2,123 1,122 1,121 1,119 1,118 1,117 1,116 1,115 1,114 1,113 1,111 1,110 0,109 0,108 0,107">
          <text:p/>
        </draw:polygon>
        <draw:polygon draw:style-name="gr5" draw:text-style-name="P5" draw:layer="layout" svg:width="0.21cm" svg:height="0.21cm" svg:x="6.872cm" svg:y="4.075cm" svg:viewBox="0 0 211 211" draw:points="0,106 0,105 0,104 0,103 0,102 0,100 0,99 1,98 1,97 1,96 1,94 1,93 1,92 1,91 1,90 2,89 2,88 2,87 2,85 2,84 2,83 3,82 3,81 3,79 3,78 4,77 4,77 5,75 5,74 5,73 6,72 6,71 6,69 7,68 7,67 7,66 8,65 9,64 9,63 10,62 10,61 10,60 11,59 12,58 12,57 13,55 13,55 14,54 15,52 15,52 16,51 16,49 17,48 17,48 18,47 18,46 20,45 20,44 21,43 21,42 22,41 23,40 24,39 24,38 25,37 26,37 27,36 27,35 28,34 29,33 30,32 31,32 31,30 32,30 33,29 34,28 35,27 36,27 37,26 38,25 38,24 40,23 40,23 41,22 42,22 43,21 44,20 45,19 46,19 47,18 48,18 49,17 50,16 51,16 52,15 53,15 53,14 55,13 56,13 57,12 58,12 58,11 60,11 61,10 62,9 63,9 64,9 65,8 66,8 67,8 68,7 70,7 71,6 71,6 72,5 74,5 75,5 76,4 77,4 78,4 80,4 81,3 82,3 83,2 84,2 85,2 87,2 88,2 89,2 90,1 91,1 92,1 93,1 94,1 95,1 96,1 97,1 99,1 100,0 101,0 102,0 103,0 105,0 106,0 107,0 108,0 109,0 110,0 111,1 113,1 114,1 115,1 116,1 117,1 118,1 120,1 121,1 122,2 123,2 124,2 125,2 127,2 128,2 129,3 130,3 131,4 132,4 134,4 135,4 136,5 137,5 138,5 139,6 140,6 141,7 142,7 143,7 145,8 146,8 146,9 147,9 149,9 150,10 151,11 152,11 153,12 154,12 155,12 157,13 157,13 158,14 160,15 161,15 161,16 162,17 163,18 164,18 165,19 166,19 167,20 168,20 169,21 170,22 171,23 172,23 173,24 173,25 175,26 175,26 176,27 177,28 178,29 178,30 180,30 180,32 182,32 182,33 183,34 184,34 185,36 185,36 186,37 187,38 187,39 188,40 189,41 190,42 190,43 191,44 192,44 193,46 193,47 194,47 194,48 195,49 196,50 196,51 197,52 197,54 198,54 198,55 199,57 200,58 200,58 201,59 201,61 202,62 202,63 202,63 203,65 204,66 204,67 204,68 205,69 205,71 205,71 206,72 207,73 207,74 207,76 207,77 208,78 208,79 208,81 208,82 209,83 209,84 210,85 210,87 210,88 210,88 210,89 210,90 211,92 211,93 211,94 211,95 211,96 211,97 211,99 211,100 211,101 211,102 211,103 211,104 211,106 211,107 211,108 211,109 211,110 211,111 211,113 211,114 211,115 211,116 211,117 211,118 211,119 210,121 210,122 210,123 210,124 210,125 210,127 209,128 209,129 209,130 208,131 208,132 208,133 208,135 207,136 207,137 207,138 206,139 206,140 205,141 205,142 205,143 204,144 204,146 203,147 203,147 202,149 202,150 201,151 201,152 200,153 200,154 200,155 199,156 198,157 198,158 197,159 197,160 196,161 196,162 195,163 194,164 193,165 193,166 192,167 191,168 191,169 190,169 189,171 188,171 188,172 187,174 186,174 186,175 185,176 184,177 183,178 183,179 182,179 181,180 180,181 179,182 178,183 177,183 177,184 176,185 175,186 174,186 173,188 172,188 172,189 171,189 169,191 169,191 168,192 166,192 166,193 165,193 164,194 163,195 162,196 161,196 160,197 159,197 158,198 157,199 156,199 155,200 154,200 152,200 152,201 150,202 149,202 148,203 147,203 146,203 145,204 144,204 143,205 142,205 141,206 140,206 138,206 138,207 136,207 135,207 134,208 133,208 132,208 131,208 130,209 128,209 127,210 126,210 125,210 124,210 122,210 121,210 120,211 119,211 118,211 117,211 116,211 115,211 113,211 112,211 111,211 110,211 108,211 107,211 106,211 105,211 104,211 103,211 102,211 101,211 99,211 98,211 97,211 96,211 95,211 93,211 92,211 91,211 91,211 90,210 88,210 87,210 86,210 85,210 83,209 82,209 81,209 80,208 79,208 78,208 77,208 76,207 74,207 73,207 72,206 71,206 70,206 69,205 68,204 67,204 66,204 65,203 63,203 63,203 62,202 60,202 59,201 58,200 57,200 56,199 55,199 54,198 53,198 52,197 51,196 50,196 49,195 48,194 47,194 46,193 45,193 44,192 43,192 42,191 42,190 41,189 40,189 39,188 38,187 37,186 36,186 35,185 34,184 34,183 32,182 32,182 31,181 30,180 30,179 28,178 28,178 27,177 26,176 26,175 25,174 24,173 23,172 23,171 22,170 21,169 20,168 20,168 19,167 18,166 18,165 17,164 17,163 16,162 15,161 15,160 14,159 13,158 13,157 12,156 12,155 12,154 11,153 10,152 10,150 9,150 9,149 9,147 8,146 7,145 7,144 7,143 6,142 6,141 6,140 5,139 5,138 5,136 4,135 4,134 3,133 3,132 3,131 3,129 2,129 2,128 2,127 2,125 2,124 1,123 1,122 1,121 1,119 1,118 1,117 1,116 1,115 1,114 0,113 0,111 0,110 0,109 0,108 0,107">
          <text:p/>
        </draw:polygon>
        <draw:polygon draw:style-name="gr5" draw:text-style-name="P5" draw:layer="layout" svg:width="0.21cm" svg:height="0.211cm" svg:x="5.738cm" svg:y="4.089cm" svg:viewBox="0 0 211 212" draw:points="0,106 0,105 0,104 0,103 0,101 1,100 1,99 1,98 1,97 1,96 1,94 1,93 1,92 1,91 1,90 2,89 2,88 2,86 2,85 2,84 3,83 3,82 4,80 4,80 4,79 4,78 5,76 5,75 5,74 5,73 6,72 6,70 6,69 7,68 8,68 8,66 8,65 9,64 9,63 10,62 10,61 10,60 11,59 12,58 12,56 13,56 13,55 14,54 15,52 15,52 16,51 16,49 17,49 18,48 18,46 19,46 20,45 21,44 21,43 22,42 23,41 24,40 24,39 25,38 26,37 26,37 27,35 28,35 29,34 29,33 30,32 31,31 32,31 33,30 34,29 35,29 35,27 36,27 37,26 38,25 39,24 40,24 40,23 41,22 43,21 43,21 44,20 45,19 46,19 48,18 48,18 49,17 50,16 51,16 52,15 53,15 54,14 55,13 56,13 57,12 58,12 59,11 60,10 61,10 63,10 64,9 65,9 65,8 66,8 68,8 69,7 70,6 71,6 72,6 74,5 74,5 75,5 76,5 78,4 79,4 80,4 81,4 82,3 83,3 85,2 86,2 87,2 88,2 89,2 90,1 91,1 93,1 94,1 95,1 96,1 97,1 99,1 100,1 101,1 102,1 103,1 104,0 105,0 107,0 108,0 109,0 110,1 111,1 113,1 114,1 115,1 116,1 117,1 118,1 119,1 121,1 122,1 122,2 124,2 125,2 126,2 127,2 128,3 129,3 130,3 132,4 133,4 134,4 135,4 136,5 138,5 139,5 140,6 140,6 142,6 143,7 144,8 145,8 146,8 147,9 149,9 149,9 150,10 152,10 153,11 154,12 154,12 155,13 157,13 158,14 158,15 160,15 161,16 162,16 163,17 164,18 165,18 165,19 167,19 168,20 168,20 169,21 170,22 171,23 172,23 173,24 174,25 175,26 176,27 177,27 178,28 178,29 179,30 180,30 180,31 182,32 182,33 183,34 184,34 185,35 186,36 186,37 187,38 188,39 189,40 189,41 190,42 190,43 192,44 192,45 193,45 193,46 194,48 194,48 195,49 196,51 196,51 197,52 197,54 198,54 199,55 199,56 200,58 200,59 201,59 202,60 202,62 203,63 203,64 203,65 204,66 204,67 204,68 205,69 205,70 205,72 206,73 207,74 207,75 207,76 207,77 208,78 208,79 208,80 209,82 209,83 209,84 210,85 210,86 210,88 210,89 210,90 211,91 211,92 211,93 211,94 211,96 211,97 211,98 211,99 211,100 211,101 211,103 211,104 211,105 211,106 211,107 211,108 211,110 211,111 211,112 211,113 211,114 211,115 211,116 211,117 211,118 211,119 211,121 210,122 210,123 210,124 210,125 210,126 210,128 209,129 209,130 208,131 208,132 208,133 208,135 207,136 207,137 207,138 206,139 206,140 205,141 205,142 205,143 204,144 204,146 204,147 203,148 203,149 202,150 202,151 201,152 201,153 200,154 200,155 199,156 199,157 198,158 197,159 197,160 196,161 196,162 195,163 194,164 194,165 193,166 192,167 192,168 191,169 190,169 190,171 189,172 188,172 188,174 187,174 186,175 185,176 185,177 183,178 183,179 182,179 181,180 180,181 179,182 179,183 178,183 177,185 176,185 175,186 174,187 174,188 172,188 172,189 171,190 170,190 169,191 168,191 167,192 166,193 165,194 164,194 163,195 162,196 161,196 160,197 159,197 158,198 157,199 156,199 155,200 154,200 153,201 152,201 151,201 150,202 149,203 148,203 147,204 146,204 144,204 143,205 142,205 141,205 140,206 139,207 138,207 137,207 136,207 135,208 133,208 132,208 131,208 130,209 129,209 128,210 126,210 125,210 124,210 123,210 122,211 121,211 120,211 119,211 118,211 117,211 115,211 114,211 113,211 112,211 111,211 110,212 108,212 107,212 106,212 105,212 104,212 103,212 101,211 100,211 99,211 98,211 97,211 96,211 94,211 93,211 92,211 91,211 90,210 89,210 88,210 86,210 85,210 84,210 83,209 82,209 80,208 79,208 78,208 77,208 76,207 75,207 74,207 73,206 72,206 71,205 69,205 68,205 67,204 66,204 65,203 64,203 63,203 62,202 61,201 60,201 59,200 58,200 57,200 55,199 55,199 54,198 53,197 51,197 51,196 50,196 49,194 48,194 47,193 46,193 45,192 44,191 43,191 42,190 41,189 40,189 39,188 39,187 38,186 36,186 36,185 35,184 34,183 34,182 32,182 32,181 30,180 30,179 29,178 28,178 28,176 26,176 26,175 25,174 25,173 24,172 23,171 23,171 22,169 21,168 20,168 19,166 19,166 18,165 18,164 17,163 16,162 16,161 15,160 15,159 14,158 13,157 13,155 12,155 12,154 11,153 10,151 10,151 9,150 9,149 9,147 8,146 8,145 7,144 7,143 6,142 6,141 6,140 5,139 5,138 5,136 4,135 4,134 4,133 4,132 3,131 3,130 2,129 2,128 2,126 2,125 2,124 2,123 1,122 1,121 1,119 1,118 1,117 1,116 1,115 1,114 1,113 0,111 0,110 0,109 0,108 0,107">
          <text:p/>
        </draw:polygon>
        <draw:polygon draw:style-name="gr4" draw:text-style-name="P4" draw:layer="layout" svg:width="0.21cm" svg:height="0.21cm" svg:x="8.668cm" svg:y="5.105cm" svg:viewBox="0 0 211 211" draw:points="0,105 0,104 0,103 0,102 0,101 1,100 1,98 1,97 1,96 1,95 1,94 1,93 1,91 1,91 1,90 2,88 2,87 2,86 2,85 2,84 3,83 3,81 4,80 4,79 4,78 4,77 5,76 5,74 5,73 5,72 6,71 7,70 7,69 7,68 8,67 8,66 8,65 9,63 9,63 10,62 10,60 10,59 11,58 12,58 12,56 13,55 13,54 14,54 15,52 15,51 16,50 16,49 17,48 18,47 18,46 19,45 20,44 20,44 21,43 22,42 22,41 23,40 24,39 24,38 26,37 26,36 27,35 28,34 29,34 29,33 30,32 31,31 32,30 33,30 33,29 34,28 35,27 36,26 37,26 38,25 38,24 40,23 40,23 41,22 43,21 43,20 44,20 45,19 46,19 48,18 48,17 49,16 50,16 51,15 52,15 53,14 54,13 55,13 56,12 57,12 58,11 59,11 60,10 62,10 63,9 64,9 65,8 65,8 67,8 68,7 69,6 70,6 71,6 72,5 74,5 74,5 75,5 77,4 78,4 79,4 80,3 81,3 82,2 83,2 85,2 86,2 87,2 88,2 89,1 90,1 92,1 93,1 94,1 95,1 96,1 97,0 99,0 100,0 101,0 102,0 103,0 104,0 105,0 107,0 108,0 109,0 110,0 111,0 113,0 114,0 115,0 116,1 117,1 118,1 119,1 121,1 122,1 122,1 124,1 125,2 126,2 127,2 128,2 129,2 130,3 132,3 133,4 134,4 135,4 136,4 138,5 139,5 140,5 140,6 142,6 143,6 144,7 145,8 146,8 147,8 149,9 149,9 150,10 152,10 153,10 154,11 154,12 155,12 157,13 158,13 158,14 160,15 161,15 162,16 163,16 164,17 165,18 165,18 167,19 168,20 168,20 169,21 170,21 171,23 172,23 173,24 174,24 175,26 176,26 177,27 178,28 178,29 179,29 180,30 180,31 182,32 182,33 183,33 184,34 185,35 186,36 186,37 187,38 188,38 189,40 189,41 190,41 190,43 192,43 192,44 193,45 193,46 194,47 194,48 195,49 196,50 196,51 197,52 197,53 198,54 199,55 199,56 200,57 200,58 201,59 202,60 202,61 203,62 203,63 203,65 204,66 204,67 204,68 205,69 205,70 205,71 206,72 207,73 207,74 207,76 207,77 208,77 208,79 208,80 209,81 209,82 209,83 210,84 210,85 210,87 210,88 210,89 211,90 211,91 211,93 211,94 211,95 211,96 211,97 211,98 211,100 211,101 211,102 211,103 211,104 211,105 211,107 211,108 211,109 211,110 211,111 211,113 211,114 211,115 211,116 211,117 211,118 211,119 211,121 210,122 210,123 210,124 210,125 210,126 210,128 209,129 209,130 208,131 208,132 208,133 208,134 207,135 207,136 207,138 206,139 206,140 205,141 205,142 205,143 204,144 204,145 204,146 203,147 203,149 202,150 202,150 201,151 201,153 200,154 200,155 199,155 199,157 198,158 197,159 197,160 196,161 196,162 195,163 194,164 194,165 193,165 192,166 192,168 191,168 190,169 190,170 189,171 188,172 188,173 187,174 186,175 185,176 185,176 183,178 183,178 182,179 181,180 180,180 179,182 179,182 178,183 177,184 176,185 175,186 174,186 174,187 172,188 172,189 171,189 170,190 169,190 168,191 167,192 166,193 165,193 164,194 163,194 162,195 161,196 160,196 159,197 158,197 157,198 156,199 155,199 154,200 153,200 152,201 151,201 150,202 149,202 148,203 147,203 146,204 144,204 143,204 142,205 141,205 140,205 139,206 138,207 137,207 136,207 135,207 133,208 132,208 131,208 130,208 129,209 128,209 127,210 125,210 124,210 123,210 122,210 121,210 120,210 119,211 118,211 117,211 115,211 114,211 113,211 112,211 111,211 110,211 108,211 107,211 106,211 105,211 104,211 103,211 102,211 100,211 99,211 98,211 97,211 96,211 94,211 93,211 92,210 91,210 90,210 89,210 88,210 87,210 85,209 84,209 83,209 82,208 80,208 79,208 78,208 77,207 76,207 75,207 74,206 73,206 72,205 71,205 69,205 68,204 67,204 66,204 65,203 64,203 63,202 62,201 61,201 60,201 59,200 58,200 57,199 55,199 55,198 54,197 53,197 52,196 51,196 50,195 49,194 48,194 47,193 46,193 45,191 44,191 43,190 42,190 41,189 40,188 39,188 38,187 37,186 36,185 35,185 35,184 34,183 33,182 32,181 32,180 30,180 30,179 29,178 28,177 27,176 26,175 26,175 25,174 24,173 23,172 23,171 22,170 22,169 20,168 20,167 19,166 19,165 18,164 18,164 17,163 16,161 16,161 15,160 15,158 14,157 13,157 13,155 12,154 12,153 11,153 10,151 10,150 9,149 9,148 9,147 8,146 8,145 7,144 7,143 7,141 6,140 6,139 5,138 5,138 5,136 4,135 4,134 4,133 4,132 3,130 3,129 2,128 2,127 2,126 2,125 2,124 2,122 1,121 1,120 1,119 1,118 1,116 1,115 1,114 1,113 1,112 0,111 0,110 0,108 0,107 0,106">
          <text:p/>
        </draw:polygon>
        <draw:polygon draw:style-name="gr5" draw:text-style-name="P5" draw:layer="layout" svg:width="0.21cm" svg:height="0.21cm" svg:x="7.496cm" svg:y="5.103cm" svg:viewBox="0 0 211 211" draw:points="0,106 0,105 0,104 0,102 0,101 0,100 1,99 1,97 1,96 1,95 1,94 1,93 1,92 1,91 1,90 2,88 2,87 2,86 2,85 2,83 3,82 3,81 4,80 4,79 4,78 4,77 5,76 5,74 5,73 5,72 6,71 6,70 6,69 7,68 8,67 8,66 8,65 9,64 9,63 10,62 10,60 10,59 11,58 12,57 12,56 13,55 13,54 14,53 15,52 15,51 16,51 16,49 17,48 18,47 18,46 19,45 20,45 20,43 21,42 21,42 22,41 23,40 24,39 24,38 25,37 26,36 27,35 27,34 29,34 29,32 30,32 31,31 31,30 33,30 33,28 34,28 35,27 36,26 37,26 38,25 38,24 40,23 40,23 41,22 43,21 43,20 44,20 45,19 46,18 47,18 48,17 49,17 50,16 51,15 52,15 53,14 54,13 55,13 56,12 57,12 58,12 59,11 60,10 61,10 62,9 63,9 65,9 65,8 66,7 68,7 69,7 70,6 71,6 72,6 73,5 74,5 75,5 76,4 77,4 79,3 80,3 81,3 82,3 83,2 84,2 85,2 87,2 88,2 89,1 90,1 91,1 93,1 94,1 95,1 96,1 97,1 98,0 99,0 101,0 102,0 103,0 104,0 105,0 106,0 108,0 109,0 110,0 111,0 112,0 113,0 115,1 116,1 117,1 118,1 119,1 120,1 121,1 122,1 123,2 124,2 125,2 127,2 128,2 129,3 130,3 131,3 133,3 134,3 135,4 136,5 137,5 138,5 140,5 140,6 141,6 143,6 144,7 145,7 146,8 147,8 148,9 149,9 150,10 151,10 152,11 154,11 154,12 155,12 156,13 158,13 158,14 160,15 161,15 161,16 163,16 164,17 165,17 165,18 166,19 167,20 168,20 169,21 170,21 171,23 172,23 173,24 174,24 175,26 176,26 176,27 178,28 178,28 179,29 180,30 180,31 182,32 182,32 183,34 184,34 185,35 185,36 186,37 187,38 188,39 189,40 189,41 190,41 190,42 191,43 192,44 193,45 193,46 194,47 194,48 195,49 196,50 196,51 197,52 197,53 198,54 199,55 199,56 200,57 200,58 201,59 201,60 202,62 203,62 203,63 203,65 204,66 204,67 204,68 205,68 205,70 205,71 206,72 207,73 207,74 207,76 207,77 208,78 208,79 208,80 208,81 209,82 209,83 210,84 210,85 210,87 210,88 210,89 210,90 211,91 211,92 211,93 211,95 211,96 211,97 211,98 211,99 211,101 211,102 211,103 211,104 211,105 211,107 211,108 211,109 211,110 211,111 211,112 211,113 211,115 211,116 211,117 211,118 211,119 211,121 210,122 210,123 210,124 210,125 210,126 210,127 209,129 209,130 208,131 208,132 208,133 208,134 207,135 207,136 207,137 206,138 206,140 205,141 205,142 205,143 204,144 204,145 203,146 203,147 203,148 202,150 201,151 201,151 201,152 200,154 200,155 199,156 199,157 198,158 197,159 197,160 196,161 196,162 195,163 194,163 193,165 193,166 192,166 191,168 191,168 190,169 189,171 189,171 188,172 188,173 186,174 186,175 185,176 184,176 183,177 183,178 182,179 181,180 180,181 179,182 179,182 178,183 177,184 176,185 175,186 174,186 174,187 172,188 172,188 171,189 169,190 169,191 168,191 167,192 166,193 165,193 164,194 163,194 162,195 161,196 160,196 159,197 158,198 157,198 156,198 155,199 154,200 153,200 152,201 150,201 149,202 148,202 148,202 146,203 145,204 144,204 143,204 142,205 141,205 140,205 139,206 138,207 137,207 135,207 134,207 133,208 132,208 131,208 130,208 129,209 127,209 126,210 125,210 124,210 123,210 121,210 120,210 119,211 118,211 117,211 116,211 115,211 114,211 113,211 111,211 110,211 109,211 108,211 107,211 106,211 105,211 104,211 102,211 101,211 100,211 99,211 98,211 96,211 95,211 94,211 93,211 92,211 91,210 90,210 88,210 87,210 86,210 85,210 84,209 83,209 81,208 80,208 79,208 78,208 77,207 76,207 74,207 73,207 73,206 71,205 70,205 69,205 68,204 67,204 66,204 65,203 64,202 63,202 62,202 60,201 59,201 59,200 58,200 56,199 55,198 54,198 54,197 52,197 51,196 51,196 49,195 48,194 47,194 46,193 45,193 45,192 44,191 43,190 42,190 41,189 40,188 39,187 38,187 37,186 36,185 35,185 34,184 34,183 33,182 32,182 31,180 30,180 30,178 29,178 28,177 27,176 26,175 26,175 25,173 24,173 23,172 23,171 22,170 21,169 20,168 20,167 19,166 19,165 18,164 18,163 17,162 16,161 16,161 15,160 14,158 13,158 13,157 13,155 12,154 12,153 11,152 10,151 10,150 9,149 9,148 9,147 8,146 8,145 7,144 7,143 6,141 6,140 6,140 5,138 5,137 5,136 4,135 4,134 4,133 4,132 3,130 3,129 2,128 2,127 2,126 2,125 2,123 2,122 1,121 1,120 1,119 1,118 1,117 1,116 1,115 1,113 1,112 0,111 0,110 0,109 0,108 0,107">
          <text:p/>
        </draw:polygon>
        <draw:polygon draw:style-name="gr4" draw:text-style-name="P4" draw:layer="layout" svg:width="0.21cm" svg:height="0.21cm" svg:x="6.322cm" svg:y="5.103cm" svg:viewBox="0 0 211 211" draw:points="0,106 0,105 0,104 0,102 0,101 0,100 1,99 1,97 1,96 1,95 1,94 1,93 1,92 1,91 1,90 2,88 2,87 2,86 2,85 2,83 3,82 3,81 4,80 4,79 4,78 4,77 5,76 5,74 5,73 5,72 6,71 7,70 7,69 7,68 8,67 8,66 8,65 9,64 9,63 10,62 10,60 10,59 11,58 12,57 12,56 13,55 13,54 14,53 15,52 15,51 16,51 16,49 17,48 18,47 18,46 19,45 20,45 20,43 21,42 22,42 22,41 23,40 24,39 24,38 25,37 26,36 27,35 27,34 29,34 29,32 30,32 31,31 32,30 33,30 33,28 34,28 35,27 36,26 37,26 38,25 38,24 40,23 40,23 41,22 43,21 43,20 44,20 45,19 46,18 47,18 48,17 49,17 50,16 51,15 52,15 53,14 54,13 55,13 56,12 57,12 58,12 59,11 60,10 61,10 62,9 63,9 65,9 65,8 66,7 68,7 69,7 70,6 71,6 72,6 73,5 74,5 75,5 77,4 78,4 79,3 80,3 81,3 82,3 83,2 85,2 86,2 87,2 88,2 89,1 90,1 92,1 93,1 94,1 95,1 96,1 97,1 99,0 100,0 101,0 102,0 103,0 104,0 105,0 107,0 108,0 109,0 110,0 111,0 113,0 114,0 115,1 116,1 117,1 118,1 119,1 120,1 121,1 122,1 124,2 125,2 126,2 127,2 128,2 129,3 130,3 132,3 133,3 134,3 135,4 136,5 138,5 139,5 140,5 140,6 142,6 143,6 144,7 145,7 146,8 147,8 148,9 149,9 150,10 152,10 153,11 154,11 154,12 155,12 157,13 158,13 158,14 160,15 161,15 161,16 163,16 164,17 165,17 165,18 167,19 167,20 168,20 169,21 170,21 171,23 172,23 173,24 174,24 175,26 176,26 177,27 178,28 178,28 179,29 180,30 180,31 182,32 182,32 183,34 184,34 185,35 185,36 186,37 187,38 188,39 189,40 189,41 190,41 190,42 191,43 192,44 193,45 193,46 194,47 194,48 195,49 196,50 196,51 197,52 197,53 198,54 199,55 199,56 200,57 200,58 201,59 202,60 202,62 203,62 203,63 203,65 204,66 204,67 204,68 205,68 205,70 205,71 206,72 207,73 207,74 207,76 207,77 208,78 208,79 208,80 208,81 209,82 209,83 210,84 210,85 210,87 210,88 210,89 210,90 211,91 211,92 211,93 211,95 211,96 211,97 211,98 211,99 211,101 211,102 211,103 211,104 211,105 211,107 211,108 211,109 211,110 211,111 211,112 211,113 211,115 211,116 211,117 211,118 211,119 211,121 210,122 210,123 210,124 210,125 210,126 210,127 209,129 209,130 208,131 208,132 208,133 208,134 207,135 207,136 207,137 206,138 206,140 205,141 205,142 205,143 204,144 204,145 203,146 203,147 203,148 202,150 202,151 201,151 201,152 200,154 200,155 199,156 199,157 198,158 197,159 197,160 196,161 196,162 195,163 194,163 193,165 193,166 192,166 192,168 191,168 190,169 189,171 189,171 188,172 188,173 186,174 186,175 185,176 184,176 183,177 183,178 182,179 181,180 180,181 179,182 179,182 178,183 177,184 176,185 175,186 174,186 174,187 172,188 172,188 171,189 169,190 169,191 168,191 167,192 166,193 165,193 164,194 163,194 162,195 161,196 160,196 159,197 158,198 157,198 156,198 155,199 154,200 153,200 152,201 151,201 150,202 149,202 148,202 147,203 146,204 144,204 143,204 142,205 141,205 140,205 139,206 138,207 137,207 136,207 135,207 133,208 132,208 131,208 130,208 129,209 128,209 127,210 125,210 124,210 123,210 122,210 121,210 119,211 118,211 117,211 117,211 115,211 114,211 113,211 112,211 111,211 110,211 108,211 107,211 106,211 105,211 104,211 103,211 102,211 100,211 99,211 98,211 97,211 96,211 94,211 93,211 92,211 91,210 90,210 89,210 88,210 87,210 85,210 84,209 83,209 82,208 80,208 79,208 78,208 77,207 76,207 75,207 74,207 73,206 72,205 71,205 69,205 68,204 67,204 66,204 65,203 64,202 63,202 62,202 60,201 59,201 59,200 58,200 57,199 55,198 54,198 54,197 52,197 51,196 51,196 49,195 48,194 47,194 47,193 45,193 45,192 44,191 43,190 42,190 41,189 40,188 39,187 38,187 37,186 36,185 35,185 34,184 34,183 33,182 32,182 32,180 30,180 30,178 29,178 28,177 27,176 26,175 26,175 25,173 24,173 23,172 23,171 22,170 22,169 20,168 20,167 19,166 19,165 18,164 18,163 17,162 16,161 16,161 15,160 14,158 13,158 13,157 13,155 12,154 12,153 11,152 10,151 10,150 9,149 9,148 9,147 8,146 8,145 7,144 7,143 7,141 6,140 6,140 5,138 5,137 5,136 4,135 4,134 4,133 4,132 3,130 3,129 2,128 2,127 2,126 2,125 2,123 2,122 1,121 1,120 1,119 1,118 1,117 1,116 1,115 1,113 1,112 0,111 0,110 0,109 0,108 0,107">
          <text:p/>
        </draw:polygon>
        <draw:polygon draw:style-name="gr5" draw:text-style-name="P5" draw:layer="layout" svg:width="0.21cm" svg:height="0.211cm" svg:x="8.045cm" svg:y="6.14cm" svg:viewBox="0 0 211 212" draw:points="0,106 0,105 0,103 0,102 0,101 0,100 0,99 0,97 1,96 1,95 1,94 1,93 1,92 1,91 1,90 1,88 2,87 2,86 2,85 2,83 2,82 3,81 3,80 4,80 4,78 4,77 4,76 5,75 5,74 5,72 6,71 6,70 6,69 7,68 7,67 8,66 8,65 9,64 9,63 9,62 10,61 10,60 11,58 12,57 12,56 13,56 13,55 14,53 15,52 15,52 16,51 16,49 17,49 18,48 18,46 19,46 19,45 20,43 21,43 21,42 22,41 23,40 24,39 24,38 25,37 26,37 27,35 27,35 28,34 29,33 30,32 31,31 31,31 32,30 34,29 34,28 35,27 36,27 37,26 38,25 39,24 39,24 40,23 41,22 42,21 43,21 44,20 45,19 46,18 47,18 48,17 49,17 50,16 51,16 52,15 53,15 54,14 55,13 56,13 57,12 58,12 59,11 60,10 61,10 63,10 63,9 64,9 65,8 66,8 68,7 69,7 70,6 71,6 72,6 73,5 74,5 75,5 76,5 78,4 79,4 80,3 81,3 82,3 83,3 84,2 85,2 86,2 88,2 89,2 90,2 91,1 92,1 93,1 94,1 96,1 97,1 98,1 99,1 100,1 101,1 103,1 104,0 105,0 106,0 107,0 108,1 110,1 111,1 112,1 113,1 114,1 115,1 116,1 118,1 119,1 120,1 121,1 122,2 124,2 125,2 126,2 127,2 128,3 129,3 130,3 132,3 133,3 134,4 135,5 136,5 137,5 138,5 139,6 140,6 141,6 143,7 144,7 145,7 146,8 147,9 148,9 149,9 150,10 151,10 152,11 153,12 154,12 155,13 156,13 157,14 158,15 160,15 160,16 161,16 163,17 164,17 164,18 165,18 166,19 167,20 168,21 169,21 170,22 171,23 172,23 173,24 174,25 175,26 175,27 176,27 177,28 178,29 179,30 180,30 180,31 181,32 182,33 183,34 184,35 185,35 185,37 186,37 187,38 188,39 188,40 189,41 190,42 190,42 191,43 191,45 192,45 193,46 194,48 194,48 195,49 196,51 196,51 197,52 197,53 198,55 199,55 199,56 200,57 200,58 201,59 201,60 201,62 202,63 203,64 203,65 204,66 204,67 204,68 205,69 205,70 205,71 206,72 206,73 207,74 207,76 207,77 208,78 208,79 208,80 208,81 209,82 209,83 209,85 210,86 210,87 210,88 210,90 210,91 210,92 211,93 211,94 211,95 211,96 211,97 211,99 211,100 211,101 211,102 211,103 211,105 211,106 211,107 211,108 211,109 211,110 211,111 211,113 211,114 211,115 211,116 211,117 211,118 211,120 210,120 210,121 210,122 210,124 210,125 210,126 209,127 209,128 208,130 208,131 208,132 208,133 207,135 207,136 207,137 207,138 206,139 205,140 205,141 205,142 204,143 204,144 204,146 203,147 203,148 203,148 202,150 201,151 201,152 200,153 200,154 199,155 199,156 199,157 198,158 197,159 197,160 196,161 195,162 194,163 194,164 193,165 193,166 192,167 191,168 191,169 190,170 189,171 189,172 188,172 187,173 186,174 186,175 185,176 184,177 183,177 182,179 182,179 181,180 180,181 179,182 178,183 178,183 176,185 176,185 175,186 174,187 173,187 172,188 171,188 171,190 169,190 169,191 168,191 166,192 166,193 165,194 164,194 163,195 162,196 161,196 160,197 159,197 158,198 157,198 156,199 155,200 154,200 153,201 151,201 151,201 150,202 149,202 147,203 146,204 146,204 144,204 143,205 142,205 141,205 140,206 139,207 138,207 136,207 136,207 135,208 133,208 132,208 131,208 130,209 129,209 128,210 126,210 125,210 124,210 123,210 122,211 121,211 119,211 118,211 117,211 116,211 115,211 114,211 113,211 111,211 110,211 109,212 108,212 107,212 105,212 104,212 103,212 102,212 101,211 100,211 99,211 97,211 96,211 95,211 94,211 93,211 91,211 90,211 89,210 88,210 87,210 86,210 85,210 84,210 83,209 82,209 80,208 79,208 78,208 77,208 76,207 75,207 74,207 72,206 71,206 70,205 69,205 68,205 67,204 66,204 65,203 64,203 63,202 62,202 61,201 60,201 58,200 57,200 57,200 55,199 54,198 53,198 53,197 51,197 50,196 50,196 49,195 48,194 47,193 46,193 44,192 44,191 43,191 41,190 41,189 40,188 39,188 38,187 38,186 36,186 36,185 35,184 34,183 33,183 32,182 31,181 30,180 30,179 29,178 28,177 27,176 26,176 26,175 25,174 24,173 23,172 23,171 21,171 21,169 20,169 20,168 19,166 19,166 18,165 17,163 16,163 16,162 15,161 15,160 14,159 13,158 13,157 12,156 12,155 11,154 11,152 10,151 10,151 9,150 9,148 8,147 8,146 8,145 7,144 6,143 6,142 6,141 5,140 5,138 5,137 5,136 4,135 4,134 4,133 3,132 3,131 2,130 2,128 2,127 2,126 2,125 2,124 1,122 1,121 1,120 1,119 1,118 1,117 1,116 1,115 0,113 0,112 0,111 0,110 0,109 0,107">
          <text:p/>
        </draw:polygon>
        <draw:polygon draw:style-name="gr5" draw:text-style-name="P5" draw:layer="layout" svg:width="0.21cm" svg:height="0.211cm" svg:x="6.947cm" svg:y="6.14cm" svg:viewBox="0 0 211 212" draw:points="0,106 0,105 0,103 0,102 0,101 1,100 1,99 1,97 1,96 1,95 1,94 1,93 1,92 1,91 1,90 2,88 2,87 2,86 2,85 2,83 3,82 3,81 3,80 3,80 4,78 4,77 5,76 5,75 5,74 5,72 6,71 6,70 6,69 7,68 7,67 8,66 8,65 9,64 9,63 10,62 10,61 10,60 11,58 12,57 12,56 13,56 13,55 14,53 15,52 15,52 16,51 16,49 17,49 17,48 18,46 19,46 20,45 20,43 21,43 21,42 22,41 23,40 24,39 24,38 26,37 26,37 27,35 27,35 28,34 29,33 30,32 31,31 31,31 32,30 33,29 34,28 35,27 36,27 37,26 38,25 38,24 40,24 40,23 41,22 42,21 43,21 44,20 45,19 46,18 47,18 48,17 49,17 50,16 51,16 52,15 53,15 54,14 55,13 56,13 57,12 58,12 59,11 60,10 61,10 62,10 63,9 65,9 65,8 66,8 67,7 68,7 70,6 71,6 72,6 73,5 74,5 75,5 76,5 77,4 79,4 80,3 81,3 82,3 83,3 85,2 86,2 87,2 88,2 89,2 90,2 91,1 93,1 94,1 95,1 96,1 97,1 98,1 100,1 101,1 102,1 103,1 104,0 105,0 107,0 108,0 109,1 110,1 111,1 112,1 113,1 115,1 116,1 117,1 118,1 119,1 121,1 121,1 122,2 123,2 125,2 126,2 127,2 128,3 129,3 130,3 132,3 133,3 134,4 135,5 136,5 137,5 138,5 140,6 140,6 141,6 143,7 144,7 145,7 146,8 147,9 148,9 149,9 150,10 151,10 152,11 154,12 154,12 155,13 157,13 158,14 158,15 160,15 161,16 161,16 162,17 164,17 165,18 165,18 166,19 167,20 168,21 169,21 170,22 171,23 172,23 173,24 174,25 175,26 176,27 176,27 177,28 178,29 179,30 180,30 180,31 182,32 182,33 183,34 184,35 185,35 186,37 186,37 187,38 187,39 189,40 189,41 190,42 190,42 191,43 192,45 193,45 193,46 194,48 194,48 195,49 196,51 196,51 197,52 197,53 198,55 199,55 199,56 200,57 200,58 201,59 201,60 202,62 202,63 202,64 203,65 204,66 204,67 204,68 205,69 205,70 205,71 206,72 207,73 207,74 207,76 207,77 208,78 208,79 208,80 208,81 209,82 209,83 210,85 210,86 210,87 210,88 210,90 210,91 211,92 211,93 211,94 211,95 211,96 211,97 211,99 211,100 211,101 211,102 211,103 211,105 211,106 211,107 211,108 211,109 211,110 211,111 211,113 211,114 211,115 211,116 211,117 211,118 211,120 211,120 210,121 210,122 210,124 210,125 210,126 210,127 209,128 209,130 208,131 208,132 208,133 208,135 207,136 207,137 207,138 206,139 206,140 205,141 205,142 205,143 204,144 204,146 204,147 203,148 202,148 202,150 201,151 201,152 201,153 200,154 200,155 199,156 199,157 198,158 197,159 197,160 196,161 196,162 195,163 194,164 194,165 193,166 192,167 191,168 191,169 190,170 189,171 189,172 188,172 187,173 186,174 186,175 185,176 185,177 183,177 183,179 182,179 181,180 180,181 179,182 179,183 177,183 177,185 176,185 175,186 174,187 173,187 172,188 172,188 171,190 169,190 169,191 168,191 167,192 166,193 165,194 164,194 163,195 162,196 161,196 160,197 159,197 158,198 157,198 156,199 155,200 154,200 153,201 152,201 151,201 150,202 148,202 148,203 147,204 146,204 144,204 143,205 142,205 141,205 140,206 139,207 138,207 137,207 136,207 135,208 133,208 132,208 131,208 130,209 129,209 127,210 126,210 125,210 124,210 123,210 122,211 121,211 119,211 119,211 118,211 116,211 115,211 114,211 113,211 112,211 111,211 110,212 108,212 107,212 106,212 105,212 104,212 102,212 101,211 100,211 99,211 98,211 97,211 96,211 94,211 93,211 92,211 91,211 90,210 88,210 87,210 86,210 85,210 84,210 83,209 82,209 80,208 79,208 78,208 77,208 76,207 74,207 73,207 72,206 71,206 70,205 69,205 68,205 67,204 66,204 65,203 64,203 63,202 62,202 60,201 59,201 59,200 57,200 56,200 55,199 54,198 53,198 52,197 51,197 51,196 49,196 48,195 48,194 46,193 45,193 45,192 43,191 42,191 42,190 41,189 40,188 39,188 38,187 37,186 36,186 35,185 34,184 34,183 33,183 32,182 31,181 30,180 30,179 28,178 28,177 27,176 26,176 26,175 25,174 24,173 23,172 23,171 22,171 21,169 20,169 20,168 19,166 18,166 18,165 17,163 17,163 16,162 16,161 15,160 15,159 14,158 13,157 13,156 12,155 12,154 11,152 10,151 10,151 9,150 9,148 9,147 8,146 7,145 7,144 7,143 6,142 6,141 6,140 5,138 5,137 5,136 4,135 4,134 3,133 3,132 3,131 3,130 2,128 2,127 2,126 2,125 2,124 2,122 1,121 1,120 1,119 1,118 1,117 1,116 1,115 1,113 1,112 0,111 0,110 0,109 0,107">
          <text:p/>
        </draw:polygon>
        <draw:polygon draw:style-name="gr5" draw:text-style-name="P5" draw:layer="layout" svg:width="0.411cm" svg:height="0.411cm" svg:x="9.166cm" svg:y="5.332cm" svg:viewBox="0 0 412 412" draw:points="0,206 0,205 0,203 0,202 0,201 0,200 0,199 1,197 1,196 1,195 1,194 1,193 1,192 1,191 1,189 1,188 1,187 1,186 1,185 1,184 2,182 2,181 2,180 2,179 2,178 2,177 2,175 2,174 3,173 3,172 3,171 4,170 4,168 4,167 4,166 4,165 5,164 5,163 5,161 5,160 5,159 6,158 6,157 7,156 7,155 7,154 7,153 8,152 8,150 8,149 8,148 9,147 9,146 9,145 10,143 10,143 10,142 10,141 11,140 12,138 12,137 12,136 13,135 13,133 13,133 14,132 15,131 15,130 15,128 16,127 16,126 16,125 17,124 18,123 18,122 19,121 19,120 19,119 20,118 20,117 21,116 22,115 22,114 22,113 23,111 23,110 24,109 24,108 25,107 26,106 26,105 27,105 27,103 28,102 29,101 29,101 30,99 30,98 31,97 32,96 32,95 33,95 33,93 34,92 35,92 35,91 36,90 37,89 37,88 38,87 38,86 40,85 40,83 41,83 41,82 42,81 43,80 44,79 44,78 45,77 46,77 47,76 47,75 48,74 49,73 49,72 50,71 51,70 52,69 52,68 53,67 54,67 55,66 56,65 57,65 57,63 58,63 59,62 59,61 60,60 61,59 62,58 63,57 64,57 65,56 66,55 66,55 67,53 68,53 69,52 70,51 70,51 72,50 72,49 73,48 74,48 75,47 76,46 77,45 78,45 79,44 80,43 80,42 82,42 83,41 83,40 84,40 85,39 86,38 87,38 88,37 89,36 90,35 91,35 92,34 93,34 94,33 95,32 96,32 97,31 98,31 99,30 99,30 101,29 102,28 103,27 104,27 105,26 106,26 107,26 108,25 109,24 110,24 111,23 112,23 113,22 114,21 115,21 116,20 117,20 118,20 119,19 120,18 122,18 122,17 123,17 124,17 125,16 127,16 128,15 129,15 130,15 131,14 132,13 133,13 134,13 135,12 137,12 137,12 138,11 140,10 141,10 142,10 143,10 144,9 145,9 147,9 148,8 148,8 149,7 150,7 152,7 153,7 154,6 155,6 157,6 158,6 159,5 160,5 161,5 162,5 163,4 164,4 166,4 167,3 168,3 169,3 170,3 171,3 172,2 173,2 174,2 176,2 177,2 178,2 179,2 180,1 182,1 183,1 184,1 185,1 186,1 187,1 188,1 189,1 191,1 192,0 193,0 194,0 195,0 197,0 198,0 199,0 200,0 201,0 202,0 203,0 205,0 206,0 207,0 208,0 209,0 211,0 212,0 213,0 214,0 215,0 216,0 217,0 219,0 220,0 221,0 222,1 223,1 224,1 226,1 227,1 228,1 229,1 230,1 231,1 233,1 234,2 235,2 236,2 237,2 238,2 239,2 241,3 242,3 243,3 244,3 246,3 247,3 248,4 249,4 250,5 251,5 252,5 253,5 254,5 255,6 256,6 258,6 259,6 260,7 261,7 262,7 263,7 264,8 266,9 267,9 267,9 269,9 270,10 271,10 272,10 273,11 274,12 276,12 277,12 277,13 278,13 280,13 281,14 282,14 283,15 284,15 285,16 286,16 287,16 288,17 289,17 291,18 291,18 292,18 294,19 295,20 296,20 297,21 298,21 299,22 300,22 301,23 302,23 303,24 304,24 305,25 306,26 307,26 308,27 309,27 310,28 311,28 313,29 314,30 314,30 316,31 317,31 317,32 318,32 319,34 320,34 321,35 322,35 323,36 324,37 325,37 326,38 327,39 328,40 329,40 330,41 331,41 332,42 333,43 333,43 334,44 335,45 336,46 337,46 338,47 339,48 340,49 341,49 342,50 342,51 343,52 344,52 345,53 346,54 347,55 347,56 348,56 349,57 350,58 351,58 352,60 353,60 353,62 354,62 355,63 356,64 357,65 357,66 358,66 359,67 359,68 361,69 361,70 362,71 363,71 364,72 364,73 365,74 366,75 367,76 367,77 368,78 369,79 369,80 370,81 371,81 372,82 372,83 373,84 373,85 374,87 375,87 376,88 376,89 377,90 378,91 378,92 379,93 379,94 380,95 381,96 381,97 382,98 383,99 383,100 384,101 384,102 385,103 386,104 386,105 387,106 387,107 387,108 388,109 389,110 389,111 390,112 391,113 391,115 392,115 392,116 393,117 393,118 393,120 394,120 394,121 395,122 396,124 396,125 396,126 397,127 397,128 397,129 398,130 398,131 399,132 399,133 400,134 400,135 400,136 401,138 401,139 401,140 402,141 403,142 403,143 403,145 403,145 404,146 404,147 404,149 405,150 405,151 406,152 406,153 406,155 406,156 407,157 407,158 407,159 407,160 407,161 408,162 408,163 408,164 408,166 408,167 409,168 409,169 409,170 409,171 409,172 410,174 410,175 410,176 410,177 411,178 411,180 411,181 411,182 411,183 411,184 411,185 411,186 411,188 412,189 412,190 412,191 412,192 412,193 412,195 412,196 412,197 412,198 412,199 412,200 412,202 412,203 412,204 412,205 412,206 412,207 412,209 412,210 412,211 412,212 412,213 412,214 412,216 412,217 412,218 412,219 412,220 412,221 412,222 411,224 411,225 411,226 411,227 411,228 411,230 411,231 411,232 411,233 410,234 410,235 410,236 409,238 409,239 409,240 409,241 409,242 409,244 408,244 408,245 408,246 408,247 408,249 407,250 407,251 407,252 407,253 407,255 406,256 406,257 406,258 406,259 405,260 405,261 404,263 404,264 404,264 403,266 403,267 403,268 402,269 402,270 401,272 401,273 401,274 400,275 400,276 400,277 399,278 398,279 398,280 398,281 397,283 397,283 397,285 396,286 396,287 395,288 395,289 394,290 394,291 393,292 393,293 392,294 392,295 392,296 391,297 391,298 390,300 389,301 389,301 388,302 387,304 387,305 386,305 386,306 385,308 384,309 384,309 383,311 383,312 382,312 382,314 381,315 381,316 380,316 379,317 379,319 378,319 378,320 377,322 376,322 375,323 375,325 374,325 373,326 373,327 372,328 371,329 371,330 370,331 369,331 369,333 368,334 367,334 367,336 366,336 365,337 364,338 364,339 362,340 362,341 361,341 360,342 359,343 359,344 358,345 357,346 357,347 356,348 355,348 354,350 353,350 353,351 352,352 351,352 350,354 349,354 348,355 347,356 347,356 346,358 345,358 344,359 343,360 342,361 342,361 341,362 340,363 339,364 338,364 337,365 336,366 335,366 334,367 333,368 332,369 332,369 331,370 330,371 329,372 328,372 327,373 326,373 325,374 324,375 323,376 322,376 321,377 320,377 319,378 318,379 317,379 316,380 316,380 314,381 313,382 313,383 311,383 310,384 309,384 308,385 307,386 306,386 305,387 304,387 303,387 302,388 301,389 300,389 299,390 298,390 297,391 296,391 295,392 294,392 292,392 291,393 290,394 289,394 288,395 287,395 286,395 285,396 284,397 283,397 282,397 281,398 280,398 278,398 277,399 276,400 275,400 274,400 273,401 272,401 271,401 270,402 269,402 267,402 266,402 265,403 264,404 263,404 262,404 261,404 260,405 259,405 258,405 256,405 255,406 254,406 253,406 252,406 251,407 249,407 248,407 247,408 246,408 245,408 244,408 242,408 242,409 241,409 239,409 238,409 237,409 236,409 235,410 234,410 233,410 231,410 230,411 229,411 228,411 227,411 226,411 224,411 223,411 222,411 221,411 220,411 219,411 217,411 216,412 215,412 214,412 213,412 212,412 211,412 209,412 208,412 207,412 206,412 205,412 203,412 202,412 201,412 200,412 199,412 198,412 197,412 195,412 194,411 193,411 192,411 191,411 189,411 188,411 187,411 186,411 185,411 184,411 183,411 182,410 180,410 179,410 178,410 177,409 176,409 174,409 173,409 172,409 171,409 170,408 169,408 168,408 166,408 165,408 164,408 163,407 162,407 160,406 160,406 159,406 158,406 157,405 155,405 154,405 153,405 152,404 150,404 149,404 148,404 147,403 146,403 145,402 144,402 143,402 142,401 141,401 140,401 138,400 137,400 136,400 135,399 134,399 133,398 132,398 131,397 130,397 129,397 127,396 127,395 125,395 124,395 123,394 122,394 121,393 120,393 119,392 118,392 117,391 116,391 115,390 114,390 113,390 112,389 110,389 110,388 109,387 108,387 107,386 106,386 105,385 104,384 102,384 102,383 101,383 99,382 98,381 98,381 97,380 95,380 95,379 94,379 93,377 92,377 91,376 90,376 89,375 88,375 87,374 86,373 85,372 84,372 83,371 82,370 82,370 80,369 80,368 79,367 77,367 77,366 76,365 75,365 74,364 73,363 72,362 72,362 70,361 70,360 69,359 68,358 67,358 66,357 65,356 65,355 63,355 63,354 62,353 61,352 60,351 59,351 59,350 58,349 57,348 57,347 55,346 55,345 54,344 53,344 52,342 52,342 51,341 50,340 49,339 48,339 48,337 47,337 47,336 45,335 45,334 44,333 44,332 43,331 42,330 41,329 41,329 40,327 39,326 38,326 38,325 37,323 37,323 36,322 35,320 34,320 34,319 33,317 33,317 32,316 32,315 31,314 30,313 30,312 29,311 29,310 28,309 27,308 27,307 26,306 26,305 25,304 24,303 24,302 23,301 23,300 22,299 22,298 22,297 21,295 20,294 20,294 19,292 19,291 18,290 18,289 18,288 17,287 16,286 16,285 16,284 15,283 15,281 14,281 14,280 13,279 13,277 13,276 12,275 12,274 12,273 11,272 10,271 10,270 10,269 10,267 9,266 9,265 9,264 8,263 8,261 8,260 8,259 7,259 7,257 7,256 7,255 6,254 6,253 5,252 5,250 5,249 5,248 5,247 4,246 4,245 4,244 4,242 4,241 3,240 3,239 3,238 2,236 2,235 2,234 2,233 2,232 2,231 2,230 2,228 1,227 1,226 1,225 1,224 1,222 1,221 1,221 1,220 1,219 1,217 1,216 1,215 1,214 0,213 0,211 0,210 0,209 0,208 0,207">
          <text:p/>
        </draw:polygon>
        <draw:polygon draw:style-name="gr5" draw:text-style-name="P5" draw:layer="layout" svg:width="0.411cm" svg:height="0.411cm" svg:x="7.994cm" svg:y="5.332cm" svg:viewBox="0 0 412 412" draw:points="0,206 0,205 0,203 0,202 0,201 0,200 0,199 0,197 0,196 0,195 0,194 0,193 0,192 1,191 1,189 1,188 1,187 1,186 1,185 1,184 1,182 1,181 1,180 2,179 2,178 2,177 2,175 2,174 2,173 2,172 3,171 3,170 3,168 4,167 4,166 4,165 4,164 4,163 5,161 5,160 5,159 5,158 5,157 6,156 6,155 6,154 6,153 7,152 7,150 7,149 8,148 8,147 9,146 9,145 9,143 10,143 10,142 10,141 10,140 11,138 12,137 12,136 12,135 13,133 13,133 13,132 14,131 15,130 15,128 15,127 16,126 16,125 16,124 17,123 17,122 18,121 19,120 19,119 19,118 20,117 20,116 21,115 21,114 22,113 23,111 23,110 24,109 24,108 24,107 25,106 26,105 26,105 27,103 27,102 28,101 29,101 29,99 30,98 30,97 31,96 32,95 32,95 33,93 34,92 34,92 35,91 35,90 36,89 37,88 38,87 38,86 39,85 40,83 40,83 41,82 42,81 42,80 43,79 44,78 45,77 45,77 46,76 46,75 48,74 48,73 49,72 49,71 51,70 51,69 52,68 53,67 54,67 54,66 55,65 56,65 57,63 58,63 58,62 59,61 60,60 61,59 62,58 62,57 63,57 64,56 65,55 66,55 67,53 67,53 69,52 69,51 70,51 71,50 72,49 73,48 74,48 74,47 76,46 76,45 77,45 79,44 79,43 80,42 81,42 82,41 83,40 84,40 85,39 85,38 87,38 88,37 88,36 90,35 91,35 91,34 93,34 94,33 94,32 95,32 96,31 97,31 98,30 99,30 100,29 101,28 102,27 104,27 104,26 105,26 106,26 108,25 108,24 109,24 110,23 111,23 112,22 113,21 115,21 116,20 117,20 118,20 119,19 120,18 121,18 122,17 123,17 124,17 125,16 126,16 127,15 129,15 130,15 130,14 131,13 133,13 134,13 135,12 136,12 137,12 138,11 139,10 140,10 141,10 143,10 144,9 145,9 146,9 147,8 148,8 149,7 150,7 151,7 152,7 154,6 155,6 156,6 157,6 158,5 159,5 160,5 161,5 163,4 164,4 165,4 166,3 168,3 169,3 170,3 171,3 172,2 173,2 174,2 175,2 177,2 178,2 179,2 180,1 181,1 182,1 183,1 184,1 185,1 186,1 188,1 189,1 190,1 191,0 193,0 194,0 195,0 196,0 197,0 198,0 199,0 200,0 202,0 203,0 204,0 205,0 206,0 208,0 209,0 210,0 211,0 212,0 213,0 214,0 216,0 217,0 218,0 219,0 220,0 221,1 223,1 224,1 225,1 226,1 227,1 228,1 230,1 231,1 232,1 233,2 234,2 235,2 236,2 238,2 239,2 240,3 241,3 242,3 244,3 245,3 246,3 247,4 249,4 250,5 251,5 252,5 253,5 254,5 255,6 256,6 257,6 258,6 260,7 261,7 262,7 263,7 264,8 265,9 266,9 268,9 269,9 270,10 270,10 272,10 273,11 274,12 275,12 276,12 278,13 279,13 279,13 280,14 281,14 283,15 284,15 285,16 286,16 287,16 288,17 289,17 290,18 291,18 293,18 293,19 294,20 295,20 297,21 298,21 299,22 300,22 301,23 302,23 303,24 304,24 305,25 306,26 307,26 308,27 309,27 310,28 311,28 312,29 313,30 314,30 315,31 316,31 317,32 318,32 319,34 320,34 320,35 322,35 323,36 323,37 325,37 326,38 326,39 328,40 328,40 329,41 330,41 331,42 332,43 333,43 334,44 335,45 336,46 337,46 338,47 339,48 339,49 340,49 341,50 342,51 343,52 344,52 344,53 345,54 346,55 347,56 348,56 349,57 350,58 350,58 351,60 352,60 353,62 354,62 354,63 355,64 356,65 357,66 358,66 358,67 359,68 360,69 361,70 362,71 362,71 363,72 364,73 365,74 365,75 366,76 367,77 368,78 368,79 369,80 369,81 370,81 371,82 372,83 372,84 373,85 374,87 375,87 375,88 376,89 376,90 377,91 378,92 378,93 379,94 380,95 380,96 381,97 381,98 382,99 383,100 383,101 384,102 384,103 385,104 386,105 386,106 387,107 387,108 388,109 389,110 389,111 389,112 390,113 390,115 391,115 391,116 392,117 393,118 393,120 393,120 394,121 394,122 395,124 395,125 395,126 396,127 397,128 397,129 397,130 398,131 398,132 399,133 399,134 400,135 400,136 400,138 401,139 401,140 401,141 402,142 402,143 403,145 403,145 403,146 404,147 404,149 404,150 404,151 405,152 405,153 405,155 405,156 406,157 406,158 407,159 407,160 407,161 407,162 408,163 408,164 408,166 408,167 408,168 408,169 409,170 409,171 409,172 409,174 409,175 409,176 410,177 410,178 410,180 410,181 411,182 411,183 411,184 411,185 411,186 411,188 411,189 411,190 411,191 411,192 411,193 412,195 412,196 412,197 412,198 412,199 412,200 412,202 412,203 412,204 412,205 412,206 412,207 412,209 412,210 412,211 412,212 412,213 412,214 412,216 412,217 411,218 411,219 411,220 411,221 411,222 411,224 411,225 411,226 411,227 411,228 411,230 410,231 410,232 410,233 410,234 409,235 409,236 409,238 409,239 409,240 409,241 408,242 408,244 408,244 408,245 408,246 408,247 407,249 407,250 407,251 407,252 406,253 406,255 405,256 405,257 405,258 405,259 404,260 404,261 404,263 404,264 403,264 403,266 403,267 402,268 402,269 401,270 401,272 401,273 400,274 400,275 400,276 399,277 398,278 398,279 398,280 397,281 397,283 397,283 396,285 395,286 395,287 395,288 394,289 394,290 393,291 393,292 393,293 392,294 391,295 391,296 390,297 390,298 389,300 389,301 389,301 388,302 387,304 387,305 386,305 386,306 385,308 384,309 384,309 383,311 383,312 382,312 381,314 381,315 380,316 379,316 379,317 378,319 378,319 377,320 376,322 376,322 375,323 375,325 373,325 373,326 372,327 372,328 371,329 370,330 369,331 369,331 368,333 368,334 366,334 366,336 365,336 365,337 364,338 363,339 362,340 361,341 361,341 360,342 359,343 358,344 358,345 356,346 356,347 355,348 354,348 354,350 353,350 352,351 351,352 350,352 350,354 348,354 348,355 347,356 346,356 345,358 344,358 344,359 343,360 342,361 341,361 340,362 339,363 339,364 338,364 336,365 336,366 334,366 334,367 333,368 332,369 331,369 330,370 329,371 328,372 328,372 326,373 325,373 325,374 323,375 322,376 322,376 320,377 319,377 319,378 318,379 316,379 316,380 315,380 314,381 313,382 312,383 311,383 310,384 309,384 308,385 306,386 306,386 305,387 304,387 303,387 302,388 301,389 300,389 299,390 297,390 297,391 295,391 294,392 293,392 292,392 291,393 290,394 289,394 288,395 287,395 286,395 285,396 284,397 283,397 281,397 280,398 279,398 278,398 278,399 276,400 275,400 274,400 273,401 272,401 270,401 269,402 268,402 267,402 266,402 265,403 264,404 263,404 262,404 261,404 260,405 258,405 257,405 256,405 255,406 254,406 253,406 251,406 251,407 250,407 249,407 247,408 246,408 245,408 244,408 242,408 241,409 240,409 239,409 238,409 236,409 235,409 234,410 233,410 232,410 231,410 230,411 228,411 227,411 226,411 225,411 224,411 223,411 221,411 220,411 219,411 218,411 217,411 216,412 214,412 213,412 212,412 211,412 210,412 209,412 208,412 206,412 205,412 204,412 203,412 202,412 200,412 199,412 198,412 197,412 196,412 195,412 194,411 193,411 191,411 190,411 189,411 188,411 186,411 185,411 184,411 183,411 182,411 181,410 180,410 178,410 177,410 176,409 175,409 174,409 173,409 171,409 170,409 169,408 168,408 168,408 166,408 165,408 164,408 163,407 161,407 160,406 159,406 158,406 157,406 156,405 155,405 154,405 152,405 151,404 150,404 149,404 148,404 147,403 146,403 145,402 144,402 143,402 141,401 140,401 139,401 138,400 136,400 136,400 135,399 134,399 133,398 131,398 130,397 129,397 128,397 127,396 126,395 125,395 124,395 123,394 121,394 121,393 120,393 119,392 118,392 116,391 116,391 115,390 113,390 112,390 111,389 110,389 109,388 108,387 107,387 106,386 105,386 104,385 103,384 102,384 101,383 100,383 99,382 98,381 97,381 96,380 95,380 94,379 93,379 93,377 91,377 90,376 90,376 88,375 87,375 87,374 85,373 85,372 84,372 83,371 82,370 81,370 80,369 79,368 78,367 77,367 76,366 76,365 74,365 74,364 73,363 72,362 71,362 70,361 69,360 69,359 67,358 67,358 66,357 65,356 64,355 63,355 62,354 62,353 60,352 60,351 59,351 58,350 58,349 56,348 56,347 55,346 54,345 54,344 53,344 52,342 51,342 51,341 49,340 49,339 48,339 47,337 46,337 46,336 45,335 44,334 44,333 43,332 42,331 41,330 41,329 40,329 40,327 39,326 38,326 37,325 37,323 36,323 35,322 35,320 34,320 34,319 33,317 32,317 31,316 31,315 30,314 30,313 29,312 29,311 28,310 27,309 27,308 26,307 26,306 25,305 24,304 24,303 23,302 23,301 23,300 22,299 21,298 21,297 20,295 20,294 19,294 19,292 19,291 18,290 17,289 17,288 16,287 16,286 16,285 15,284 15,283 15,281 14,281 13,280 13,279 13,277 12,276 12,275 12,274 11,273 10,272 10,271 10,270 9,269 9,267 9,266 9,265 8,264 8,263 7,261 7,260 7,259 6,259 6,257 6,256 6,255 5,254 5,253 5,252 5,250 5,249 4,248 4,247 4,246 4,245 4,244 3,242 3,241 3,240 2,239 2,238 2,236 2,235 2,234 2,233 2,232 1,231 1,230 1,228 1,227 1,226 1,225 1,224 1,222 1,221 1,221 0,220 0,219 0,217 0,216 0,215 0,214 0,213 0,211 0,210 0,209 0,208 0,207">
          <text:p/>
        </draw:polygon>
        <draw:polygon draw:style-name="gr5" draw:text-style-name="P5" draw:layer="layout" svg:width="0.411cm" svg:height="0.411cm" svg:x="5.648cm" svg:y="5.332cm" svg:viewBox="0 0 412 412" draw:points="0,206 0,205 0,203 0,202 0,201 0,200 0,199 0,197 1,196 1,195 1,194 1,193 1,192 1,191 1,189 1,188 1,187 1,186 1,185 1,184 1,182 2,181 2,180 2,179 2,178 2,177 2,175 2,174 3,173 3,172 3,171 4,170 4,168 4,167 4,166 4,165 4,164 5,163 5,161 5,160 5,159 6,158 6,157 6,156 6,155 7,154 7,153 8,152 8,150 8,149 8,148 9,147 9,146 9,145 9,143 10,143 10,142 10,141 11,140 12,138 12,137 12,136 13,135 13,133 13,133 14,132 14,131 15,130 15,128 16,127 16,126 16,125 17,124 18,123 18,122 18,121 19,120 19,119 20,118 20,117 21,116 21,115 21,114 22,113 23,111 23,110 24,109 24,108 25,107 26,106 26,105 27,105 27,103 28,102 29,101 29,101 30,99 30,98 31,97 31,96 32,95 33,95 33,93 34,92 34,92 35,91 36,90 37,89 37,88 38,87 38,86 39,85 40,83 41,83 41,82 42,81 43,80 44,79 44,78 45,77 45,77 46,76 47,75 48,74 48,73 49,72 50,71 51,70 52,69 52,68 53,67 54,67 55,66 55,65 56,65 57,63 58,63 59,62 59,61 60,60 61,59 62,58 63,57 63,57 65,56 65,55 66,55 67,53 68,53 69,52 70,51 70,51 71,50 72,49 73,48 74,48 75,47 76,46 77,45 78,45 79,44 80,43 80,42 81,42 82,41 83,40 84,40 85,39 86,38 87,38 88,37 89,36 90,35 91,35 92,34 93,34 94,33 95,32 95,32 96,31 98,31 99,30 99,30 101,29 102,28 102,27 104,27 105,26 106,26 106,26 108,25 109,24 110,24 110,23 111,23 113,22 114,21 115,21 116,20 117,20 118,20 119,19 121,18 121,18 122,17 124,17 125,17 126,16 127,16 128,15 129,15 130,15 131,14 132,13 133,13 135,13 135,12 136,12 138,12 139,11 140,10 141,10 142,10 143,10 144,9 146,9 146,9 147,8 149,8 150,7 151,7 152,7 153,7 154,6 155,6 157,6 158,6 159,5 160,5 161,5 163,5 163,4 164,4 165,4 166,3 168,3 169,3 170,3 171,3 172,2 174,2 175,2 176,2 177,2 178,2 179,2 180,1 182,1 183,1 184,1 185,1 186,1 188,1 189,1 190,1 191,1 192,0 193,0 194,0 196,0 197,0 198,0 199,0 200,0 201,0 203,0 204,0 205,0 206,0 207,0 208,0 210,0 211,0 212,0 213,0 214,0 215,0 216,0 218,0 219,0 220,0 221,0 222,1 224,1 225,1 226,1 227,1 228,1 229,1 230,1 232,1 233,1 234,2 235,2 236,2 238,2 239,2 240,2 241,3 242,3 243,3 244,3 246,3 247,3 247,4 249,4 250,5 251,5 252,5 253,5 254,5 255,6 257,6 258,6 259,6 260,7 261,7 263,7 264,7 265,8 265,9 267,9 268,9 269,9 270,10 271,10 272,10 274,11 275,12 276,12 277,12 278,13 279,13 280,13 281,14 282,14 283,15 285,15 285,16 286,16 288,16 289,17 290,17 291,18 292,18 293,18 294,19 295,20 296,20 297,21 298,21 299,22 300,22 302,23 302,23 303,24 304,24 305,25 306,26 307,26 308,27 309,27 310,28 311,28 313,29 313,30 314,30 315,31 317,31 317,32 318,32 319,34 320,34 321,35 322,35 323,36 324,37 325,37 326,38 327,39 328,40 329,40 330,41 330,41 332,42 332,43 333,43 334,44 335,45 336,46 337,46 338,47 339,48 340,49 340,49 342,50 342,51 343,52 344,52 345,53 345,54 347,55 347,56 348,56 349,57 350,58 351,58 352,60 353,60 353,62 354,62 355,63 355,64 357,65 357,66 358,66 359,67 359,68 360,69 361,70 362,71 362,71 364,72 364,73 365,74 366,75 367,76 367,77 368,78 369,79 369,80 370,81 370,81 371,82 372,83 373,84 373,85 374,87 375,87 375,88 376,89 377,90 378,91 378,92 379,93 379,94 380,95 380,96 381,97 382,98 382,99 383,100 383,101 384,102 384,103 385,104 386,105 386,106 387,107 387,108 388,109 389,110 389,111 390,112 390,113 391,115 392,115 392,116 392,117 393,118 393,120 394,120 394,121 395,122 395,124 395,125 396,126 397,127 397,128 397,129 398,130 398,131 398,132 399,133 400,134 400,135 400,136 401,138 401,139 401,140 402,141 402,142 403,143 403,145 403,145 404,146 404,147 404,149 404,150 405,151 405,152 405,153 406,155 406,156 407,157 407,158 407,159 407,160 407,161 408,162 408,163 408,164 408,166 408,167 409,168 409,169 409,170 409,171 409,172 409,174 410,175 410,176 410,177 411,178 411,180 411,181 411,182 411,183 411,184 411,185 411,186 411,188 411,189 412,190 412,191 412,192 412,193 412,195 412,196 412,197 412,198 412,199 412,200 412,202 412,203 412,204 412,205 412,206 412,207 412,209 412,210 412,211 412,212 412,213 412,214 412,216 412,217 412,218 412,219 412,220 412,221 411,222 411,224 411,225 411,226 411,227 411,228 411,230 411,231 411,232 410,233 410,234 410,235 410,236 409,238 409,239 409,240 409,241 409,242 409,244 408,244 408,245 408,246 408,247 408,249 407,250 407,251 407,252 407,253 406,255 406,256 405,257 405,258 405,259 405,260 404,261 404,263 404,264 404,264 403,266 403,267 403,268 402,269 402,270 401,272 401,273 401,274 400,275 400,276 400,277 399,278 398,279 398,280 398,281 397,283 397,283 397,285 396,286 395,287 395,288 395,289 394,290 394,291 393,292 393,293 392,294 392,295 392,296 391,297 390,298 390,300 389,301 389,301 388,302 387,304 387,305 386,305 386,306 385,308 384,309 384,309 383,311 383,312 382,312 382,314 381,315 380,316 380,316 379,317 379,319 378,319 378,320 377,322 376,322 375,323 375,325 374,325 373,326 373,327 372,328 371,329 370,330 370,331 369,331 368,333 368,334 367,334 367,336 365,336 365,337 364,338 364,339 362,340 362,341 361,341 360,342 359,343 359,344 358,345 357,346 357,347 355,348 355,348 354,350 353,350 353,351 352,352 351,352 350,354 349,354 348,355 347,356 347,356 345,358 345,358 344,359 343,360 342,361 342,361 340,362 340,363 339,364 338,364 337,365 336,366 335,366 334,367 333,368 332,369 332,369 330,370 329,371 329,372 328,372 327,373 326,373 325,374 324,375 323,376 322,376 321,377 320,377 319,378 318,379 317,379 316,380 315,380 314,381 313,382 313,383 311,383 310,384 309,384 308,385 307,386 306,386 305,387 304,387 303,387 302,388 301,389 300,389 299,390 298,390 297,391 295,391 295,392 294,392 293,392 292,393 290,394 289,394 289,395 288,395 286,395 285,396 284,397 283,397 282,397 281,398 280,398 279,398 278,399 277,400 275,400 274,400 274,401 272,401 271,401 270,402 269,402 268,402 267,402 265,403 264,404 263,404 262,404 261,404 260,405 259,405 258,405 257,405 255,406 254,406 253,406 252,406 251,407 250,407 249,407 247,408 246,408 245,408 244,408 243,408 242,409 240,409 239,409 238,409 237,409 236,409 235,410 234,410 233,410 232,410 230,411 229,411 228,411 227,411 226,411 225,411 224,411 222,411 221,411 220,411 219,411 218,411 216,412 215,412 214,412 213,412 212,412 211,412 210,412 208,412 207,412 206,412 205,412 204,412 203,412 201,412 200,412 199,412 198,412 197,412 196,412 194,411 193,411 192,411 191,411 190,411 189,411 188,411 186,411 185,411 184,411 183,411 182,410 180,410 179,410 178,410 177,409 176,409 175,409 174,409 172,409 171,409 170,408 169,408 168,408 166,408 165,408 164,408 163,407 162,407 161,406 160,406 158,406 158,406 157,405 155,405 154,405 153,405 152,404 151,404 150,404 149,404 147,403 146,403 145,402 144,402 143,402 142,401 141,401 140,401 139,400 138,400 136,400 135,399 134,399 133,398 132,398 131,397 130,397 129,397 128,396 126,395 126,395 125,395 124,394 122,394 121,393 120,393 119,392 118,392 117,391 116,391 115,390 114,390 113,390 111,389 110,389 109,388 109,387 108,387 106,386 105,386 105,385 104,384 102,384 101,383 101,383 99,382 98,381 98,381 96,380 95,380 95,379 94,379 93,377 92,377 91,376 90,376 89,375 88,375 87,374 86,373 85,372 84,372 83,371 82,370 81,370 80,369 79,368 79,367 77,367 77,366 76,365 75,365 74,364 73,363 72,362 71,362 70,361 70,360 69,359 68,358 67,358 66,357 65,356 65,355 63,355 63,354 62,353 61,352 60,351 59,351 59,350 58,349 57,348 56,347 55,346 55,345 54,344 53,344 52,342 52,342 51,341 50,340 49,339 48,339 48,337 47,337 46,336 45,335 45,334 44,333 44,332 43,331 42,330 41,329 41,329 40,327 39,326 38,326 38,325 37,323 37,323 36,322 35,320 34,320 34,319 33,317 33,317 32,316 31,315 31,314 30,313 30,312 29,311 29,310 28,309 27,308 27,307 26,306 26,305 25,304 24,303 24,302 23,301 23,300 22,299 21,298 21,297 21,295 20,294 20,294 19,292 19,291 18,290 18,289 18,288 17,287 16,286 16,285 16,284 15,283 15,281 14,281 14,280 13,279 13,277 13,276 12,275 12,274 12,273 11,272 10,271 10,270 10,269 9,267 9,266 9,265 9,264 8,263 8,261 8,260 7,259 7,259 6,257 6,256 6,255 6,254 6,253 5,252 5,250 5,249 5,248 4,247 4,246 4,245 4,244 4,242 4,241 3,240 3,239 3,238 2,236 2,235 2,234 2,233 2,232 2,231 2,230 1,228 1,227 1,226 1,225 1,224 1,222 1,221 1,221 1,220 1,219 1,217 1,216 0,215 0,214 0,213 0,211 0,210 0,209 0,208 0,207">
          <text:p/>
        </draw:polygon>
        <draw:polygon draw:style-name="gr5" draw:text-style-name="P5" draw:layer="layout" svg:width="0.411cm" svg:height="0.411cm" svg:x="7.395cm" svg:y="6.359cm" svg:viewBox="0 0 412 412" draw:points="0,206 0,205 0,204 0,202 0,201 0,200 0,199 0,198 0,197 0,196 0,194 1,193 1,192 1,191 1,190 1,188 1,187 1,186 1,185 1,184 1,183 1,182 2,180 2,179 2,178 2,177 2,176 2,175 2,173 3,173 3,172 3,171 3,169 3,168 3,167 4,166 4,165 5,163 5,162 5,161 5,160 5,159 6,158 6,157 6,155 6,154 7,153 7,152 7,151 7,150 8,149 8,148 9,147 9,146 9,144 10,143 10,142 10,141 11,140 11,138 12,138 12,137 12,136 13,135 13,133 13,132 14,131 15,130 15,129 15,128 16,127 16,126 17,125 17,123 17,123 18,122 19,121 19,119 20,118 20,117 20,116 21,115 21,114 22,113 23,112 23,111 24,110 25,109 25,108 26,107 26,106 27,105 27,104 28,103 29,102 29,101 30,100 30,99 31,98 32,97 32,96 33,95 33,94 34,93 35,92 35,91 36,90 37,89 37,88 38,87 38,86 39,86 40,85 41,83 41,83 42,82 43,80 43,80 44,79 45,78 46,77 46,76 47,75 48,75 48,73 50,72 50,71 51,70 51,70 52,68 53,68 54,67 55,66 55,66 57,65 57,64 58,63 59,62 60,61 61,60 61,60 62,58 63,58 64,57 65,56 65,56 66,55 67,54 68,53 69,52 70,52 71,51 72,50 72,49 73,49 74,48 75,47 76,46 77,46 77,45 79,44 79,43 80,43 82,42 82,41 83,41 84,40 85,40 86,38 87,38 88,37 89,37 90,36 91,35 92,35 93,34 94,33 95,32 96,32 97,31 98,31 99,30 100,30 101,29 101,28 102,28 104,27 105,27 105,26 107,26 108,25 109,24 110,24 111,23 112,23 113,22 114,22 115,21 116,21 117,20 118,20 119,19 120,18 121,18 122,18 124,17 125,17 126,16 126,16 127,16 129,15 130,15 131,14 132,14 133,13 134,13 135,13 136,12 137,12 139,12 140,11 141,10 142,10 143,10 144,9 145,9 146,9 147,9 149,8 150,8 151,7 152,7 153,7 154,7 155,6 157,6 158,6 158,6 160,5 161,5 162,5 163,5 164,4 165,4 166,4 168,3 169,3 170,3 171,3 172,3 174,3 175,2 176,2 177,2 178,2 179,2 180,2 182,2 183,1 184,1 185,1 186,1 187,1 189,1 190,1 191,1 192,1 193,1 194,1 196,1 197,0 198,0 199,0 200,0 201,0 202,0 204,0 205,0 206,0 207,0 208,0 210,0 211,0 212,0 213,0 214,0 215,0 216,0 217,1 219,1 220,1 221,1 222,1 224,1 225,1 226,1 227,1 228,1 229,1 230,1 231,2 233,2 234,2 235,2 236,2 237,2 238,2 239,3 240,3 241,3 242,3 244,3 245,3 246,4 247,4 249,5 250,5 251,5 252,5 253,5 254,6 255,6 256,6 258,6 259,7 260,7 261,7 262,7 263,8 264,8 265,9 266,9 267,9 269,10 270,10 271,10 272,11 274,11 274,12 275,12 276,12 277,13 279,13 280,13 281,14 282,15 283,15 284,15 285,16 286,16 287,17 289,17 289,17 290,18 291,18 292,19 294,20 295,20 295,20 297,21 298,21 299,22 300,23 301,23 302,24 303,24 304,25 305,26 306,26 307,27 308,27 309,28 310,28 311,29 312,30 313,30 314,31 315,31 316,32 317,32 318,33 319,34 320,34 321,35 322,35 323,36 324,37 325,38 326,38 327,39 327,40 329,40 329,41 330,42 331,42 332,43 333,44 334,45 335,45 336,46 337,47 338,48 339,48 340,49 340,50 341,51 342,51 343,52 344,53 345,53 345,55 347,55 347,56 348,57 349,57 350,58 351,59 351,60 352,61 353,62 354,63 355,63 355,64 356,65 357,66 358,67 359,67 359,68 360,69 361,70 362,71 362,72 364,72 364,74 365,75 365,76 366,77 367,77 368,79 368,79 369,80 370,81 370,82 371,83 372,84 373,85 373,86 374,87 375,88 375,88 376,90 376,91 378,91 378,93 379,94 379,94 380,96 380,97 381,97 381,98 382,100 383,100 383,101 384,102 384,104 385,104 386,105 386,107 387,108 387,108 388,110 389,111 389,112 390,112 390,113 391,115 391,116 391,117 392,118 393,119 393,120 394,121 394,122 394,123 395,124 395,125 396,126 397,127 397,129 397,130 398,130 398,132 398,133 399,134 400,135 400,136 400,137 401,138 401,139 401,140 402,141 402,143 403,144 403,145 403,146 404,147 404,148 404,150 404,151 405,152 405,152 405,154 405,155 406,156 406,157 406,158 406,160 407,161 407,162 408,163 408,164 408,165 408,166 408,168 408,169 409,170 409,171 409,172 409,173 409,175 409,176 410,177 410,178 410,179 411,180 411,181 411,182 411,183 411,185 411,186 411,187 411,188 411,189 411,190 412,191 412,193 412,194 412,195 412,196 412,197 412,198 412,200 412,201 412,202 412,203 412,204 412,205 412,207 412,208 412,209 412,210 412,211 412,212 412,213 412,215 412,216 412,217 412,218 412,219 411,221 411,222 411,223 411,224 411,225 411,226 411,227 411,229 411,230 411,231 411,232 410,233 410,235 410,236 409,237 409,238 409,239 409,240 409,241 409,242 408,244 408,245 408,246 408,247 408,248 407,250 407,251 407,252 406,253 406,254 406,255 406,256 405,257 405,258 405,260 405,261 404,262 404,263 404,264 403,265 403,266 403,267 403,269 402,270 401,270 401,272 401,273 401,274 400,275 400,276 400,277 399,279 398,280 398,280 398,281 397,283 397,284 396,285 396,286 395,287 395,288 394,289 394,290 394,291 393,292 393,293 392,294 391,295 391,297 390,298 390,299 390,300 389,301 389,302 388,303 387,304 387,305 386,306 386,307 385,308 384,309 384,310 383,311 383,312 382,313 381,314 381,315 380,316 380,317 379,317 379,319 378,320 377,320 376,322 376,323 375,323 375,325 374,326 373,326 372,327 372,329 371,329 370,330 370,331 369,332 368,333 368,334 367,335 366,336 365,337 365,337 364,339 363,339 362,340 362,341 361,342 360,342 359,344 358,344 358,345 357,346 356,347 355,348 355,349 354,350 353,351 352,351 351,352 351,353 350,354 349,355 348,355 347,356 346,357 345,358 344,358 344,359 343,360 342,361 341,362 340,362 339,363 339,364 337,365 337,365 336,366 335,367 334,367 333,368 332,369 331,370 330,370 329,371 329,372 327,372 326,373 326,374 325,375 323,375 323,376 322,376 320,377 320,378 319,379 317,379 317,380 316,380 315,381 314,381 313,382 312,383 311,383 310,384 309,384 308,385 307,386 306,386 305,387 304,387 303,388 302,389 301,389 300,390 299,390 298,391 297,391 295,391 294,392 294,392 292,393 291,394 290,394 289,394 288,395 287,395 286,396 285,396 284,397 283,397 281,398 280,398 280,398 279,399 277,400 276,400 275,400 274,401 273,401 272,401 271,402 270,402 269,402 267,402 266,403 265,404 264,404 263,404 262,404 261,405 260,405 258,405 258,405 256,406 255,406 254,406 253,406 252,407 251,407 250,408 249,408 247,408 246,408 245,408 244,409 242,409 241,409 240,409 239,409 238,409 237,410 236,410 235,410 233,410 232,411 231,411 230,411 229,411 227,411 226,411 225,411 224,411 223,411 222,411 221,412 219,412 218,412 217,412 216,412 215,412 214,412 212,412 211,412 210,412 209,412 208,412 207,412 205,412 204,412 203,412 202,412 201,412 200,412 199,412 197,412 196,412 195,412 194,412 193,412 191,412 190,412 189,411 189,411 187,411 186,411 185,411 184,411 183,411 182,411 180,411 179,410 178,410 177,410 176,410 175,409 174,409 172,409 171,409 170,409 169,409 168,408 166,408 165,408 164,408 163,408 162,407 161,407 160,406 158,406 157,406 156,406 155,405 154,405 153,405 152,405 151,404 150,404 149,404 147,404 146,403 145,403 144,402 143,402 141,402 140,401 140,401 139,401 137,400 136,400 135,400 134,399 133,398 132,398 131,398 130,397 129,397 127,397 126,396 125,395 124,395 124,395 122,394 121,394 120,393 119,392 118,392 117,392 116,391 115,391 114,390 113,390 112,389 111,389 110,388 108,387 108,387 107,386 105,386 104,385 104,384 102,384 101,383 101,383 100,382 99,381 97,381 97,380 96,380 94,379 94,379 93,378 91,377 91,377 90,376 89,375 88,375 87,374 86,373 85,373 84,372 83,371 82,370 81,370 80,369 79,369 79,367 77,367 77,366 76,366 75,365 74,364 73,364 72,362 71,362 71,361 69,361 69,359 68,359 67,358 66,357 65,356 64,355 64,355 63,354 62,353 61,352 60,351 60,351 59,350 58,349 57,348 56,347 55,347 55,345 54,345 53,344 52,343 51,342 51,341 50,340 49,340 48,339 48,338 47,337 46,336 46,335 45,334 44,333 43,332 43,331 42,330 41,330 40,329 40,327 39,327 38,326 38,325 37,324 36,323 36,322 35,321 35,320 34,319 33,318 33,317 32,316 32,315 31,314 30,314 30,312 29,311 29,310 28,309 27,308 27,307 26,306 26,305 25,304 25,303 24,302 23,301 23,300 22,299 21,298 21,297 20,296 20,295 20,294 19,292 19,291 18,291 17,290 17,289 17,287 16,286 16,285 15,285 15,283 15,282 14,281 13,280 13,279 13,277 12,277 12,276 12,275 11,274 11,272 10,271 10,270 10,269 9,267 9,266 9,266 8,265 8,264 7,262 7,261 7,260 7,259 6,258 6,256 6,255 6,254 5,253 5,252 5,251 5,250 5,248 4,248 4,247 3,246 3,244 3,243 3,242 3,241 3,240 2,239 2,237 2,236 2,235 2,234 2,233 2,231 1,230 1,229 1,228 1,227 1,226 1,225 1,223 1,222 1,221 1,220 1,219 0,217 0,216 0,215 0,214 0,213 0,212 0,211 0,210 0,208 0,207">
          <text:p/>
        </draw:polygon>
        <draw:polygon draw:style-name="gr5" draw:text-style-name="P5" draw:layer="layout" svg:width="0.411cm" svg:height="0.411cm" svg:x="6.809cm" svg:y="5.343cm" svg:viewBox="0 0 412 412" draw:points="0,206 0,205 0,203 0,202 0,201 0,200 0,199 0,198 0,196 1,195 1,194 1,193 1,192 1,191 1,189 1,188 1,187 1,186 1,185 1,184 1,182 2,181 2,180 2,179 2,178 2,177 2,175 2,174 2,173 3,172 3,171 3,170 4,169 4,167 4,166 4,165 4,164 5,163 5,161 5,161 5,160 6,159 6,157 6,156 6,155 6,154 7,153 7,152 8,150 8,149 8,148 9,147 9,146 9,145 9,144 10,143 10,142 10,141 11,140 12,138 12,137 12,136 13,135 13,134 13,133 14,132 14,131 15,130 15,129 16,127 16,126 16,125 17,124 18,123 18,122 18,121 19,120 19,119 20,118 20,117 21,116 21,115 21,114 22,113 23,111 23,110 24,110 24,109 25,107 26,106 26,106 27,105 27,104 28,102 29,102 29,101 30,99 30,98 31,97 31,96 32,95 33,95 33,94 34,92 34,92 35,91 36,90 37,89 37,88 38,87 38,86 39,85 40,84 41,83 41,82 42,81 43,80 44,80 44,79 45,77 45,77 46,76 47,75 48,74 48,73 49,72 50,71 51,70 52,70 52,69 53,68 54,67 55,66 55,65 56,65 57,63 58,63 59,62 59,61 60,60 61,59 62,59 63,57 63,57 65,56 65,55 66,55 67,54 68,53 69,52 70,51 70,51 71,50 72,49 73,48 74,48 75,47 76,46 77,45 77,45 79,44 80,43 80,42 81,42 82,41 83,41 84,40 85,39 86,38 87,38 88,37 89,37 90,35 91,35 92,34 93,34 94,33 95,32 95,32 96,31 98,31 98,30 99,30 101,29 102,29 102,28 104,27 105,27 106,26 106,26 108,25 109,24 110,24 110,23 111,23 113,22 114,21 115,21 116,20 117,20 118,20 119,19 120,19 121,18 122,17 123,17 124,17 125,16 127,16 127,15 129,15 130,15 131,14 132,13 133,13 134,13 135,12 136,12 137,12 138,11 140,11 141,10 142,10 143,10 144,9 145,9 146,9 147,8 148,8 149,7 150,7 152,7 153,7 154,6 155,6 156,6 158,6 159,5 160,5 160,5 162,5 163,4 164,4 165,4 166,4 168,4 169,3 170,3 171,3 172,2 173,2 174,2 175,2 177,2 178,2 179,2 180,1 181,1 183,1 184,1 185,1 186,1 187,1 188,1 189,1 191,1 192,0 193,0 194,0 196,0 197,0 198,0 199,0 200,0 201,0 203,0 204,0 205,0 206,0 207,0 208,0 210,0 211,0 212,0 213,0 214,0 215,0 216,0 218,0 219,0 220,0 221,1 222,1 224,1 225,1 226,1 227,1 228,1 229,1 230,1 232,1 233,2 234,2 235,2 236,2 238,2 239,2 240,2 241,3 242,3 243,3 244,4 245,4 246,4 247,4 249,4 250,5 251,5 252,5 253,5 254,5 255,6 257,6 258,6 259,6 260,7 261,7 263,7 264,8 264,8 265,9 267,9 268,9 269,9 270,10 271,10 272,10 274,11 275,12 275,12 276,12 278,13 279,13 280,13 281,14 282,15 283,15 284,15 285,16 286,16 288,16 289,17 290,17 290,18 292,19 293,19 294,19 295,20 296,20 297,21 298,21 299,22 300,23 301,23 302,23 303,24 304,24 305,25 306,26 307,26 308,27 309,27 310,28 311,29 313,29 313,30 314,30 315,31 316,31 317,32 318,33 319,34 320,34 321,35 322,35 323,36 324,37 325,37 326,38 327,39 328,40 329,40 330,41 330,41 332,42 332,43 333,44 334,44 335,45 336,46 337,46 338,47 339,48 340,49 340,49 342,51 342,51 343,52 344,53 345,54 345,54 347,55 347,56 348,56 349,57 350,58 351,59 352,60 353,60 353,62 354,62 355,63 355,64 357,65 357,66 358,66 359,67 359,68 360,69 361,70 362,71 362,71 364,72 364,74 365,74 365,76 367,76 367,77 368,78 368,79 369,80 370,81 370,82 371,82 372,84 373,84 373,85 374,87 375,87 375,88 376,90 377,90 378,91 378,92 379,93 379,94 380,95 380,96 381,97 382,98 382,99 383,100 383,101 384,102 384,103 385,104 386,105 386,106 387,107 387,108 388,109 389,110 389,111 390,112 390,113 391,115 392,115 392,116 392,117 393,119 393,120 394,121 394,121 395,122 395,124 395,125 396,126 397,127 397,128 397,129 398,130 398,131 398,132 399,134 400,135 400,135 400,136 401,138 401,139 401,140 402,141 402,142 403,144 403,145 403,146 404,146 404,147 404,149 404,150 405,151 405,152 405,154 405,155 406,156 406,157 407,158 407,159 407,160 407,161 408,163 408,164 408,164 408,166 408,167 409,168 409,169 409,170 409,171 409,173 409,174 410,175 410,176 410,177 410,178 411,180 411,181 411,182 411,183 411,184 411,185 411,186 411,188 411,189 412,190 412,191 412,192 412,194 412,195 412,196 412,197 412,198 412,199 412,200 412,202 412,203 412,204 412,205 412,206 412,208 412,209 412,210 412,211 412,212 412,213 412,214 412,216 412,217 412,218 412,219 412,220 411,221 411,223 411,224 411,225 411,226 411,227 411,228 411,230 411,231 411,232 410,233 410,234 410,235 410,236 409,238 409,239 409,240 409,241 409,242 409,244 408,245 408,246 408,247 408,248 408,249 407,250 407,251 407,252 407,253 406,255 406,256 405,257 405,258 405,260 405,261 404,262 404,263 404,264 404,265 403,266 403,267 403,268 402,269 402,270 401,272 401,273 401,274 400,275 400,276 400,277 399,278 398,279 398,280 398,281 397,283 397,284 397,285 396,286 395,287 395,288 394,289 394,290 394,291 393,292 393,293 392,294 392,295 392,297 391,297 390,299 390,300 389,301 389,301 388,303 387,304 387,305 386,305 386,306 385,308 384,309 384,309 383,311 383,312 382,313 382,314 381,315 380,316 380,316 379,318 379,319 378,319 378,320 376,322 376,322 375,323 375,325 374,325 373,326 373,328 372,328 371,329 370,330 370,331 369,332 368,333 368,334 367,334 367,336 365,336 365,338 364,338 363,339 362,340 362,341 361,342 360,343 359,344 359,344 358,345 357,346 357,347 355,348 355,348 354,350 353,350 353,351 352,352 351,353 350,354 349,354 348,355 347,356 346,356 345,358 345,358 344,359 343,360 342,361 342,361 340,362 340,363 339,364 338,365 337,365 336,366 335,366 334,368 333,368 332,369 332,369 330,370 329,371 329,372 328,372 327,373 326,373 325,375 324,375 323,376 322,376 321,377 320,378 319,378 318,379 317,379 316,380 315,381 314,381 313,382 312,383 311,383 310,384 309,384 308,385 307,386 306,386 305,387 304,387 303,388 302,388 301,389 300,389 299,390 298,390 297,391 295,391 294,392 294,393 293,393 292,393 290,394 289,394 289,395 288,395 286,395 285,396 284,397 283,397 282,397 281,398 280,398 279,398 278,399 276,400 275,400 274,400 273,401 272,401 271,401 270,402 269,402 268,403 267,403 265,403 264,404 263,404 262,404 261,404 260,405 259,405 258,405 257,405 255,406 254,406 253,406 252,406 251,407 250,407 249,408 247,408 246,408 245,408 244,408 243,408 241,409 240,409 239,409 238,409 237,409 236,409 235,410 233,410 232,410 232,410 230,411 229,411 228,411 227,411 226,411 225,411 224,411 222,411 221,411 220,411 219,411 218,412 216,412 215,412 214,412 213,412 212,412 211,412 210,412 208,412 207,412 206,412 205,412 204,412 203,412 201,412 200,412 199,412 198,412 197,412 196,412 194,412 193,411 192,411 191,411 189,411 188,411 187,411 186,411 185,411 184,411 183,411 181,411 180,410 179,410 178,410 177,409 175,409 174,409 173,409 172,409 171,409 170,409 169,408 168,408 166,408 165,408 164,408 163,407 162,407 160,406 159,406 158,406 157,406 156,406 155,405 154,405 153,405 152,405 150,404 149,404 148,404 147,403 146,403 145,403 144,403 143,402 142,401 141,401 140,401 138,400 137,400 136,400 135,399 134,399 133,398 132,398 131,398 130,397 129,397 127,396 126,396 125,395 124,395 123,394 122,394 121,394 120,393 119,393 118,392 117,391 116,391 115,390 113,390 113,390 111,389 110,389 109,388 109,387 108,387 106,386 105,386 105,385 104,384 102,384 101,383 101,383 99,382 98,381 98,381 96,380 95,380 94,379 94,379 93,378 91,377 91,376 90,376 89,375 88,375 87,374 86,373 85,372 84,372 83,371 82,370 81,370 80,369 79,368 79,368 77,367 77,366 76,365 75,365 74,364 73,363 72,362 71,362 70,361 69,360 69,359 68,358 67,358 66,357 65,356 65,355 63,355 63,354 62,353 61,352 60,351 59,351 59,350 58,349 57,348 56,347 55,346 55,345 54,344 53,344 52,343 51,342 51,341 50,340 49,339 48,339 48,338 47,337 46,336 45,335 45,334 44,333 43,332 43,331 42,330 41,329 41,329 40,328 39,326 38,326 38,325 37,324 37,323 35,322 35,321 34,320 34,319 33,318 33,317 32,316 31,315 31,314 30,313 30,312 29,311 29,310 28,309 27,308 27,307 26,306 26,305 25,304 24,303 24,302 23,301 23,300 22,299 21,298 21,297 20,295 20,294 20,294 19,293 19,291 18,290 18,289 18,289 17,287 16,286 16,285 16,284 15,283 15,281 14,281 14,280 13,279 13,278 12,276 12,275 12,274 11,273 11,272 10,271 10,270 10,269 9,268 9,266 9,265 9,264 8,263 8,262 8,261 7,260 7,259 6,258 6,256 6,255 6,254 5,253 5,252 5,250 5,249 5,248 4,247 4,246 4,245 4,244 4,242 3,241 3,240 3,239 2,238 2,236 2,235 2,234 2,233 2,233 2,231 2,230 1,229 1,228 1,227 1,225 1,224 1,223 1,222 1,221 1,220 1,219 1,217 1,216 0,215 0,214 0,213 0,211 0,210 0,209 0,208 0,207">
          <text:p/>
        </draw:polygon>
        <draw:line draw:style-name="gr6" draw:text-style-name="P3" draw:layer="layout" svg:x1="4.998cm" svg:y1="5.528cm" svg:x2="3.981cm" svg:y2="5.528cm">
          <text:p/>
        </draw:line>
        <draw:line draw:style-name="gr6" draw:text-style-name="P3" draw:layer="layout" svg:x1="4.998cm" svg:y1="4.512cm" svg:x2="3.981cm" svg:y2="4.512cm">
          <text:p/>
        </draw:line>
        <draw:line draw:style-name="gr6" draw:text-style-name="P3" draw:layer="layout" svg:x1="4.998cm" svg:y1="2.481cm" svg:x2="3.981cm" svg:y2="2.481cm">
          <text:p/>
        </draw:line>
        <draw:line draw:style-name="gr6" draw:text-style-name="P3" draw:layer="layout" svg:x1="4.998cm" svg:y1="6.544cm" svg:x2="3.981cm" svg:y2="6.544cm">
          <text:p/>
        </draw:line>
        <draw:line draw:style-name="gr6" draw:text-style-name="P3" draw:layer="layout" svg:x1="4.998cm" svg:y1="3.496cm" svg:x2="3.981cm" svg:y2="3.496cm">
          <text:p/>
        </draw:line>
        <draw:line draw:style-name="gr7" draw:text-style-name="P6" draw:layer="layout" svg:x1="3.981cm" svg:y1="3.175cm" svg:x2="4.998cm" svg:y2="3.175cm">
          <text:p/>
        </draw:line>
        <draw:line draw:style-name="gr7" draw:text-style-name="P6" draw:layer="layout" svg:x1="3.981cm" svg:y1="5.207cm" svg:x2="4.998cm" svg:y2="5.207cm">
          <text:p/>
        </draw:line>
        <draw:line draw:style-name="gr7" draw:text-style-name="P6" draw:layer="layout" svg:x1="3.981cm" svg:y1="4.191cm" svg:x2="4.998cm" svg:y2="4.191cm">
          <text:p/>
        </draw:line>
        <draw:line draw:style-name="gr7" draw:text-style-name="P6" draw:layer="layout" svg:x1="3.981cm" svg:y1="6.223cm" svg:x2="4.998cm" svg:y2="6.223cm">
          <text:p/>
        </draw:line>
        <draw:g>
          <svg:title>TexMaths</svg:title>
          <svg:desc>10§latex§APB-\uppercase\expandafter{\romannumeral1}§svg§600§FALSE§</svg:desc>
          <draw:polygon draw:style-name="gr1" draw:text-style-name="P1" draw:layer="layout" svg:width="0.996cm" svg:height="0.24cm" svg:x="1.143cm" svg:y="3.567cm" svg:viewBox="0 0 997 241" draw:points="499,241 0,241 0,0 997,0 997,241">
            <text:p/>
          </draw:polygon>
          <draw:path draw:style-name="gr2" draw:text-style-name="P2" draw:layer="layout" svg:width="0.241cm" svg:height="0.252cm" svg:x="1.154cm" svg:y="3.556cm" svg:viewBox="0 0 242 253" svg:d="M129 7c-2-5-3-7-8-7-6 0-7 2-8 7l-74 211c-6 18-20 23-39 24v11c8-1 23-2 36-2 11 0 30 1 41 2v-11c-18 0-27-9-27-19v-4l17-47h87l19 54c0 1 1 4 1 5 0 11-20 11-29 11v11c13-2 37-2 50-2 15 0 31 1 47 2v-11h-7c-21 0-26-3-29-15zM110 46l40 115h-79z">
            <text:p/>
          </draw:path>
          <draw:path draw:style-name="gr2" draw:text-style-name="P2" draw:layer="layout" svg:width="0.207cm" svg:height="0.24cm" svg:x="1.419cm" svg:y="3.567cm" svg:viewBox="0 0 208 241" svg:d="M68 130h59c43 0 81-29 81-64s-35-66-83-66h-125v11h9c27 0 27 4 27 16v187c0 13 0 16-27 16h-9v11c12-1 38-1 52-1s40 0 52 1v-11h-8c-27 0-28-3-28-16zM66 120v-95c0-11 1-14 18-14h31c56 0 56 37 56 55 0 16 0 54-56 54z">
            <text:p/>
          </draw:path>
          <draw:path draw:style-name="gr2" draw:text-style-name="P2" draw:layer="layout" svg:width="0.216cm" svg:height="0.24cm" svg:x="1.658cm" svg:y="3.567cm" svg:viewBox="0 0 217 241" svg:d="M66 112v-87c0-11 0-14 17-14h43c35 0 48 30 48 48 0 23-18 53-57 53zM149 115c34-7 58-29 58-56 0-30-32-59-78-59h-129v11h9c27 0 27 4 27 16v187c0 13 0 16-27 16h-9v11h138c48 0 79-31 79-65 0-30-29-57-68-61zM127 230h-44c-17 0-17-3-17-14v-97h66c35 0 50 33 50 57 0 25-19 54-55 54z">
            <text:p/>
          </draw:path>
          <draw:polygon draw:style-name="gr2" draw:text-style-name="P2" draw:layer="layout" svg:width="0.093cm" svg:height="0.02cm" svg:x="1.899cm" svg:y="3.722cm" svg:viewBox="0 0 94 21" draw:points="94,21 94,0 0,0 0,21">
            <text:p/>
          </draw:polygon>
          <draw:path draw:style-name="gr2" draw:text-style-name="P2" draw:layer="layout" svg:width="0.107cm" svg:height="0.24cm" svg:x="2.022cm" svg:y="3.567cm" svg:viewBox="0 0 108 241" svg:d="M70 27c0-12 1-16 29-16h9v-11c-12 1-40 1-54 1s-41 0-54-1v11h10c27 0 28 4 28 16v187c0 13-1 16-28 16h-10v11c13-1 40-1 54-1s42 0 54 1v-11h-9c-28 0-29-3-29-16z">
            <text:p/>
          </draw:path>
        </draw:g>
        <draw:g>
          <svg:title>TexMaths</svg:title>
          <svg:desc>10§latex§APB-\uppercase\expandafter{\romannumeral1}§svg§600§FALSE§</svg:desc>
          <draw:polygon draw:style-name="gr1" draw:text-style-name="P1" draw:layer="layout" svg:width="0.996cm" svg:height="0.24cm" svg:x="1.143cm" svg:y="3.059cm" svg:viewBox="0 0 997 241" draw:points="499,241 0,241 0,0 997,0 997,241">
            <text:p/>
          </draw:polygon>
          <draw:path draw:style-name="gr2" draw:text-style-name="P2" draw:layer="layout" svg:width="0.241cm" svg:height="0.252cm" svg:x="1.154cm" svg:y="3.048cm" svg:viewBox="0 0 242 253" svg:d="M129 7c-2-5-3-7-8-7-6 0-7 2-8 7l-74 211c-6 18-20 23-39 24v11c8-1 23-2 36-2 11 0 30 1 41 2v-11c-18 0-27-9-27-19v-4l17-47h87l19 54c0 1 1 4 1 5 0 11-20 11-29 11v11c13-2 37-2 50-2 15 0 31 1 47 2v-11h-7c-21 0-26-3-29-15zM110 46l40 115h-79z">
            <text:p/>
          </draw:path>
          <draw:path draw:style-name="gr2" draw:text-style-name="P2" draw:layer="layout" svg:width="0.207cm" svg:height="0.24cm" svg:x="1.419cm" svg:y="3.059cm" svg:viewBox="0 0 208 241" svg:d="M68 130h59c43 0 81-29 81-64s-35-66-83-66h-125v11h9c27 0 27 4 27 16v187c0 13 0 16-27 16h-9v11c12-1 38-1 52-1s40 0 52 1v-11h-8c-27 0-28-3-28-16zM66 120v-95c0-11 1-14 18-14h31c56 0 56 37 56 55 0 16 0 54-56 54z">
            <text:p/>
          </draw:path>
          <draw:path draw:style-name="gr2" draw:text-style-name="P2" draw:layer="layout" svg:width="0.216cm" svg:height="0.24cm" svg:x="1.658cm" svg:y="3.059cm" svg:viewBox="0 0 217 241" svg:d="M66 112v-87c0-11 0-14 17-14h43c35 0 48 30 48 48 0 23-18 53-57 53zM149 115c34-7 58-29 58-56 0-30-32-59-78-59h-129v11h9c27 0 27 4 27 16v187c0 13 0 16-27 16h-9v11h138c48 0 79-31 79-65 0-30-29-57-68-61zM127 230h-44c-17 0-17-3-17-14v-97h66c35 0 50 33 50 57 0 25-19 54-55 54z">
            <text:p/>
          </draw:path>
          <draw:polygon draw:style-name="gr2" draw:text-style-name="P2" draw:layer="layout" svg:width="0.093cm" svg:height="0.02cm" svg:x="1.899cm" svg:y="3.214cm" svg:viewBox="0 0 94 21" draw:points="94,21 94,0 0,0 0,21">
            <text:p/>
          </draw:polygon>
          <draw:path draw:style-name="gr2" draw:text-style-name="P2" draw:layer="layout" svg:width="0.107cm" svg:height="0.24cm" svg:x="2.022cm" svg:y="3.059cm" svg:viewBox="0 0 108 241" svg:d="M70 27c0-12 1-16 29-16h9v-11c-12 1-40 1-54 1s-41 0-54-1v11h10c27 0 28 4 28 16v187c0 13-1 16-28 16h-10v11c13-1 40-1 54-1s42 0 54 1v-11h-9c-28 0-29-3-29-16z">
            <text:p/>
          </draw:path>
        </draw:g>
        <draw:g>
          <svg:title>TexMaths</svg:title>
          <svg:desc>10§latex§APB-\uppercase\expandafter{\romannumeral1}§svg§600§FALSE§</svg:desc>
          <draw:polygon draw:style-name="gr1" draw:text-style-name="P1" draw:layer="layout" svg:width="0.996cm" svg:height="0.24cm" svg:x="1.143cm" svg:y="4.074cm" svg:viewBox="0 0 997 241" draw:points="499,241 0,241 0,0 997,0 997,241">
            <text:p/>
          </draw:polygon>
          <draw:path draw:style-name="gr2" draw:text-style-name="P2" draw:layer="layout" svg:width="0.241cm" svg:height="0.252cm" svg:x="1.154cm" svg:y="4.063cm" svg:viewBox="0 0 242 253" svg:d="M129 7c-2-5-3-7-8-7-6 0-7 2-8 7l-74 211c-6 18-20 23-39 24v11c8-1 23-2 36-2 11 0 30 1 41 2v-11c-18 0-27-9-27-19v-4l17-47h87l19 54c0 1 1 4 1 5 0 11-20 11-29 11v11c13-2 37-2 50-2 15 0 31 1 47 2v-11h-7c-21 0-26-3-29-15zM110 46l40 115h-79z">
            <text:p/>
          </draw:path>
          <draw:path draw:style-name="gr2" draw:text-style-name="P2" draw:layer="layout" svg:width="0.207cm" svg:height="0.24cm" svg:x="1.419cm" svg:y="4.074cm" svg:viewBox="0 0 208 241" svg:d="M68 130h59c43 0 81-29 81-64s-35-66-83-66h-125v11h9c27 0 27 4 27 16v187c0 13 0 16-27 16h-9v11c12-1 38-1 52-1s40 0 52 1v-11h-8c-27 0-28-3-28-16zM66 120v-95c0-11 1-14 18-14h31c56 0 56 37 56 55 0 16 0 54-56 54z">
            <text:p/>
          </draw:path>
          <draw:path draw:style-name="gr2" draw:text-style-name="P2" draw:layer="layout" svg:width="0.216cm" svg:height="0.24cm" svg:x="1.658cm" svg:y="4.074cm" svg:viewBox="0 0 217 241" svg:d="M66 112v-87c0-11 0-14 17-14h43c35 0 48 30 48 48 0 23-18 53-57 53zM149 115c34-7 58-29 58-56 0-30-32-59-78-59h-129v11h9c27 0 27 4 27 16v187c0 13 0 16-27 16h-9v11h138c48 0 79-31 79-65 0-30-29-57-68-61zM127 230h-44c-17 0-17-3-17-14v-97h66c35 0 50 33 50 57 0 25-19 54-55 54z">
            <text:p/>
          </draw:path>
          <draw:polygon draw:style-name="gr2" draw:text-style-name="P2" draw:layer="layout" svg:width="0.093cm" svg:height="0.02cm" svg:x="1.899cm" svg:y="4.229cm" svg:viewBox="0 0 94 21" draw:points="94,21 94,0 0,0 0,21">
            <text:p/>
          </draw:polygon>
          <draw:path draw:style-name="gr2" draw:text-style-name="P2" draw:layer="layout" svg:width="0.107cm" svg:height="0.24cm" svg:x="2.022cm" svg:y="4.074cm" svg:viewBox="0 0 108 241" svg:d="M70 27c0-12 1-16 29-16h9v-11c-12 1-40 1-54 1s-41 0-54-1v11h10c27 0 28 4 28 16v187c0 13-1 16-28 16h-10v11c13-1 40-1 54-1s42 0 54 1v-11h-9c-28 0-29-3-29-16z">
            <text:p/>
          </draw:path>
        </draw:g>
        <draw:g>
          <svg:title>TexMaths</svg:title>
          <svg:desc>10§latex§APB-\uppercase\expandafter{\romannumeral1}§svg§600§FALSE§</svg:desc>
          <draw:polygon draw:style-name="gr1" draw:text-style-name="P1" draw:layer="layout" svg:width="0.996cm" svg:height="0.24cm" svg:x="1.143cm" svg:y="5.724cm" svg:viewBox="0 0 997 241" draw:points="499,241 0,241 0,0 997,0 997,241">
            <text:p/>
          </draw:polygon>
          <draw:path draw:style-name="gr2" draw:text-style-name="P2" draw:layer="layout" svg:width="0.241cm" svg:height="0.252cm" svg:x="1.154cm" svg:y="5.713cm" svg:viewBox="0 0 242 253" svg:d="M129 7c-2-5-3-7-8-7-6 0-7 2-8 7l-74 211c-6 18-20 23-39 24v11c8-1 23-2 36-2 11 0 30 1 41 2v-11c-18 0-27-9-27-19v-4l17-47h87l19 54c0 1 1 4 1 5 0 11-20 11-29 11v11c13-2 37-2 50-2 15 0 31 1 47 2v-11h-7c-21 0-26-3-29-15zM110 46l40 115h-79z">
            <text:p/>
          </draw:path>
          <draw:path draw:style-name="gr2" draw:text-style-name="P2" draw:layer="layout" svg:width="0.207cm" svg:height="0.24cm" svg:x="1.419cm" svg:y="5.724cm" svg:viewBox="0 0 208 241" svg:d="M68 130h59c43 0 81-29 81-64s-35-66-83-66h-125v11h9c27 0 27 4 27 16v187c0 13 0 16-27 16h-9v11c12-1 38-1 52-1s40 0 52 1v-11h-8c-27 0-28-3-28-16zM66 120v-95c0-11 1-14 18-14h31c56 0 56 37 56 55 0 16 0 54-56 54z">
            <text:p/>
          </draw:path>
          <draw:path draw:style-name="gr2" draw:text-style-name="P2" draw:layer="layout" svg:width="0.216cm" svg:height="0.24cm" svg:x="1.658cm" svg:y="5.724cm" svg:viewBox="0 0 217 241" svg:d="M66 112v-87c0-11 0-14 17-14h43c35 0 48 30 48 48 0 23-18 53-57 53zM149 115c34-7 58-29 58-56 0-30-32-59-78-59h-129v11h9c27 0 27 4 27 16v187c0 13 0 16-27 16h-9v11h138c48 0 79-31 79-65 0-30-29-57-68-61zM127 230h-44c-17 0-17-3-17-14v-97h66c35 0 50 33 50 57 0 25-19 54-55 54z">
            <text:p/>
          </draw:path>
          <draw:polygon draw:style-name="gr2" draw:text-style-name="P2" draw:layer="layout" svg:width="0.093cm" svg:height="0.02cm" svg:x="1.899cm" svg:y="5.879cm" svg:viewBox="0 0 94 21" draw:points="94,21 94,0 0,0 0,21">
            <text:p/>
          </draw:polygon>
          <draw:path draw:style-name="gr2" draw:text-style-name="P2" draw:layer="layout" svg:width="0.107cm" svg:height="0.24cm" svg:x="2.022cm" svg:y="5.724cm" svg:viewBox="0 0 108 241" svg:d="M70 27c0-12 1-16 29-16h9v-11c-12 1-40 1-54 1s-41 0-54-1v11h10c27 0 28 4 28 16v187c0 13-1 16-28 16h-10v11c13-1 40-1 54-1s42 0 54 1v-11h-9c-28 0-29-3-29-16z">
            <text:p/>
          </draw:path>
        </draw:g>
        <draw:g>
          <svg:title>TexMaths</svg:title>
          <svg:desc>10§latex§APB-\uppercase\expandafter{\romannumeral1}§svg§600§FALSE§</svg:desc>
          <draw:polygon draw:style-name="gr1" draw:text-style-name="P1" draw:layer="layout" svg:width="0.996cm" svg:height="0.24cm" svg:x="1.143cm" svg:y="5.09cm" svg:viewBox="0 0 997 241" draw:points="499,241 0,241 0,0 997,0 997,241">
            <text:p/>
          </draw:polygon>
          <draw:path draw:style-name="gr2" draw:text-style-name="P2" draw:layer="layout" svg:width="0.241cm" svg:height="0.252cm" svg:x="1.154cm" svg:y="5.079cm" svg:viewBox="0 0 242 253" svg:d="M129 7c-2-5-3-7-8-7-6 0-7 2-8 7l-74 211c-6 18-20 23-39 24v11c8-1 23-2 36-2 11 0 30 1 41 2v-11c-18 0-27-9-27-19v-4l17-47h87l19 54c0 1 1 4 1 5 0 11-20 11-29 11v11c13-2 37-2 50-2 15 0 31 1 47 2v-11h-7c-21 0-26-3-29-15zM110 46l40 115h-79z">
            <text:p/>
          </draw:path>
          <draw:path draw:style-name="gr2" draw:text-style-name="P2" draw:layer="layout" svg:width="0.207cm" svg:height="0.24cm" svg:x="1.419cm" svg:y="5.09cm" svg:viewBox="0 0 208 241" svg:d="M68 130h59c43 0 81-29 81-64s-35-66-83-66h-125v11h9c27 0 27 4 27 16v187c0 13 0 16-27 16h-9v11c12-1 38-1 52-1s40 0 52 1v-11h-8c-27 0-28-3-28-16zM66 120v-95c0-11 1-14 18-14h31c56 0 56 37 56 55 0 16 0 54-56 54z">
            <text:p/>
          </draw:path>
          <draw:path draw:style-name="gr2" draw:text-style-name="P2" draw:layer="layout" svg:width="0.216cm" svg:height="0.24cm" svg:x="1.658cm" svg:y="5.09cm" svg:viewBox="0 0 217 241" svg:d="M66 112v-87c0-11 0-14 17-14h43c35 0 48 30 48 48 0 23-18 53-57 53zM149 115c34-7 58-29 58-56 0-30-32-59-78-59h-129v11h9c27 0 27 4 27 16v187c0 13 0 16-27 16h-9v11h138c48 0 79-31 79-65 0-30-29-57-68-61zM127 230h-44c-17 0-17-3-17-14v-97h66c35 0 50 33 50 57 0 25-19 54-55 54z">
            <text:p/>
          </draw:path>
          <draw:polygon draw:style-name="gr2" draw:text-style-name="P2" draw:layer="layout" svg:width="0.093cm" svg:height="0.02cm" svg:x="1.899cm" svg:y="5.245cm" svg:viewBox="0 0 94 21" draw:points="94,21 94,0 0,0 0,21">
            <text:p/>
          </draw:polygon>
          <draw:path draw:style-name="gr2" draw:text-style-name="P2" draw:layer="layout" svg:width="0.107cm" svg:height="0.24cm" svg:x="2.022cm" svg:y="5.09cm" svg:viewBox="0 0 108 241" svg:d="M70 27c0-12 1-16 29-16h9v-11c-12 1-40 1-54 1s-41 0-54-1v11h10c27 0 28 4 28 16v187c0 13-1 16-28 16h-10v11c13-1 40-1 54-1s42 0 54 1v-11h-9c-28 0-29-3-29-16z">
            <text:p/>
          </draw:path>
        </draw:g>
        <draw:g>
          <svg:title>TexMaths</svg:title>
          <svg:desc>10§latex§APB-\uppercase\expandafter{\romannumeral2}§svg§600§FALSE§</svg:desc>
          <draw:polygon draw:style-name="gr1" draw:text-style-name="P1" draw:layer="layout" svg:width="1.133cm" svg:height="0.24cm" svg:x="1.143cm" svg:y="2.551cm" svg:viewBox="0 0 1134 241" draw:points="567,241 0,241 0,0 1134,0 1134,241">
            <text:p/>
          </draw:polygon>
          <draw:path draw:style-name="gr2" draw:text-style-name="P2" draw:layer="layout" svg:width="0.241cm" svg:height="0.252cm" svg:x="1.154cm" svg:y="2.54cm" svg:viewBox="0 0 242 253" svg:d="M129 7c-2-5-3-7-8-7-6 0-7 2-8 7l-74 211c-6 18-20 23-39 24v11c8-1 23-2 36-2 11 0 30 1 41 2v-11c-18 0-27-9-27-19v-4l17-47h87l19 54c0 1 1 4 1 5 0 11-20 11-29 11v11c13-2 37-2 50-2 15 0 31 1 47 2v-11h-7c-21 0-26-3-29-15zM110 46l40 115h-79z">
            <text:p/>
          </draw:path>
          <draw:path draw:style-name="gr2" draw:text-style-name="P2" draw:layer="layout" svg:width="0.207cm" svg:height="0.24cm" svg:x="1.419cm" svg:y="2.551cm" svg:viewBox="0 0 208 241" svg:d="M68 130h59c43 0 81-29 81-64s-35-66-83-66h-125v11h9c27 0 27 4 27 16v187c0 13 0 16-27 16h-9v11c12-1 38-1 52-1s40 0 52 1v-11h-8c-27 0-28-3-28-16zM66 120v-95c0-11 1-14 18-14h31c56 0 56 37 56 55 0 16 0 54-56 54z">
            <text:p/>
          </draw:path>
          <draw:path draw:style-name="gr2" draw:text-style-name="P2" draw:layer="layout" svg:width="0.216cm" svg:height="0.24cm" svg:x="1.658cm" svg:y="2.551cm" svg:viewBox="0 0 217 241" svg:d="M66 112v-87c0-11 0-14 17-14h43c35 0 48 30 48 48 0 23-18 53-57 53zM149 115c34-7 58-29 58-56 0-30-32-59-78-59h-129v11h9c27 0 27 4 27 16v187c0 13 0 16-27 16h-9v11h138c48 0 79-31 79-65 0-30-29-57-68-61zM127 230h-44c-17 0-17-3-17-14v-97h66c35 0 50 33 50 57 0 25-19 54-55 54z">
            <text:p/>
          </draw:path>
          <draw:polygon draw:style-name="gr2" draw:text-style-name="P2" draw:layer="layout" svg:width="0.093cm" svg:height="0.02cm" svg:x="1.899cm" svg:y="2.706cm" svg:viewBox="0 0 94 21" draw:points="94,21 94,0 0,0 0,21">
            <text:p/>
          </draw:polygon>
          <draw:path draw:style-name="gr2" draw:text-style-name="P2" draw:layer="layout" svg:width="0.107cm" svg:height="0.24cm" svg:x="2.022cm" svg:y="2.551cm" svg:viewBox="0 0 108 241" svg:d="M70 27c0-12 1-16 29-16h9v-11c-12 1-40 1-54 1s-41 0-54-1v11h10c27 0 28 4 28 16v187c0 13-1 16-28 16h-10v11c13-1 40-1 54-1s42 0 54 1v-11h-9c-28 0-29-3-29-16z">
            <text:p/>
          </draw:path>
          <draw:path draw:style-name="gr2" draw:text-style-name="P2" draw:layer="layout" svg:width="0.107cm" svg:height="0.24cm" svg:x="2.159cm" svg:y="2.551cm" svg:viewBox="0 0 108 241" svg:d="M70 27c0-12 0-16 28-16h10v-11c-13 1-41 1-54 1-14 0-42 0-54-1v11h10c27 0 28 4 28 16v187c0 13-1 16-28 16h-10v11c12-1 40-1 54-1 13 0 41 0 54 1v-11h-10c-28 0-28-3-28-16z">
            <text:p/>
          </draw:path>
        </draw:g>
        <draw:g>
          <svg:title>TexMaths</svg:title>
          <svg:desc>10§latex§APB-\uppercase\expandafter{\romannumeral2}§svg§600§FALSE§</svg:desc>
          <draw:polygon draw:style-name="gr1" draw:text-style-name="P1" draw:layer="layout" svg:width="1.133cm" svg:height="0.24cm" svg:x="1.143cm" svg:y="4.582cm" svg:viewBox="0 0 1134 241" draw:points="567,241 0,241 0,0 1134,0 1134,241">
            <text:p/>
          </draw:polygon>
          <draw:path draw:style-name="gr2" draw:text-style-name="P2" draw:layer="layout" svg:width="0.241cm" svg:height="0.252cm" svg:x="1.154cm" svg:y="4.571cm" svg:viewBox="0 0 242 253" svg:d="M129 7c-2-5-3-7-8-7-6 0-7 2-8 7l-74 211c-6 18-20 23-39 24v11c8-1 23-2 36-2 11 0 30 1 41 2v-11c-18 0-27-9-27-19v-4l17-47h87l19 54c0 1 1 4 1 5 0 11-20 11-29 11v11c13-2 37-2 50-2 15 0 31 1 47 2v-11h-7c-21 0-26-3-29-15zM110 46l40 115h-79z">
            <text:p/>
          </draw:path>
          <draw:path draw:style-name="gr2" draw:text-style-name="P2" draw:layer="layout" svg:width="0.207cm" svg:height="0.24cm" svg:x="1.419cm" svg:y="4.582cm" svg:viewBox="0 0 208 241" svg:d="M68 130h59c43 0 81-29 81-64s-35-66-83-66h-125v11h9c27 0 27 4 27 16v187c0 13 0 16-27 16h-9v11c12-1 38-1 52-1s40 0 52 1v-11h-8c-27 0-28-3-28-16zM66 120v-95c0-11 1-14 18-14h31c56 0 56 37 56 55 0 16 0 54-56 54z">
            <text:p/>
          </draw:path>
          <draw:path draw:style-name="gr2" draw:text-style-name="P2" draw:layer="layout" svg:width="0.216cm" svg:height="0.24cm" svg:x="1.658cm" svg:y="4.582cm" svg:viewBox="0 0 217 241" svg:d="M66 112v-87c0-11 0-14 17-14h43c35 0 48 30 48 48 0 23-18 53-57 53zM149 115c34-7 58-29 58-56 0-30-32-59-78-59h-129v11h9c27 0 27 4 27 16v187c0 13 0 16-27 16h-9v11h138c48 0 79-31 79-65 0-30-29-57-68-61zM127 230h-44c-17 0-17-3-17-14v-97h66c35 0 50 33 50 57 0 25-19 54-55 54z">
            <text:p/>
          </draw:path>
          <draw:polygon draw:style-name="gr2" draw:text-style-name="P2" draw:layer="layout" svg:width="0.093cm" svg:height="0.02cm" svg:x="1.899cm" svg:y="4.737cm" svg:viewBox="0 0 94 21" draw:points="94,21 94,0 0,0 0,21">
            <text:p/>
          </draw:polygon>
          <draw:path draw:style-name="gr2" draw:text-style-name="P2" draw:layer="layout" svg:width="0.107cm" svg:height="0.24cm" svg:x="2.022cm" svg:y="4.582cm" svg:viewBox="0 0 108 241" svg:d="M70 27c0-12 1-16 29-16h9v-11c-12 1-40 1-54 1s-41 0-54-1v11h10c27 0 28 4 28 16v187c0 13-1 16-28 16h-10v11c13-1 40-1 54-1s42 0 54 1v-11h-9c-28 0-29-3-29-16z">
            <text:p/>
          </draw:path>
          <draw:path draw:style-name="gr2" draw:text-style-name="P2" draw:layer="layout" svg:width="0.107cm" svg:height="0.24cm" svg:x="2.159cm" svg:y="4.582cm" svg:viewBox="0 0 108 241" svg:d="M70 27c0-12 0-16 28-16h10v-11c-13 1-41 1-54 1-14 0-42 0-54-1v11h10c27 0 28 4 28 16v187c0 13-1 16-28 16h-10v11c12-1 40-1 54-1 13 0 41 0 54 1v-11h-10c-28 0-28-3-28-16z">
            <text:p/>
          </draw:path>
        </draw:g>
        <draw:g>
          <svg:title>TexMaths</svg:title>
          <svg:desc>10§latex§APB-\uppercase\expandafter{\romannumeral1}§svg§600§FALSE§</svg:desc>
          <draw:polygon draw:style-name="gr1" draw:text-style-name="P1" draw:layer="layout" svg:width="0.996cm" svg:height="0.24cm" svg:x="1.143cm" svg:y="6.232cm" svg:viewBox="0 0 997 241" draw:points="499,241 0,241 0,0 997,0 997,241">
            <text:p/>
          </draw:polygon>
          <draw:path draw:style-name="gr2" draw:text-style-name="P2" draw:layer="layout" svg:width="0.241cm" svg:height="0.252cm" svg:x="1.154cm" svg:y="6.221cm" svg:viewBox="0 0 242 253" svg:d="M129 7c-2-5-3-7-8-7-6 0-7 2-8 7l-74 211c-6 18-20 23-39 24v11c8-1 23-2 36-2 11 0 30 1 41 2v-11c-18 0-27-9-27-19v-4l17-47h87l19 54c0 1 1 4 1 5 0 11-20 11-29 11v11c13-2 37-2 50-2 15 0 31 1 47 2v-11h-7c-21 0-26-3-29-15zM110 46l40 115h-79z">
            <text:p/>
          </draw:path>
          <draw:path draw:style-name="gr2" draw:text-style-name="P2" draw:layer="layout" svg:width="0.207cm" svg:height="0.24cm" svg:x="1.419cm" svg:y="6.232cm" svg:viewBox="0 0 208 241" svg:d="M68 130h59c43 0 81-29 81-64s-35-66-83-66h-125v11h9c27 0 27 4 27 16v187c0 13 0 16-27 16h-9v11c12-1 38-1 52-1s40 0 52 1v-11h-8c-27 0-28-3-28-16zM66 120v-95c0-11 1-14 18-14h31c56 0 56 37 56 55 0 16 0 54-56 54z">
            <text:p/>
          </draw:path>
          <draw:path draw:style-name="gr2" draw:text-style-name="P2" draw:layer="layout" svg:width="0.216cm" svg:height="0.24cm" svg:x="1.658cm" svg:y="6.232cm" svg:viewBox="0 0 217 241" svg:d="M66 112v-87c0-11 0-14 17-14h43c35 0 48 30 48 48 0 23-18 53-57 53zM149 115c34-7 58-29 58-56 0-30-32-59-78-59h-129v11h9c27 0 27 4 27 16v187c0 13 0 16-27 16h-9v11h138c48 0 79-31 79-65 0-30-29-57-68-61zM127 230h-44c-17 0-17-3-17-14v-97h66c35 0 50 33 50 57 0 25-19 54-55 54z">
            <text:p/>
          </draw:path>
          <draw:polygon draw:style-name="gr2" draw:text-style-name="P2" draw:layer="layout" svg:width="0.093cm" svg:height="0.02cm" svg:x="1.899cm" svg:y="6.387cm" svg:viewBox="0 0 94 21" draw:points="94,21 94,0 0,0 0,21">
            <text:p/>
          </draw:polygon>
          <draw:path draw:style-name="gr2" draw:text-style-name="P2" draw:layer="layout" svg:width="0.107cm" svg:height="0.24cm" svg:x="2.022cm" svg:y="6.232cm" svg:viewBox="0 0 108 241" svg:d="M70 27c0-12 1-16 29-16h9v-11c-12 1-40 1-54 1s-41 0-54-1v11h10c27 0 28 4 28 16v187c0 13-1 16-28 16h-10v11c13-1 40-1 54-1s42 0 54 1v-11h-9c-28 0-29-3-29-16z">
            <text:p/>
          </draw:path>
        </draw:g>
        <draw:line draw:style-name="gr8" draw:text-style-name="P6" draw:layer="layout" svg:x1="3.281cm" svg:y1="6.386cm" svg:x2="2.392cm" svg:y2="6.386cm">
          <text:p/>
        </draw:line>
        <draw:line draw:style-name="gr8" draw:text-style-name="P6" draw:layer="layout" svg:x1="3.281cm" svg:y1="5.878cm" svg:x2="2.392cm" svg:y2="5.878cm">
          <text:p/>
        </draw:line>
        <draw:line draw:style-name="gr8" draw:text-style-name="P6" draw:layer="layout" svg:x1="3.281cm" svg:y1="4.735cm" svg:x2="2.392cm" svg:y2="4.735cm">
          <text:p/>
        </draw:line>
        <draw:line draw:style-name="gr8" draw:text-style-name="P6" draw:layer="layout" svg:x1="3.281cm" svg:y1="3.846cm" svg:x2="2.392cm" svg:y2="3.846cm">
          <text:p/>
        </draw:line>
        <draw:line draw:style-name="gr8" draw:text-style-name="P6" draw:layer="layout" svg:x1="3.281cm" svg:y1="3.211cm" svg:x2="2.392cm" svg:y2="3.211cm">
          <text:p/>
        </draw:line>
        <draw:frame draw:style-name="gr9" draw:text-style-name="P7" draw:layer="layout" svg:width="0.68cm" svg:height="0.552cm" svg:x="3.302cm" svg:y="2.242cm">
          <draw:text-box>
            <text:p><text:span text:style-name="T1">a</text:span></text:p>
          </draw:text-box>
        </draw:frame>
        <draw:frame draw:style-name="gr9" draw:text-style-name="P7" draw:layer="layout" svg:width="0.68cm" svg:height="0.552cm" svg:x="3.302cm" svg:y="2.921cm">
          <draw:text-box>
            <text:p><text:span text:style-name="T1">h</text:span></text:p>
          </draw:text-box>
        </draw:frame>
        <draw:frame draw:style-name="gr9" draw:text-style-name="P7" draw:layer="layout" svg:width="0.68cm" svg:height="0.552cm" svg:x="3.302cm" svg:y="3.258cm">
          <draw:text-box>
            <text:p><text:span text:style-name="T1">g</text:span></text:p>
          </draw:text-box>
        </draw:frame>
        <draw:frame draw:style-name="gr10" draw:text-style-name="P7" draw:layer="layout" svg:width="0.591cm" svg:height="0.552cm" svg:x="3.347cm" svg:y="3.937cm">
          <draw:text-box>
            <text:p><text:span text:style-name="T1">f</text:span></text:p>
          </draw:text-box>
        </draw:frame>
        <draw:frame draw:style-name="gr9" draw:text-style-name="P7" draw:layer="layout" svg:width="0.68cm" svg:height="0.552cm" svg:x="3.302cm" svg:y="4.274cm">
          <draw:text-box>
            <text:p><text:span text:style-name="T1">e</text:span></text:p>
          </draw:text-box>
        </draw:frame>
        <draw:frame draw:style-name="gr9" draw:text-style-name="P7" draw:layer="layout" svg:width="0.68cm" svg:height="0.552cm" svg:x="3.302cm" svg:y="4.953cm">
          <draw:text-box>
            <text:p><text:span text:style-name="T1">d</text:span></text:p>
          </draw:text-box>
        </draw:frame>
        <draw:frame draw:style-name="gr11" draw:text-style-name="P7" draw:layer="layout" svg:width="0.663cm" svg:height="0.552cm" svg:x="3.311cm" svg:y="5.29cm">
          <draw:text-box>
            <text:p><text:span text:style-name="T1">c</text:span></text:p>
          </draw:text-box>
        </draw:frame>
        <draw:frame draw:style-name="gr9" draw:text-style-name="P7" draw:layer="layout" svg:width="0.68cm" svg:height="0.552cm" svg:x="3.302cm" svg:y="5.925cm">
          <draw:text-box>
            <text:p><text:span text:style-name="T1">b</text:span></text:p>
          </draw:text-box>
        </draw:frame>
        <draw:frame draw:style-name="gr9" draw:text-style-name="P7" draw:layer="layout" svg:width="0.68cm" svg:height="0.552cm" svg:x="3.302cm" svg:y="6.306cm">
          <draw:text-box>
            <text:p><text:span text:style-name="T1">a</text:span></text:p>
          </draw:text-box>
        </draw:frame>
        <draw:line draw:style-name="gr12" draw:text-style-name="P3" draw:layer="layout" svg:x1="6.314cm" svg:y1="6.855cm" svg:x2="5.969cm" svg:y2="7.44cm">
          <text:p/>
        </draw:line>
        <draw:line draw:style-name="gr12" draw:text-style-name="P3" draw:layer="layout" svg:x1="9.017cm" svg:y1="2.259cm" svg:x2="9.362cm" svg:y2="1.648cm">
          <text:p/>
        </draw:line>
        <draw:line draw:style-name="gr12" draw:text-style-name="P3" draw:layer="layout" svg:x1="6.223cm" svg:y1="2.233cm" svg:x2="5.878cm" svg:y2="1.648cm">
          <text:p/>
        </draw:line>
        <draw:line draw:style-name="gr12" draw:text-style-name="P3" draw:layer="layout" svg:x1="7.62cm" svg:y1="2.156cm" svg:x2="7.62cm" svg:y2="1.455cm">
          <text:p/>
        </draw:line>
        <draw:line draw:style-name="gr12" draw:text-style-name="P3" draw:layer="layout" svg:x1="9.677cm" svg:y1="3.395cm" svg:x2="10.286cm" svg:y2="3.045cm">
          <text:p/>
        </draw:line>
        <draw:line draw:style-name="gr12" draw:text-style-name="P3" draw:layer="layout" svg:x1="10.287cm" svg:y1="4.569cm" svg:x2="10.991cm" svg:y2="4.569cm">
          <text:p/>
        </draw:line>
        <draw:line draw:style-name="gr12" draw:text-style-name="P3" draw:layer="layout" svg:x1="9.906cm" svg:y1="5.669cm" svg:x2="10.515cm" svg:y2="6.02cm">
          <text:p/>
        </draw:line>
        <draw:g>
          <svg:title>TexMaths</svg:title>
          <svg:desc>9§display§a_3§svg§600§FALSE§</svg:desc>
          <draw:polygon draw:style-name="gr1" draw:text-style-name="P1" draw:layer="layout" svg:width="0.292cm" svg:height="0.184cm" svg:x="5.514cm" svg:y="1.288cm" svg:viewBox="0 0 293 185" draw:points="147,185 0,185 0,0 293,0 293,185">
            <text:p/>
          </draw:polygon>
          <draw:path draw:style-name="gr2" draw:text-style-name="P2" draw:layer="layout" svg:width="0.144cm" svg:height="0.144cm" svg:x="5.527cm" svg:y="1.284cm" svg:viewBox="0 0 145 145" svg:d="M106 20c-6-11-16-20-30-20-37 0-76 47-76 93 0 31 17 52 42 52 7 0 23-2 41-24 3 13 14 24 29 24 12 0 19-8 24-18 5-11 9-31 9-32 0-2-3-2-4-2-3 0-3 0-4 5-6 21-11 39-24 39-9 0-10-8-10-14 0-7 1-10 5-24 3-13 3-17 6-28l12-45c2-9 2-9 2-11 0-6-4-8-9-8-8 0-13 7-13 13zM85 103c-2 6-2 6-7 12-13 17-26 22-35 22-16 0-21-17-21-29 0-16 10-56 18-70 10-19 24-31 37-31 21 0 25 26 25 28s-1 4-1 5z">
            <text:p/>
          </draw:path>
          <draw:path draw:style-name="gr2" draw:text-style-name="P2" draw:layer="layout" svg:width="0.101cm" svg:height="0.152cm" svg:x="5.693cm" svg:y="1.324cm" svg:viewBox="0 0 102 153" svg:d="M49 74c17 0 29 12 29 36 0 27-16 35-28 35-9 0-29-2-39-15 11-1 13-8 13-12 0-7-5-12-12-12-6 0-12 3-12 12 0 22 23 35 50 35 31 0 52-21 52-43 0-17-14-35-38-41 23-8 32-25 32-38 0-18-21-31-46-31-24 0-43 12-43 30 0 8 4 12 12 12 6 0 11-5 11-12 0-6-5-10-11-11 8-10 23-12 31-12 10 0 24 5 24 24 0 9-4 20-9 26-8 9-13 10-25 10-6 0-6 0-7 1 0 0-2 0-2 3s2 3 6 3z">
            <text:p/>
          </draw:path>
        </draw:g>
        <draw:g>
          <svg:title>TexMaths</svg:title>
          <svg:desc>9§display§a_1§svg§600§FALSE§</svg:desc>
          <draw:polygon draw:style-name="gr1" draw:text-style-name="P1" draw:layer="layout" svg:width="0.292cm" svg:height="0.183cm" svg:x="5.716cm" svg:y="7.577cm" svg:viewBox="0 0 293 184" draw:points="147,184 0,184 0,0 293,0 293,184">
            <text:p/>
          </draw:polygon>
          <draw:path draw:style-name="gr2" draw:text-style-name="P2" draw:layer="layout" svg:width="0.144cm" svg:height="0.143cm" svg:x="5.729cm" svg:y="7.573cm" svg:viewBox="0 0 145 144" svg:d="M106 20c-6-11-16-20-30-20-37 0-76 47-76 93 0 30 17 51 42 51 7 0 23-1 41-24 3 13 14 24 29 24 12 0 19-7 24-17 5-12 9-31 9-32 0-3-3-3-4-3-3 0-3 1-4 6-6 20-11 39-24 39-9 0-10-8-10-15s1-9 5-23c3-13 3-17 6-28l12-45c2-9 2-9 2-11 0-6-4-9-9-9-8 0-13 8-13 14zM85 103c-2 6-2 6-7 12-13 17-26 22-35 22-16 0-21-17-21-30 0-16 10-55 18-70 10-18 24-30 37-30 21 0 25 26 25 28s-1 4-1 5z">
            <text:p/>
          </draw:path>
          <draw:path draw:style-name="gr2" draw:text-style-name="P2" draw:layer="layout" svg:width="0.08cm" svg:height="0.147cm" svg:x="5.907cm" svg:y="7.613cm" svg:viewBox="0 0 81 148" svg:d="M50 6c0-6 0-6-6-6-15 14-35 14-44 14v8c5 0 20 0 32-6v114c0 7 0 10-22 10h-9v8c5 0 32-1 40-1 7 0 35 1 40 1v-8h-8c-23 0-23-3-23-10z">
            <text:p/>
          </draw:path>
        </draw:g>
        <draw:g>
          <svg:title>TexMaths</svg:title>
          <svg:desc>9§display§a_1§svg§600§FALSE§</svg:desc>
          <draw:polygon draw:style-name="gr1" draw:text-style-name="P1" draw:layer="layout" svg:width="0.292cm" svg:height="0.183cm" svg:x="11.035cm" svg:y="4.512cm" svg:viewBox="0 0 293 184" draw:points="147,184 0,184 0,0 293,0 293,184">
            <text:p/>
          </draw:polygon>
          <draw:path draw:style-name="gr2" draw:text-style-name="P2" draw:layer="layout" svg:width="0.144cm" svg:height="0.143cm" svg:x="11.048cm" svg:y="4.508cm" svg:viewBox="0 0 145 144" svg:d="M106 20c-6-11-16-20-30-20-37 0-76 47-76 93 0 30 17 51 42 51 7 0 23-1 41-24 3 13 14 24 29 24 12 0 19-7 24-17 5-12 9-31 9-32 0-3-3-3-4-3-3 0-3 1-4 6-6 20-11 39-24 39-9 0-10-8-10-15s1-9 5-23c3-13 3-17 6-28l12-45c2-9 2-9 2-11 0-6-4-9-9-9-8 0-13 8-13 14zM85 103c-2 6-2 6-7 12-13 17-26 22-35 22-16 0-21-17-21-30 0-16 10-55 18-70 10-18 24-30 37-30 21 0 25 26 25 28s-1 4-1 5z">
            <text:p/>
          </draw:path>
          <draw:path draw:style-name="gr2" draw:text-style-name="P2" draw:layer="layout" svg:width="0.08cm" svg:height="0.147cm" svg:x="11.226cm" svg:y="4.548cm" svg:viewBox="0 0 81 148" svg:d="M50 6c0-6 0-6-6-6-15 14-35 14-44 14v8c5 0 20 0 32-6v114c0 7 0 10-22 10h-9v8c5 0 32-1 40-1 7 0 35 1 40 1v-8h-8c-23 0-23-3-23-10z">
            <text:p/>
          </draw:path>
        </draw:g>
        <draw:g>
          <svg:title>TexMaths</svg:title>
          <svg:desc>9§latex§[ \overline{1} 0 1 0] §svg§600§FALSE§</svg:desc>
          <draw:polygon draw:style-name="gr1" draw:text-style-name="P1" draw:layer="layout" svg:width="0.913cm" svg:height="0.333cm" svg:x="7.112cm" svg:y="1.143cm" svg:viewBox="0 0 914 334" draw:points="457,334 0,334 0,0 914,0 914,334">
            <text:p/>
          </draw:polygon>
          <draw:polygon draw:style-name="gr2" draw:text-style-name="P2" draw:layer="layout" svg:width="0.043cm" svg:height="0.316cm" svg:x="7.149cm" svg:y="1.16cm" svg:viewBox="0 0 44 317" draw:points="44,317 44,304 13,304 13,13 44,13 44,0 0,0 0,317">
            <text:p/>
          </draw:polygon>
          <draw:polygon draw:style-name="gr2" draw:text-style-name="P2" draw:layer="layout" svg:width="0.158cm" svg:height="0.013cm" svg:x="7.305cm" svg:y="1.143cm" svg:viewBox="0 0 159 14" draw:points="79,14 0,14 0,0 159,0 159,14">
            <text:p/>
          </draw:polygon>
          <draw:path draw:style-name="gr2" draw:text-style-name="P2" draw:layer="layout" svg:width="0.104cm" svg:height="0.211cm" svg:x="7.334cm" svg:y="1.187cm" svg:viewBox="0 0 105 212" svg:d="M65 8c0-7 0-8-7-8-20 20-48 20-58 20v10c6 0 25 0 42-8v164c0 12-1 16-30 16h-10v10c11-2 39-2 51-2 13 0 41 0 52 2v-10h-10c-29 0-30-4-30-16z">
            <text:p/>
          </draw:path>
          <draw:path draw:style-name="gr2" draw:text-style-name="P2" draw:layer="layout" svg:width="0.133cm" svg:height="0.217cm" svg:x="7.475cm" svg:y="1.187cm" svg:viewBox="0 0 134 218" svg:d="M134 110c0-26-2-51-13-75-14-30-40-35-54-35-19 0-43 8-55 37-11 23-12 47-12 73 0 24 1 52 14 76 14 26 37 32 53 32 17 0 41-6 55-37 10-21 12-46 12-71zM67 212c-12 0-32-8-37-39-3-19-3-48-3-67 0-20 0-41 2-58 6-38 30-41 38-41 10 0 31 6 37 37 3 18 3 42 3 62 0 24 0 45-3 65-5 31-23 41-37 41z">
            <text:p/>
          </draw:path>
          <draw:path draw:style-name="gr2" draw:text-style-name="P2" draw:layer="layout" svg:width="0.104cm" svg:height="0.211cm" svg:x="7.65cm" svg:y="1.187cm" svg:viewBox="0 0 105 212" svg:d="M65 8c0-7 0-8-7-8-20 20-48 20-58 20v10c6 0 25 0 42-8v164c0 12-1 16-30 16h-10v10c11-2 39-2 51-2 13 0 41 0 52 2v-10h-10c-29 0-30-4-30-16z">
            <text:p/>
          </draw:path>
          <draw:path draw:style-name="gr2" draw:text-style-name="P2" draw:layer="layout" svg:width="0.133cm" svg:height="0.217cm" svg:x="7.792cm" svg:y="1.187cm" svg:viewBox="0 0 134 218" svg:d="M134 110c0-26-2-51-13-75-14-30-40-35-54-35-19 0-43 8-55 37-11 23-12 47-12 73 0 24 1 52 14 76 14 26 37 32 53 32 17 0 41-6 55-37 10-21 12-46 12-71zM67 212c-12 0-32-8-37-39-3-19-3-48-3-67 0-20 0-41 2-58 6-38 30-41 38-41 10 0 32 6 37 37 3 18 3 42 3 62 0 24 0 45-3 65-5 31-23 41-37 41z">
            <text:p/>
          </draw:path>
          <draw:polygon draw:style-name="gr2" draw:text-style-name="P2" draw:layer="layout" svg:width="0.043cm" svg:height="0.316cm" svg:x="7.945cm" svg:y="1.16cm" svg:viewBox="0 0 44 317" draw:points="44,0 0,0 0,13 31,13 31,304 0,304 0,317 44,317">
            <text:p/>
          </draw:polygon>
        </draw:g>
        <draw:g>
          <svg:title>TexMaths</svg:title>
          <svg:desc>9§latex§[2\overline{1} 1 0] §svg§600§FALSE§</svg:desc>
          <draw:polygon draw:style-name="gr1" draw:text-style-name="P1" draw:layer="layout" svg:width="0.808cm" svg:height="0.333cm" svg:x="8.993cm" svg:y="1.143cm" svg:viewBox="0 0 809 334" draw:points="405,334 0,334 0,0 809,0 809,334">
            <text:p/>
          </draw:polygon>
          <draw:polygon draw:style-name="gr2" draw:text-style-name="P2" draw:layer="layout" svg:width="0.043cm" svg:height="0.316cm" svg:x="9.03cm" svg:y="1.16cm" svg:viewBox="0 0 44 317" draw:points="44,317 44,304 13,304 13,13 44,13 44,0 0,0 0,317">
            <text:p/>
          </draw:polygon>
          <draw:path draw:style-name="gr2" draw:text-style-name="P2" draw:layer="layout" svg:width="0.126cm" svg:height="0.211cm" svg:x="9.097cm" svg:y="1.187cm" svg:viewBox="0 0 127 212" svg:d="M24 187l34-33c50-44 69-60 69-92 0-37-28-62-67-62-36 0-60 30-60 58 0 17 16 17 17 17 5 0 16-4 16-17 0-8-6-16-16-16-3 0-3 0-5 0 7-20 25-32 43-32 29 0 43 25 43 52 0 25-16 50-33 70l-61 67c-4 4-4 5-4 13h118l9-56h-8c-2 10-4 24-7 28-3 3-23 3-30 3z">
            <text:p/>
          </draw:path>
          <draw:polygon draw:style-name="gr2" draw:text-style-name="P2" draw:layer="layout" svg:width="0.158cm" svg:height="0.013cm" svg:x="9.239cm" svg:y="1.143cm" svg:viewBox="0 0 159 14" draw:points="79,14 0,14 0,0 159,0 159,14">
            <text:p/>
          </draw:polygon>
          <draw:path draw:style-name="gr2" draw:text-style-name="P2" draw:layer="layout" svg:width="0.104cm" svg:height="0.211cm" svg:x="9.267cm" svg:y="1.187cm" svg:viewBox="0 0 105 212" svg:d="M65 8c0-7 0-8-7-8-20 20-48 20-58 20v10c6 0 25 0 42-8v164c0 12-1 16-30 16h-10v10c11-2 39-2 51-2 13 0 41 0 52 2v-10h-10c-29 0-30-4-30-16z">
            <text:p/>
          </draw:path>
          <draw:path draw:style-name="gr2" draw:text-style-name="P2" draw:layer="layout" svg:width="0.104cm" svg:height="0.211cm" svg:x="9.425cm" svg:y="1.187cm" svg:viewBox="0 0 105 212" svg:d="M65 8c0-7 0-8-7-8-20 20-48 20-58 20v10c6 0 25 0 42-8v164c0 12-1 16-30 16h-10v10c11-2 39-2 51-2 13 0 41 0 52 2v-10h-10c-29 0-30-4-30-16z">
            <text:p/>
          </draw:path>
          <draw:path draw:style-name="gr2" draw:text-style-name="P2" draw:layer="layout" svg:width="0.133cm" svg:height="0.217cm" svg:x="9.567cm" svg:y="1.187cm" svg:viewBox="0 0 134 218" svg:d="M134 110c0-26-2-51-13-75-14-30-40-35-54-35-19 0-43 8-55 37-11 23-12 47-12 73 0 24 1 52 14 76 14 26 37 32 53 32 17 0 41-6 55-37 10-21 12-46 12-71zM67 212c-12 0-32-8-37-39-3-19-3-48-3-67 0-20 0-41 2-58 6-38 30-41 38-41 10 0 31 6 37 37 3 18 3 42 3 62 0 24 0 45-3 65-5 31-23 41-37 41z">
            <text:p/>
          </draw:path>
          <draw:polygon draw:style-name="gr2" draw:text-style-name="P2" draw:layer="layout" svg:width="0.043cm" svg:height="0.316cm" svg:x="9.72cm" svg:y="1.16cm" svg:viewBox="0 0 44 317" draw:points="44,0 0,0 0,13 31,13 31,304 0,304 0,317 44,317">
            <text:p/>
          </draw:polygon>
        </draw:g>
        <draw:g>
          <svg:title>TexMaths</svg:title>
          <svg:desc>9§latex§[ \overline{1} 1 0 0] §svg§600§FALSE§</svg:desc>
          <draw:polygon draw:style-name="gr1" draw:text-style-name="P1" draw:layer="layout" svg:width="0.913cm" svg:height="0.333cm" svg:x="10.541cm" svg:y="2.711cm" svg:viewBox="0 0 914 334" draw:points="457,334 0,334 0,0 914,0 914,334">
            <text:p/>
          </draw:polygon>
          <draw:polygon draw:style-name="gr2" draw:text-style-name="P2" draw:layer="layout" svg:width="0.043cm" svg:height="0.316cm" svg:x="10.578cm" svg:y="2.728cm" svg:viewBox="0 0 44 317" draw:points="44,317 44,304 13,304 13,13 44,13 44,0 0,0 0,317">
            <text:p/>
          </draw:polygon>
          <draw:polygon draw:style-name="gr2" draw:text-style-name="P2" draw:layer="layout" svg:width="0.158cm" svg:height="0.013cm" svg:x="10.734cm" svg:y="2.711cm" svg:viewBox="0 0 159 14" draw:points="79,14 0,14 0,0 159,0 159,14">
            <text:p/>
          </draw:polygon>
          <draw:path draw:style-name="gr2" draw:text-style-name="P2" draw:layer="layout" svg:width="0.104cm" svg:height="0.211cm" svg:x="10.763cm" svg:y="2.755cm" svg:viewBox="0 0 105 212" svg:d="M65 8c0-7 0-8-7-8-20 20-48 20-58 20v10c6 0 25 0 42-8v164c0 12-1 16-30 16h-10v10c11-2 39-2 51-2 13 0 41 0 52 2v-10h-10c-29 0-30-4-30-16z">
            <text:p/>
          </draw:path>
          <draw:path draw:style-name="gr2" draw:text-style-name="P2" draw:layer="layout" svg:width="0.104cm" svg:height="0.211cm" svg:x="10.92cm" svg:y="2.755cm" svg:viewBox="0 0 105 212" svg:d="M65 8c0-7 0-8-7-8-20 20-48 20-58 20v10c6 0 25 0 42-8v164c0 12-1 16-30 16h-10v10c11-2 39-2 51-2 13 0 41 0 52 2v-10h-10c-29 0-30-4-30-16z">
            <text:p/>
          </draw:path>
          <draw:path draw:style-name="gr2" draw:text-style-name="P2" draw:layer="layout" svg:width="0.133cm" svg:height="0.217cm" svg:x="11.063cm" svg:y="2.755cm" svg:viewBox="0 0 134 218" svg:d="M134 110c0-26-2-51-13-75-14-30-40-35-54-35-19 0-43 8-55 37-11 23-12 47-12 73 0 24 1 52 14 76 14 26 37 32 53 32 17 0 41-6 55-37 10-21 12-46 12-71zM67 212c-12 0-32-8-37-39-3-19-3-48-3-67 0-20 0-41 2-58 6-38 30-41 38-41 10 0 31 6 37 37 3 18 3 42 3 62 0 24 0 45-3 65-5 31-23 41-37 41z">
            <text:p/>
          </draw:path>
          <draw:path draw:style-name="gr2" draw:text-style-name="P2" draw:layer="layout" svg:width="0.133cm" svg:height="0.217cm" svg:x="11.221cm" svg:y="2.755cm" svg:viewBox="0 0 134 218" svg:d="M134 110c0-26-2-51-13-75-14-30-40-35-54-35-19 0-43 8-55 37-11 23-12 47-12 73 0 24 1 52 14 76 14 26 37 32 53 32 17 0 41-6 55-37 10-21 12-46 12-71zM67 212c-12 0-32-8-37-39-3-19-3-48-3-67 0-20 0-41 2-58 6-38 30-41 38-41 10 0 32 6 37 37 3 18 3 42 3 62 0 24 0 45-3 65-5 31-23 41-37 41z">
            <text:p/>
          </draw:path>
          <draw:polygon draw:style-name="gr2" draw:text-style-name="P2" draw:layer="layout" svg:width="0.043cm" svg:height="0.316cm" svg:x="11.374cm" svg:y="2.728cm" svg:viewBox="0 0 44 317" draw:points="44,0 0,0 0,13 31,13 31,304 0,304 0,317 44,317">
            <text:p/>
          </draw:polygon>
        </draw:g>
        <draw:g>
          <svg:title>TexMaths</svg:title>
          <svg:desc>9§latex§[ \overline{1} 2 \overline{1} 0] §svg§600§FALSE§</svg:desc>
          <draw:polygon draw:style-name="gr1" draw:text-style-name="P1" draw:layer="layout" svg:width="0.913cm" svg:height="0.333cm" svg:x="10.541cm" svg:y="3.934cm" svg:viewBox="0 0 914 334" draw:points="457,334 0,334 0,0 914,0 914,334">
            <text:p/>
          </draw:polygon>
          <draw:polygon draw:style-name="gr2" draw:text-style-name="P2" draw:layer="layout" svg:width="0.043cm" svg:height="0.316cm" svg:x="10.578cm" svg:y="3.951cm" svg:viewBox="0 0 44 317" draw:points="44,317 44,304 13,304 13,13 44,13 44,0 0,0 0,317">
            <text:p/>
          </draw:polygon>
          <draw:polygon draw:style-name="gr2" draw:text-style-name="P2" draw:layer="layout" svg:width="0.158cm" svg:height="0.013cm" svg:x="10.734cm" svg:y="3.934cm" svg:viewBox="0 0 159 14" draw:points="79,14 0,14 0,0 159,0 159,14">
            <text:p/>
          </draw:polygon>
          <draw:path draw:style-name="gr2" draw:text-style-name="P2" draw:layer="layout" svg:width="0.104cm" svg:height="0.211cm" svg:x="10.763cm" svg:y="3.978cm" svg:viewBox="0 0 105 212" svg:d="M65 8c0-7 0-8-7-8-20 20-48 20-58 20v10c6 0 25 0 42-8v164c0 12-1 16-30 16h-10v10c11-2 39-2 51-2 13 0 41 0 52 2v-10h-10c-29 0-30-4-30-16z">
            <text:p/>
          </draw:path>
          <draw:path draw:style-name="gr2" draw:text-style-name="P2" draw:layer="layout" svg:width="0.126cm" svg:height="0.211cm" svg:x="10.908cm" svg:y="3.978cm" svg:viewBox="0 0 127 212" svg:d="M24 187l34-33c50-44 69-60 69-92 0-37-28-62-67-62-36 0-60 30-60 58 0 17 16 17 17 17 5 0 16-4 16-17 0-8-6-16-16-16-3 0-3 0-5 0 7-20 25-32 43-32 29 0 43 25 43 52 0 25-16 50-33 70l-61 67c-4 4-4 5-4 13h118l9-56h-8c-2 10-4 24-7 28-3 3-23 3-30 3z">
            <text:p/>
          </draw:path>
          <draw:polygon draw:style-name="gr2" draw:text-style-name="P2" draw:layer="layout" svg:width="0.158cm" svg:height="0.013cm" svg:x="11.051cm" svg:y="3.934cm" svg:viewBox="0 0 159 14" draw:points="79,14 0,14 0,0 159,0 159,14">
            <text:p/>
          </draw:polygon>
          <draw:path draw:style-name="gr2" draw:text-style-name="P2" draw:layer="layout" svg:width="0.104cm" svg:height="0.211cm" svg:x="11.079cm" svg:y="3.978cm" svg:viewBox="0 0 105 212" svg:d="M65 8c0-7 0-8-7-8-20 20-48 20-58 20v10c6 0 25 0 42-8v164c0 12-1 16-30 16h-10v10c11-2 39-2 51-2 13 0 41 0 52 2v-10h-10c-29 0-30-4-30-16z">
            <text:p/>
          </draw:path>
          <draw:path draw:style-name="gr2" draw:text-style-name="P2" draw:layer="layout" svg:width="0.133cm" svg:height="0.217cm" svg:x="11.221cm" svg:y="3.978cm" svg:viewBox="0 0 134 218" svg:d="M134 110c0-26-2-51-13-75-14-30-40-35-54-35-19 0-43 8-55 37-11 23-12 47-12 73 0 24 1 52 14 76 14 26 37 32 53 32 17 0 41-6 55-37 10-21 12-46 12-71zM67 212c-12 0-32-8-37-39-3-19-3-48-3-67 0-20 0-41 2-58 6-38 30-41 38-41 10 0 32 6 37 37 3 18 3 42 3 62 0 24 0 45-3 65-5 31-23 41-37 41z">
            <text:p/>
          </draw:path>
          <draw:polygon draw:style-name="gr2" draw:text-style-name="P2" draw:layer="layout" svg:width="0.043cm" svg:height="0.316cm" svg:x="11.374cm" svg:y="3.951cm" svg:viewBox="0 0 44 317" draw:points="44,0 0,0 0,13 31,13 31,304 0,304 0,317 44,317">
            <text:p/>
          </draw:polygon>
        </draw:g>
        <draw:g>
          <svg:title>TexMaths</svg:title>
          <svg:desc>9§latex§[01\overline{1} 0] §svg§600§FALSE§</svg:desc>
          <draw:polygon draw:style-name="gr1" draw:text-style-name="P1" draw:layer="layout" svg:width="0.808cm" svg:height="0.333cm" svg:x="10.541cm" svg:y="5.886cm" svg:viewBox="0 0 809 334" draw:points="405,334 0,334 0,0 809,0 809,334">
            <text:p/>
          </draw:polygon>
          <draw:polygon draw:style-name="gr2" draw:text-style-name="P2" draw:layer="layout" svg:width="0.043cm" svg:height="0.316cm" svg:x="10.578cm" svg:y="5.903cm" svg:viewBox="0 0 44 317" draw:points="44,317 44,304 13,304 13,13 44,13 44,0 0,0 0,317">
            <text:p/>
          </draw:polygon>
          <draw:path draw:style-name="gr2" draw:text-style-name="P2" draw:layer="layout" svg:width="0.133cm" svg:height="0.217cm" svg:x="10.641cm" svg:y="5.93cm" svg:viewBox="0 0 134 218" svg:d="M134 110c0-26-2-51-13-75-14-30-40-35-54-35-19 0-43 8-55 37-11 23-12 47-12 73 0 24 1 52 14 76 14 26 37 32 53 32 17 0 41-6 55-37 10-21 12-46 12-71zM67 212c-12 0-32-8-37-39-3-19-3-48-3-67 0-20 0-41 2-58 6-38 30-41 38-41 10 0 31 6 37 37 3 18 3 42 3 62 0 24 0 45-3 65-5 31-23 41-37 41z">
            <text:p/>
          </draw:path>
          <draw:path draw:style-name="gr2" draw:text-style-name="P2" draw:layer="layout" svg:width="0.104cm" svg:height="0.211cm" svg:x="10.815cm" svg:y="5.93cm" svg:viewBox="0 0 105 212" svg:d="M65 8c0-7 0-8-7-8-20 20-48 20-58 20v10c6 0 25 0 42-8v164c0 12-1 16-30 16h-10v10c11-2 39-2 51-2 13 0 41 0 52 2v-10h-10c-29 0-30-4-30-16z">
            <text:p/>
          </draw:path>
          <draw:polygon draw:style-name="gr2" draw:text-style-name="P2" draw:layer="layout" svg:width="0.158cm" svg:height="0.013cm" svg:x="10.945cm" svg:y="5.886cm" svg:viewBox="0 0 159 14" draw:points="79,14 0,14 0,0 159,0 159,14">
            <text:p/>
          </draw:polygon>
          <draw:path draw:style-name="gr2" draw:text-style-name="P2" draw:layer="layout" svg:width="0.104cm" svg:height="0.211cm" svg:x="10.973cm" svg:y="5.93cm" svg:viewBox="0 0 105 212" svg:d="M65 8c0-7 0-8-7-8-20 20-48 20-58 20v10c6 0 25 0 42-8v164c0 12-1 16-30 16h-10v10c11-2 39-2 51-2 13 0 41 0 52 2v-10h-10c-29 0-30-4-30-16z">
            <text:p/>
          </draw:path>
          <draw:path draw:style-name="gr2" draw:text-style-name="P2" draw:layer="layout" svg:width="0.133cm" svg:height="0.217cm" svg:x="11.115cm" svg:y="5.93cm" svg:viewBox="0 0 134 218" svg:d="M134 110c0-26-2-51-13-75-14-30-40-35-54-35-19 0-43 8-55 37-11 23-12 47-12 73 0 24 1 52 14 76 14 26 37 32 53 32 17 0 41-6 55-37 10-21 12-46 12-71zM67 212c-12 0-32-8-37-39-3-19-3-48-3-67 0-20 0-41 2-58 6-38 30-41 38-41 10 0 31 6 37 37 3 18 3 42 3 62 0 24 0 45-3 65-5 31-23 41-37 41z">
            <text:p/>
          </draw:path>
          <draw:polygon draw:style-name="gr2" draw:text-style-name="P2" draw:layer="layout" svg:width="0.043cm" svg:height="0.316cm" svg:x="11.268cm" svg:y="5.903cm" svg:viewBox="0 0 44 317" draw:points="44,0 0,0 0,13 31,13 31,304 0,304 0,317 44,317">
            <text:p/>
          </draw:polygon>
        </draw:g>
        <draw:line draw:style-name="gr13" draw:text-style-name="P6" draw:layer="layout" svg:x1="3.302cm" svg:y1="2.667cm" svg:x2="2.413cm" svg:y2="2.667cm">
          <text:p/>
        </draw:line>
        <draw:line draw:style-name="gr14" draw:text-style-name="P3" draw:layer="layout" svg:x1="7.62cm" svg:y1="4.533cm" svg:x2="8.763cm" svg:y2="4.533cm">
          <text:p/>
        </draw:line>
        <draw:g>
          <svg:title>TexMaths</svg:title>
          <svg:desc>9§latex§\textbf{\textit{b_A}}§svg§600§FALSE§</svg:desc>
          <draw:polygon draw:style-name="gr1" draw:text-style-name="P1" draw:layer="layout" svg:width="0.358cm" svg:height="0.267cm" svg:x="9.145cm" svg:y="4.699cm" svg:viewBox="0 0 359 268" draw:points="180,268 0,268 0,0 359,0 359,268">
            <text:p/>
          </draw:polygon>
          <draw:path draw:style-name="gr2" draw:text-style-name="P2" draw:layer="layout" svg:width="0.134cm" svg:height="0.222cm" svg:x="9.18cm" svg:y="4.699cm" svg:viewBox="0 0 135 223" svg:d="M72 11c0-2 1-4 1-5 0-7-6-6-10-6l-39 2c-4 0-10 0-10 10 0 5 5 5 8 5 4 0 10 0 13 1l-32 132c-3 11-3 19-3 23 0 38 27 50 50 50 54 0 85-54 85-95 0-39-26-52-51-52-14 0-26 6-31 10zM50 211c-20 0-20-20-20-25 0-11 2-19 7-38 3-12 5-20 8-29 2-9 2-9 5-13 8-10 21-18 33-18 7 0 18 4 18 23 0 17-11 56-15 65-11 32-30 35-36 35z">
            <text:p/>
          </draw:path>
          <draw:path draw:style-name="gr2" draw:text-style-name="P2" draw:layer="layout" svg:width="0.167cm" svg:height="0.157cm" svg:x="9.326cm" svg:y="4.809cm" svg:viewBox="0 0 168 158" svg:d="M33 132c-8 12-15 18-28 19-2 0-5 0-5 5 0 2 2 2 3 2 6 0 14 0 19 0 7 0 16 0 23 0 1 0 5 0 5-5 0-2-3-2-4-2-2 0-10-1-10-7 0-3 2-6 4-9l17-27h64l5 37c-1 2-2 6-15 6-3 0-6 0-6 5 0 0 1 2 4 2 6 0 22 0 28 0 4 0 9 0 13 0s9 0 13 0c2 0 5-1 5-4s-3-3-7-3c-13 0-14-2-14-8l-20-137c0-5 0-6-5-6-4 0-5 2-8 5zM63 100l46-73 10 73z">
            <text:p/>
          </draw:path>
        </draw:g>
        <draw:line draw:style-name="gr14" draw:text-style-name="P3" draw:layer="layout" svg:x1="7.62cm" svg:y1="4.541cm" svg:x2="8.382cm" svg:y2="4.9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7cm" fo:page-height="8.8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5T08:09:05.823203323</meta:creation-date>
    <dc:date>2018-09-15T14:41:11.813435704</dc:date>
    <meta:editing-duration>PT3H29M28S</meta:editing-duration>
    <meta:editing-cycles>7</meta:editing-cycles>
    <meta:generator>LibreOffice/6.0.3.2$Linux_X86_64 LibreOffice_project/00m0$Build-2</meta:generator>
    <meta:document-statistic meta:object-count="211"/>
  </office:meta>
</office:document-meta>
</file>